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1.93cm"/>
    </style:style>
    <style:style style:name="co3" style:family="table-column">
      <style:table-column-properties fo:break-before="auto" style:column-width="2.297cm"/>
    </style:style>
    <style:style style:name="co4" style:family="table-column">
      <style:table-column-properties fo:break-before="auto" style:column-width="3.806cm"/>
    </style:style>
    <style:style style:name="co5" style:family="table-column">
      <style:table-column-properties fo:break-before="auto" style:column-width="2.658cm"/>
    </style:style>
    <style:style style:name="co6" style:family="table-column">
      <style:table-column-properties fo:break-before="auto" style:column-width="0.524cm"/>
    </style:style>
    <style:style style:name="co7" style:family="table-column">
      <style:table-column-properties fo:break-before="auto" style:column-width="0.753cm"/>
    </style:style>
    <style:style style:name="co8" style:family="table-column">
      <style:table-column-properties fo:break-before="auto" style:column-width="4.001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855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order-bottom="none" fo:wrap-option="wrap" fo:border-left="0.002cm solid #000000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wrap-option="wrap" fo:border-left="0.002cm solid #000000" fo:border-right="none" fo:border-top="none"/>
    </style:style>
    <style:style style:name="ce5" style:family="table-cell" style:parent-style-name="Default">
      <style:table-cell-properties fo:border-bottom="0.002cm solid #000000" fo:wrap-option="wrap" fo:border-left="0.002cm solid #000000" fo:border-right="none" fo:border-top="none"/>
    </style:style>
    <style:style style:name="ce6" style:family="table-cell" style:parent-style-name="Default">
      <style:table-cell-properties fo:border-bottom="0.002cm solid #000000" fo:wrap-option="wrap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wrap-option="wrap" fo:border-left="none" fo:border-right="none" fo:border-top="0.002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d320" fo:wrap-option="wrap" fo:border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002cm solid #000000" fo:background-color="#ffd320" fo:wrap-option="wrap" fo:border-left="none" fo:border-right="none" fo:border-top="none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wrap-option="wrap" fo:border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3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>
      <style:table-cell-properties fo:wrap-option="wrap"/>
      <style:text-properties fo:font-style="italic" style:font-style-asian="italic" style:font-style-complex="italic"/>
    </style:style>
    <style:style style:name="ce15" style:family="table-cell" style:parent-style-name="Default">
      <style:table-cell-properties fo:border-bottom="0.002cm solid #000000" fo:border-left="none" fo:border-right="none" fo:border-top="none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002cm solid #000000" fo:border-top="0.002cm solid #000000"/>
    </style:style>
    <style:style style:name="ce18" style:family="table-cell" style:parent-style-name="Default">
      <style:table-cell-properties fo:border-bottom="none" fo:border-left="none" fo:border-right="0.002cm solid #000000" fo:border-top="none"/>
    </style:style>
    <style:style style:name="ce19" style:family="table-cell" style:parent-style-name="Default">
      <style:table-cell-properties fo:border-bottom="0.002cm solid #000000" fo:border-left="none" fo:border-right="0.002cm solid #000000" fo:border-top="none"/>
    </style:style>
    <style:style style:name="ce20" style:family="table-cell" style:parent-style-name="Default">
      <style:table-cell-properties fo:border-bottom="0.002cm solid #000000" fo:background-color="#ff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d320" fo:border="none"/>
      <style:text-properties style:font-name="Arial" fo:font-weight="normal" style:font-name-asian="Arial1" style:font-weight-asian="normal" style:font-name-complex="Tahoma" style:font-weight-complex="normal"/>
    </style:style>
    <style:style style:name="ce23" style:family="table-cell" style:parent-style-name="Default">
      <style:table-cell-properties fo:border-bottom="0.002cm solid #000000" fo:background-color="#ffd320" fo:border-left="none" fo:border-right="none" fo:border-top="none"/>
      <style:text-properties style:font-name="Arial" fo:font-weight="normal" style:font-name-asian="Arial1" style:font-weight-asian="normal" style:font-name-complex="Tahoma" style:font-weight-complex="normal"/>
    </style:style>
    <style:style style:name="ce2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order-bottom="0.002cm solid #000000" fo:background-color="#008080" fo:border-left="none" fo:border-right="none" fo:border-top="none"/>
    </style:style>
    <style:style style:name="ce29" style:family="table-cell" style:parent-style-name="Default">
      <style:table-cell-properties fo:border-bottom="none" fo:background-color="transparent" fo:border-left="none" fo:border-right="none" fo:border-top="0.002cm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-bottom="0.002cm solid #000000" fo:background-color="#ffcc99" fo:border-left="none" fo:border-right="none" fo:border-top="none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order-bottom="0.002cm solid #000000" fo:background-color="transparent" fo:border-left="none" fo:border-right="none" fo:border-top="none"/>
    </style:style>
    <style:style style:name="ce33" style:family="table-cell" style:parent-style-name="Default" style:data-style-name="N10">
      <style:table-cell-properties fo:background-color="#ffcc99"/>
      <style:text-properties fo:font-weight="normal" style:font-weight-asian="normal" style:font-weight-complex="normal"/>
    </style:style>
    <style:style style:name="ce34" style:family="table-cell" style:parent-style-name="Default" style:data-style-name="N10">
      <style:table-cell-properties fo:border-bottom="0.002cm solid #000000" fo:background-color="#ffcc99" fo:border-left="none" fo:border-right="none" fo:border-top="none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02cm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9966"/>
    </style:style>
    <style:style style:name="ce4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51" style:family="table-cell" style:parent-style-name="Default">
      <style:table-cell-properties fo:background-color="transparent"/>
      <style:text-properties fo:font-size="10pt" fo:font-style="italic" style:font-size-asian="10pt" style:font-style-asian="italic" style:font-size-complex="10pt" style:font-style-complex="italic"/>
    </style:style>
    <style:style style:name="ce52" style:family="table-cell" style:parent-style-name="Default">
      <style:table-cell-properties fo:border-bottom="0.002cm solid #000000" fo:background-color="transparent" fo:border-left="none" fo:border-right="none" fo:border-top="none"/>
      <style:text-properties fo:font-size="10pt" fo:font-style="italic" style:font-size-asian="10pt" style:font-style-asian="italic" style:font-size-complex="10pt" style:font-style-complex="italic"/>
    </style:style>
    <style:style style:name="ce53" style:family="table-cell" style:parent-style-name="Default">
      <style:table-cell-properties fo:border-bottom="none" fo:background-color="transparent" fo:border-left="none" fo:border-right="none" fo:border-top="0.002cm solid #000000"/>
      <style:text-properties fo:color="#0000ff" style:font-name="Arial" fo:font-size="10pt" fo:language="da" fo:country="DK" style:font-name-asian="Arial1" style:font-size-asian="10pt" style:font-name-complex="Tahoma" style:font-size-complex="10pt"/>
    </style:style>
    <style:style style:name="ce54" style:family="table-cell" style:parent-style-name="Default">
      <style:table-cell-properties fo:background-color="#ff8080"/>
      <style:text-properties fo:color="#0000ff" style:font-name="Arial" fo:font-size="10pt" fo:language="da" fo:country="DK" style:font-name-asian="Arial1" style:font-size-asian="10pt" style:font-name-complex="Tahoma" style:font-size-complex="10pt"/>
    </style:style>
    <style:style style:name="ce55" style:family="table-cell" style:parent-style-name="Default">
      <style:table-cell-properties fo:border-bottom="0.002cm solid #000000" fo:background-color="#ff8080" fo:border-left="none" fo:border-right="none" fo:border-top="none"/>
      <style:text-properties fo:color="#0000ff" style:font-name="Arial" fo:font-size="10pt" fo:language="da" fo:country="DK" style:font-name-asian="Arial1" style:font-size-asian="10pt" style:font-name-complex="Tahoma" style:font-size-complex="10pt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57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fo:font-size="10pt" style:font-size-asian="10pt" style:font-size-complex="10pt"/>
    </style:style>
    <style:style style:name="ce59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order-bottom="none" fo:background-color="transparent" fo:border-left="0.002cm solid #000000" fo:border-right="none" fo:border-top="none"/>
    </style:style>
    <style:style style:name="ce61" style:family="table-cell" style:parent-style-name="Default">
      <style:table-cell-properties fo:border-bottom="0.002cm solid #000000" fo:background-color="transparent" fo:border-left="0.002cm solid #000000" fo:border-right="none" fo:border-top="none"/>
    </style:style>
    <style:style style:name="ce62" style:family="table-cell" style:parent-style-name="Default">
      <style:table-cell-properties fo:border-bottom="none" fo:background-color="transparent" fo:border-left="0.002cm solid #000000" fo:border-right="none" fo:border-top="0.002cm solid #000000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transparent" fo:border-left="0.002cm solid #000000" fo:border-right="none" fo:border-top="none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ackground-color="transparent" fo:border-left="0.002cm solid #000000" fo:border-right="none" fo:border-top="none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order-bottom="none" fo:border-left="0.002cm solid #000000" fo:border-right="none" fo:border-top="none"/>
    </style:style>
    <style:style style:name="ce67" style:family="table-cell" style:parent-style-name="Default">
      <style:table-cell-properties fo:background-color="transparent" fo:border="none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transparent" fo:border="none"/>
    </style:style>
    <style:style style:name="ce69" style:family="table-cell" style:parent-style-name="Default">
      <style:table-cell-properties fo:background-color="#ffff00" fo:border="none"/>
    </style:style>
    <style:style style:name="ce70" style:family="table-cell" style:parent-style-name="Default">
      <style:table-cell-properties fo:border-bottom="0.002cm solid #000000" fo:background-color="#ffff00" fo:border-left="none" fo:border-right="none" fo:border-top="none"/>
    </style:style>
    <style:style style:name="ce71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6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0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</style:style>
    <style:style style:name="ce81" style:family="table-cell" style:parent-style-name="Default">
      <style:table-cell-properties fo:background-color="transparent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2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83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fo:border-bottom="none" fo:background-color="#ffff00" fo:border-left="0.002cm solid #000000" fo:border-right="none" fo:border-top="none"/>
    </style:style>
    <style:style style:name="ce85" style:family="table-cell" style:parent-style-name="Default">
      <style:table-cell-properties fo:border-bottom="0.002cm solid #000000" fo:background-color="#ffff00" fo:border-left="0.002cm solid #000000" fo:border-right="none" fo:border-top="none"/>
    </style:style>
    <style:style style:name="ce86" style:family="table-cell" style:parent-style-name="Default">
      <style:table-cell-properties fo:border-bottom="none" fo:background-color="#80808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87" style:family="table-cell" style:parent-style-name="Default">
      <style:table-cell-properties fo:border-bottom="none" fo:background-color="#808080" style:text-align-source="fix" style:repeat-content="false" fo:border-left="0.002cm solid #000000" fo:border-right="none" fo:border-top="none"/>
      <style:paragraph-properties fo:text-align="center" fo:margin-left="0cm"/>
    </style:style>
    <style:style style:name="ce88" style:family="table-cell" style:parent-style-name="Default">
      <style:table-cell-properties fo:border-bottom="0.002cm solid #000000" fo:background-color="#808080" style:text-align-source="fix" style:repeat-content="false" fo:border-left="0.002cm solid #000000" fo:border-right="none" fo:border-top="none"/>
      <style:paragraph-properties fo:text-align="center" fo:margin-left="0cm"/>
    </style:style>
    <style:style style:name="ce89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</style:style>
    <style:style style:name="ce90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91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</style:style>
    <style:style style:name="ce92" style:family="table-cell" style:parent-style-name="Default">
      <style:table-cell-properties fo:border-bottom="none" fo:background-color="#808080" style:text-align-source="fix" style:repeat-content="false" fo:border-left="none" fo:border-right="none" fo:border-top="0.002cm solid #000000"/>
      <style:paragraph-properties fo:text-align="center" fo:margin-left="0cm"/>
    </style:style>
    <style:style style:name="ce93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</style:style>
    <style:style style:name="ce94" style:family="table-cell" style:parent-style-name="Default">
      <style:table-cell-properties fo:border-bottom="0.002cm solid #000000" fo:background-color="#808080" style:text-align-source="fix" style:repeat-content="false" fo:border-left="none" fo:border-right="none" fo:border-top="none"/>
      <style:paragraph-properties fo:text-align="center" fo:margin-left="0cm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97" style:family="table-cell" style:parent-style-name="Default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</style:style>
    <style:style style:name="ce98" style:family="table-cell" style:parent-style-name="Default">
      <style:table-cell-properties fo:background-color="transparent"/>
      <style:text-properties fo:font-style="italic" fo:font-weight="normal" style:font-style-asian="italic" style:font-weight-asian="normal" style:font-style-complex="italic" style:font-weight-complex="normal"/>
    </style:style>
    <style:style style:name="ce99" style:family="table-cell" style:parent-style-name="Default">
      <style:table-cell-properties fo:border-bottom="none" fo:background-color="transparent" fo:border-left="none" fo:border-right="none" fo:border-top="0.002cm solid #000000"/>
    </style:style>
    <style:style style:name="ce100" style:family="table-cell" style:parent-style-name="Default">
      <style:table-cell-properties fo:border-bottom="none" fo:border-left="none" fo:border-right="none" fo:border-top="0.002cm solid #000000"/>
    </style:style>
    <style:style style:name="ce101" style:family="table-cell" style:parent-style-name="Default">
      <style:table-cell-properties fo:border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roducts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Default"/>
        <table:table-column table:style-name="co2" table:number-columns-repeated="2" table:default-cell-style-name="ce27"/>
        <table:table-column table:style-name="co3" table:default-cell-style-name="ce36"/>
        <table:table-column table:style-name="co4" table:default-cell-style-name="ce27"/>
        <table:table-column table:style-name="co5" table:default-cell-style-name="ce50"/>
        <table:table-column table:style-name="co6" table:default-cell-style-name="ce56"/>
        <table:table-column table:style-name="co7" table:default-cell-style-name="ce60"/>
        <table:table-column table:style-name="co8" table:number-columns-repeated="2" table:default-cell-style-name="ce68"/>
        <table:table-column table:style-name="co8" table:number-columns-repeated="42" table:default-cell-style-name="ce27"/>
        <table:table-column table:style-name="co8" table:default-cell-style-name="ce60"/>
        <table:table-column table:style-name="co8" table:number-columns-repeated="17" table:default-cell-style-name="ce27"/>
        <table:table-column table:style-name="co8" table:number-columns-repeated="2" table:default-cell-style-name="Default"/>
        <table:table-column table:style-name="co8" table:number-columns-repeated="26" table:default-cell-style-name="ce27"/>
        <table:table-column table:style-name="co9" table:default-cell-style-name="ce27"/>
        <table:table-column table:style-name="co9" table:number-columns-repeated="909" table:default-cell-style-name="Default"/>
        <table:table-row table:style-name="ro1">
          <table:table-cell table:style-name="ce1" office:value-type="string">
            <text:p>Product</text:p>
          </table:table-cell>
          <table:table-cell table:style-name="ce16" table:number-columns-repeated="2"/>
          <table:table-cell table:style-name="ce26" table:number-columns-repeated="2"/>
          <table:table-cell table:style-name="ce35"/>
          <table:table-cell table:style-name="ce26" office:value-type="string">
            <text:p>URL</text:p>
          </table:table-cell>
          <table:table-cell table:style-name="ce49" office:value-type="string">
            <text:p>LINK</text:p>
          </table:table-cell>
          <table:table-cell office:value-type="string">
            <text:p>|</text:p>
          </table:table-cell>
          <table:table-cell table:style-name="ce59" office:value-type="string">
            <text:p>Composite Designs (Complete units)</text:p>
          </table:table-cell>
          <table:table-cell table:style-name="ce67" table:number-columns-repeated="2"/>
          <table:table-cell table:style-name="ce26" table:number-columns-repeated="19"/>
          <table:table-cell table:style-name="ce83"/>
          <table:table-cell table:number-columns-repeated="18"/>
          <table:table-cell table:style-name="ce59"/>
          <table:table-cell table:number-columns-repeated="3"/>
          <table:table-cell table:style-name="ce59" office:value-type="string">
            <text:p>Internal Products (typically PCBs w/components)</text:p>
          </table:table-cell>
          <table:table-cell table:style-name="ce26" table:number-columns-repeated="17"/>
          <table:table-cell table:number-columns-repeated="2"/>
          <table:table-cell table:style-name="ce26" table:number-columns-repeated="26"/>
          <table:table-cell table:number-columns-repeated="910"/>
        </table:table-row>
        <table:table-row table:style-name="ro2">
          <table:table-cell table:style-name="ce1" office:value-type="string">
            <text:p>Product code</text:p>
          </table:table-cell>
          <table:table-cell table:number-columns-repeated="7"/>
          <table:table-cell office:value-type="string">
            <text:p>|</text:p>
          </table:table-cell>
          <table:table-cell/>
          <table:table-cell table:style-name="ce45" office:value-type="string">
            <text:p>C10</text:p>
          </table:table-cell>
          <table:table-cell table:style-name="ce45" office:value-type="string">
            <text:p>C30</text:p>
          </table:table-cell>
          <table:table-cell table:style-name="ce26" office:value-type="string">
            <text:p>+T </text:p>
          </table:table-cell>
          <table:table-cell table:style-name="ce26" office:value-type="string">
            <text:p>C51</text:p>
          </table:table-cell>
          <table:table-cell table:style-name="ce26" office:value-type="string">
            <text:p>+Es</text:p>
          </table:table-cell>
          <table:table-cell table:style-name="ce26" office:value-type="string">
            <text:p>+Ed</text:p>
          </table:table-cell>
          <table:table-cell table:style-name="ce26" office:value-type="string">
            <text:p>C101</text:p>
          </table:table-cell>
          <table:table-cell table:style-name="ce26" office:value-type="string">
            <text:p>+Es</text:p>
          </table:table-cell>
          <table:table-cell table:style-name="ce26" office:value-type="string">
            <text:p>+Ed</text:p>
          </table:table-cell>
          <table:table-cell table:style-name="ce26" office:value-type="string">
            <text:p>+T </text:p>
          </table:table-cell>
          <table:table-cell table:style-name="ce26" office:value-type="string">
            <text:p>+D</text:p>
          </table:table-cell>
          <table:table-cell table:style-name="ce26" office:value-type="string">
            <text:p>+S </text:p>
          </table:table-cell>
          <table:table-cell table:style-name="ce26"/>
          <table:table-cell table:style-name="ce26" office:value-type="string">
            <text:p>C201</text:p>
          </table:table-cell>
          <table:table-cell table:style-name="ce26" office:value-type="string">
            <text:p>+T </text:p>
          </table:table-cell>
          <table:table-cell table:style-name="ce26" office:value-type="string">
            <text:p>+X</text:p>
          </table:table-cell>
          <table:table-cell table:style-name="ce26" office:value-type="string">
            <text:p>+S</text:p>
          </table:table-cell>
          <table:table-cell table:style-name="ce26" office:value-type="string">
            <text:p>C250</text:p>
          </table:table-cell>
          <table:table-cell table:style-name="ce26" office:value-type="string">
            <text:p>+T </text:p>
          </table:table-cell>
          <table:table-cell table:style-name="ce81" office:value-type="string">
            <text:p>C330</text:p>
          </table:table-cell>
          <table:table-cell table:style-name="ce82"/>
          <table:table-cell table:number-columns-repeated="2"/>
          <table:table-cell table:style-name="ce26" table:number-columns-repeated="21"/>
          <table:table-cell table:number-columns-repeated="956"/>
        </table:table-row>
        <table:table-row table:style-name="ro2">
          <table:table-cell table:style-name="ce1" office:value-type="string">
            <text:p>Description</text:p>
          </table:table-cell>
          <table:table-cell table:number-columns-repeated="7"/>
          <table:table-cell office:value-type="string">
            <text:p>|</text:p>
          </table:table-cell>
          <table:table-cell/>
          <table:table-cell table:style-name="ce45" office:value-type="string">
            <text:p>Remote</text:p>
          </table:table-cell>
          <table:table-cell table:style-name="ce45" office:value-type="string">
            <text:p>Pocket Controller</text:p>
          </table:table-cell>
          <table:table-cell table:style-name="ce26" office:value-type="string">
            <text:p>+T-bar</text:p>
          </table:table-cell>
          <table:table-cell table:style-name="ce26" office:value-type="string">
            <text:p>Basic Controller</text:p>
          </table:table-cell>
          <table:table-cell table:style-name="ce26" office:value-type="string">
            <text:p>+Shallow Enclosure</text:p>
          </table:table-cell>
          <table:table-cell table:style-name="ce26" office:value-type="string">
            <text:p>+Desk Enclosure (includes Arduino)</text:p>
          </table:table-cell>
          <table:table-cell table:style-name="ce26" office:value-type="string">
            <text:p>Rack Controller</text:p>
          </table:table-cell>
          <table:table-cell table:style-name="ce26" office:value-type="string">
            <text:p>+Shallow Enclosure</text:p>
          </table:table-cell>
          <table:table-cell table:style-name="ce26" office:value-type="string">
            <text:p>+Desk Enclosure</text:p>
          </table:table-cell>
          <table:table-cell table:style-name="ce26" office:value-type="string">
            <text:p>+T-bar</text:p>
          </table:table-cell>
          <table:table-cell table:style-name="ce26" office:value-type="string">
            <text:p>+Display / Menu</text:p>
          </table:table-cell>
          <table:table-cell table:style-name="ce26" office:value-type="string">
            <text:p>+ SmartSwitch</text:p>
          </table:table-cell>
          <table:table-cell table:style-name="ce26"/>
          <table:table-cell table:style-name="ce26" office:value-type="string">
            <text:p>Desktop Controller</text:p>
          </table:table-cell>
          <table:table-cell table:style-name="ce26" office:value-type="string">
            <text:p>+T-bar Option</text:p>
          </table:table-cell>
          <table:table-cell table:style-name="ce26" office:value-type="string">
            <text:p>+Extra keys</text:p>
          </table:table-cell>
          <table:table-cell table:style-name="ce26" office:value-type="string">
            <text:p>+SmartSwitches</text:p>
          </table:table-cell>
          <table:table-cell table:style-name="ce26" office:value-type="string">
            <text:p>Touch Controller</text:p>
          </table:table-cell>
          <table:table-cell table:style-name="ce26" office:value-type="string">
            <text:p>+T-bar Option</text:p>
          </table:table-cell>
          <table:table-cell table:style-name="ce81" office:value-type="string">
            <text:p>3U Rack Controller</text:p>
          </table:table-cell>
          <table:table-cell table:style-name="ce82"/>
          <table:table-cell table:style-name="ce26" office:value-type="string">
            <text:p>Arduino Mega Kit</text:p>
          </table:table-cell>
          <table:table-cell table:style-name="ce26" office:value-type="string">
            <text:p>Arduino Ethernet Kit</text:p>
          </table:table-cell>
          <table:table-cell table:style-name="ce26" office:value-type="string">
            <text:p>TouchScreen control</text:p>
          </table:table-cell>
          <table:table-cell table:style-name="ce26" table:number-columns-repeated="20"/>
          <table:table-cell table:style-name="ce63" office:value-type="string">
            <text:p>Arduino Breakout Shield II</text:p>
          </table:table-cell>
          <table:table-cell table:style-name="ce26" office:value-type="string">
            <text:p>BI8 Board 2x4 (w/o buttons)</text:p>
          </table:table-cell>
          <table:table-cell table:style-name="ce26" office:value-type="string">
            <text:p>BI8 Board 1x8 (w/o buttons)</text:p>
          </table:table-cell>
          <table:table-cell table:style-name="ce26" office:value-type="string">
            <text:p>BI8 Board 1x8 slim (w/o buttons)</text:p>
          </table:table-cell>
          <table:table-cell table:style-name="ce26" office:value-type="string">
            <text:p>BI8 Board SE-C201 (w/o buttons)</text:p>
          </table:table-cell>
          <table:table-cell table:style-name="ce26" office:value-type="string">
            <text:p>BI8 Board SE-C330 (w/o buttons)</text:p>
          </table:table-cell>
          <table:table-cell table:style-name="ce26" office:value-type="string">
            <text:p>BI8 Board SE-C30 (w/o buttons)</text:p>
          </table:table-cell>
          <table:table-cell table:style-name="ce26"/>
          <table:table-cell table:style-name="ce26" office:value-type="string">
            <text:p>SmartSwitch board 1x4 (w/o buttons)</text:p>
          </table:table-cell>
          <table:table-cell table:style-name="ce26" office:value-type="string">
            <text:p>SmartSwitch board 1x2 (w/o buttons)</text:p>
          </table:table-cell>
          <table:table-cell table:style-name="ce26" office:value-type="string">
            <text:p>SmartSwitch board 4x1 (w/o buttons)</text:p>
          </table:table-cell>
          <table:table-cell table:style-name="ce26" office:value-type="string">
            <text:p>SmartSwitch board 2x1 (w/o buttons)</text:p>
          </table:table-cell>
          <table:table-cell table:style-name="ce26" office:value-type="string">
            <text:p>SmartSwitch board LK (w/o buttons)</text:p>
          </table:table-cell>
          <table:table-cell table:style-name="ce26" office:value-type="string">
            <text:p>Linear Slider Board</text:p>
          </table:table-cell>
          <table:table-cell table:style-name="ce26" office:value-type="string">
            <text:p>Linear Slider Slim Board</text:p>
          </table:table-cell>
          <table:table-cell table:style-name="ce26" office:value-type="string">
            <text:p>Linear Slider, Carrier</text:p>
          </table:table-cell>
          <table:table-cell table:style-name="ce26" office:value-type="string">
            <text:p>Rotary Encoder Board</text:p>
          </table:table-cell>
          <table:table-cell table:style-name="ce26" office:value-type="string">
            <text:p>Rotary Encoder, Carrier</text:p>
          </table:table-cell>
          <table:table-cell table:style-name="ce16" office:value-type="string">
            <text:p>Tiny BO boards (T-bar)</text:p>
          </table:table-cell>
          <table:table-cell table:style-name="ce16" office:value-type="string">
            <text:p>Tiny BO boards (Display)</text:p>
          </table:table-cell>
          <table:table-cell table:style-name="ce97" office:value-type="string">
            <text:p>2x8 GPIO Board</text:p>
          </table:table-cell>
          <table:table-cell table:style-name="ce97" office:value-type="string">
            <text:p>ATEM GPI-Tally Breakout Board</text:p>
          </table:table-cell>
          <table:table-cell table:style-name="ce97" office:value-type="string">
            <text:p>Broadcast Buttons Board</text:p>
          </table:table-cell>
          <table:table-cell table:style-name="ce98" office:value-type="string">
            <text:p>Tally Shield</text:p>
          </table:table-cell>
          <table:table-cell table:style-name="ce98" office:value-type="string">
            <text:p>Tally Lamp</text:p>
          </table:table-cell>
          <table:table-cell table:style-name="ce26" office:value-type="string">
            <text:p>Pocket Controller (OBSOLETE)</text:p>
          </table:table-cell>
          <table:table-cell table:style-name="ce26" office:value-type="string">
            <text:p>TouchConnector</text:p>
          </table:table-cell>
          <table:table-cell table:style-name="ce26" office:value-type="string">
            <text:p>Touch Menu Board</text:p>
          </table:table-cell>
          <table:table-cell table:style-name="ce26" office:value-type="string">
            <text:p>Tally Board</text:p>
          </table:table-cell>
          <table:table-cell table:style-name="ce26" office:value-type="string">
            <text:p>Skaarhoj VU board</text:p>
          </table:table-cell>
          <table:table-cell table:style-name="ce26" office:value-type="string">
            <text:p>Power Board</text:p>
          </table:table-cell>
          <table:table-cell table:style-name="ce26" office:value-type="string">
            <text:p>ThumbJoyStick</text:p>
          </table:table-cell>
          <table:table-cell table:style-name="ce26" table:number-columns-repeated="4"/>
          <table:table-cell table:style-name="ce98" table:number-columns-repeated="6"/>
          <table:table-cell table:style-name="ce26" table:number-columns-repeated="4"/>
          <table:table-cell table:number-columns-repeated="910"/>
        </table:table-row>
        <table:table-row table:style-name="ro3">
          <table:table-cell table:number-columns-repeated="8"/>
          <table:table-cell office:value-type="string">
            <text:p>|</text:p>
          </table:table-cell>
          <table:table-cell table:number-columns-repeated="22"/>
          <table:table-cell table:style-name="ce48" table:number-columns-repeated="23"/>
          <table:table-cell table:number-columns-repeated="956"/>
        </table:table-row>
        <table:table-row table:style-name="ro3">
          <table:table-cell table:style-name="ce3"/>
          <table:table-cell table:style-name="ce17"/>
          <table:table-cell table:number-columns-repeated="29"/>
          <table:table-cell table:style-name="ce48" table:number-columns-repeated="23"/>
          <table:table-cell table:number-columns-repeated="956"/>
        </table:table-row>
        <table:table-row table:style-name="ro3">
          <table:table-cell table:style-name="ce4"/>
          <table:table-cell table:style-name="ce18"/>
          <table:table-cell table:number-columns-repeated="5"/>
          <table:table-cell table:style-name="ce51"/>
          <table:table-cell table:number-columns-repeated="2"/>
          <table:table-cell table:style-name="ce69" table:number-columns-repeated="44"/>
          <table:table-cell table:style-name="ce84"/>
          <table:table-cell table:style-name="ce69" table:number-columns-repeated="45"/>
          <table:table-cell table:number-columns-repeated="910"/>
        </table:table-row>
        <table:table-row table:style-name="ro3">
          <table:table-cell table:style-name="ce5"/>
          <table:table-cell table:style-name="ce19"/>
          <table:table-cell table:number-columns-repeated="5"/>
          <table:table-cell table:style-name="ce51"/>
          <table:table-cell table:number-columns-repeated="2"/>
          <table:table-cell table:style-name="ce69" table:number-columns-repeated="44"/>
          <table:table-cell table:style-name="ce84"/>
          <table:table-cell table:style-name="ce69" table:number-columns-repeated="45"/>
          <table:table-cell table:number-columns-repeated="910"/>
        </table:table-row>
        <table:table-row table:style-name="ro3">
          <table:table-cell table:style-name="ce6"/>
          <table:table-cell table:style-name="ce20" table:number-columns-repeated="2"/>
          <table:table-cell table:style-name="ce28"/>
          <table:table-cell table:style-name="ce32"/>
          <table:table-cell table:style-name="ce37"/>
          <table:table-cell table:style-name="ce32"/>
          <table:table-cell table:style-name="ce52"/>
          <table:table-cell table:style-name="ce57"/>
          <table:table-cell table:style-name="ce61"/>
          <table:table-cell table:style-name="ce70" table:number-columns-repeated="44"/>
          <table:table-cell table:style-name="ce85"/>
          <table:table-cell table:style-name="ce70" table:number-columns-repeated="45"/>
          <table:table-cell table:style-name="ce32"/>
          <table:table-cell table:style-name="ce15" table:number-columns-repeated="909"/>
        </table:table-row>
        <table:table-row table:style-name="ro2">
          <table:table-cell table:style-name="ce7" office:value-type="string">
            <text:p>Internal Products:</text:p>
          </table:table-cell>
          <table:table-cell table:style-name="ce21" table:number-columns-repeated="2"/>
          <table:table-cell table:style-name="ce29" table:number-columns-repeated="2"/>
          <table:table-cell table:style-name="ce38"/>
          <table:table-cell table:style-name="ce29"/>
          <table:table-cell table:style-name="ce53" table:formula="of:=IF(MID([.G9];1;4)=&quot;http&quot;;HYPERLINK([.G9]);&quot;&quot;)">
            <text:p/>
          </table:table-cell>
          <table:table-cell table:style-name="ce58" office:value-type="string">
            <text:p>|</text:p>
          </table:table-cell>
          <table:table-cell table:style-name="ce62"/>
          <table:table-cell table:style-name="ce71" table:number-columns-repeated="3"/>
          <table:table-cell table:style-name="ce80" table:number-columns-repeated="41"/>
          <table:table-cell table:style-name="ce86"/>
          <table:table-cell table:style-name="ce92" table:number-columns-repeated="45"/>
          <table:table-cell table:style-name="ce99"/>
          <table:table-cell table:style-name="ce100" table:number-columns-repeated="909"/>
        </table:table-row>
        <table:table-row table:style-name="ro2">
          <table:table-cell table:style-name="ce8" table:formula="of:=INDIRECT(ADDRESS(3;COLUMN([.BC2])+ROW([.A10])-10;4)) &amp; &quot;&quot;" office:value-type="string" office:string-value="Arduino Breakout Shield II">
            <text:p>Arduino Breakout Shield II</text:p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10];1;4)=&quot;http&quot;;HYPERLINK([.G10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2" office:value-type="float" office:value="1">
            <text:p>1</text:p>
          </table:table-cell>
          <table:table-cell table:style-name="ce73" table:number-columns-repeated="2"/>
          <table:table-cell table:style-name="ce75" office:value-type="float" office:value="1">
            <text:p>1</text:p>
          </table:table-cell>
          <table:table-cell table:style-name="ce75" table:number-columns-repeated="2"/>
          <table:table-cell table:style-name="ce75" office:value-type="float" office:value="1">
            <text:p>1</text:p>
          </table:table-cell>
          <table:table-cell table:style-name="ce75" table:number-columns-repeated="10"/>
          <table:table-cell table:style-name="ce75" office:value-type="float" office:value="1">
            <text:p>1</text:p>
          </table:table-cell>
          <table:table-cell table:style-name="ce75" table:number-columns-repeated="5"/>
          <table:table-cell table:style-name="ce75" office:value-type="float" office:value="1">
            <text:p>1</text:p>
          </table:table-cell>
          <table:table-cell table:style-name="ce75" table:number-columns-repeated="20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2">
          <table:table-cell table:style-name="ce8" table:formula="of:=INDIRECT(ADDRESS(3;COLUMN([.BC3])+ROW([.A11])-10;4)) &amp; &quot;&quot;" office:value-type="string" office:string-value="BI8 Board 2x4 (w/o buttons)">
            <text:p>BI8 Board 2x4 (w/o buttons)</text:p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11];1;4)=&quot;http&quot;;HYPERLINK([.G11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2" office:value-type="float" office:value="1">
            <text:p>1</text:p>
          </table:table-cell>
          <table:table-cell table:style-name="ce73" table:number-columns-repeated="2"/>
          <table:table-cell table:style-name="ce75" office:value-type="float" office:value="2">
            <text:p>2</text:p>
          </table:table-cell>
          <table:table-cell table:style-name="ce75" table:number-columns-repeated="2"/>
          <table:table-cell table:style-name="ce75" office:value-type="float" office:value="2">
            <text:p>2</text:p>
          </table:table-cell>
          <table:table-cell table:style-name="ce75" table:number-columns-repeated="37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2">
          <table:table-cell table:style-name="ce8" table:formula="of:=INDIRECT(ADDRESS(3;COLUMN([.BC4])+ROW([.A12])-10;4)) &amp; &quot;&quot;" office:value-type="string" office:string-value="BI8 Board 1x8 (w/o buttons)">
            <text:p>BI8 Board 1x8 (w/o buttons)</text:p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12];1;4)=&quot;http&quot;;HYPERLINK([.G12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2"/>
          <table:table-cell table:style-name="ce73" table:number-columns-repeated="2"/>
          <table:table-cell table:style-name="ce75" table:number-columns-repeated="41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2">
          <table:table-cell table:style-name="ce8" table:formula="of:=INDIRECT(ADDRESS(3;COLUMN([.BC5])+ROW([.A13])-10;4)) &amp; &quot;&quot;" office:value-type="string" office:string-value="BI8 Board 1x8 slim (w/o buttons)">
            <text:p>BI8 Board 1x8 slim (w/o buttons)</text:p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13];1;4)=&quot;http&quot;;HYPERLINK([.G13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2"/>
          <table:table-cell table:style-name="ce73" table:number-columns-repeated="2"/>
          <table:table-cell table:style-name="ce75" table:number-columns-repeated="10"/>
          <table:table-cell table:style-name="ce75" office:value-type="float" office:value="2">
            <text:p>2</text:p>
          </table:table-cell>
          <table:table-cell table:style-name="ce75"/>
          <table:table-cell table:style-name="ce75" office:value-type="float" office:value="1">
            <text:p>1</text:p>
          </table:table-cell>
          <table:table-cell table:style-name="ce75" table:number-columns-repeated="3"/>
          <table:table-cell table:style-name="ce75" office:value-type="float" office:value="3">
            <text:p>3</text:p>
          </table:table-cell>
          <table:table-cell table:style-name="ce75" table:number-columns-repeated="24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2">
          <table:table-cell table:style-name="ce8" table:formula="of:=INDIRECT(ADDRESS(3;COLUMN([.BC6])+ROW([.A14])-10;4)) &amp; &quot;&quot;" office:value-type="string" office:string-value="BI8 Board SE-C201 (w/o buttons)">
            <text:p>BI8 Board SE-C201 (w/o buttons)</text:p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14];1;4)=&quot;http&quot;;HYPERLINK([.G14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2"/>
          <table:table-cell table:style-name="ce73" table:number-columns-repeated="2"/>
          <table:table-cell table:style-name="ce75" table:number-columns-repeated="10"/>
          <table:table-cell table:style-name="ce75" office:value-type="float" office:value="1">
            <text:p>1</text:p>
          </table:table-cell>
          <table:table-cell table:style-name="ce75" table:number-columns-repeated="30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2">
          <table:table-cell table:style-name="ce8" table:formula="of:=INDIRECT(ADDRESS(3;COLUMN([.BC7])+ROW([.A15])-10;4)) &amp; &quot;&quot;" office:value-type="string" office:string-value="BI8 Board SE-C330 (w/o buttons)">
            <text:p>BI8 Board SE-C330 (w/o buttons)</text:p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15];1;4)=&quot;http&quot;;HYPERLINK([.G15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2"/>
          <table:table-cell table:style-name="ce73" table:number-columns-repeated="2"/>
          <table:table-cell table:style-name="ce75" table:number-columns-repeated="16"/>
          <table:table-cell table:style-name="ce75" office:value-type="float" office:value="1">
            <text:p>1</text:p>
          </table:table-cell>
          <table:table-cell table:style-name="ce75" table:number-columns-repeated="24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2">
          <table:table-cell table:style-name="ce8" table:formula="of:=INDIRECT(ADDRESS(3;COLUMN([.BC8])+ROW([.A16])-10;4)) &amp; &quot;&quot;" office:value-type="string" office:string-value="BI8 Board SE-C30 (w/o buttons)">
            <text:p>BI8 Board SE-C30 (w/o buttons)</text:p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16];1;4)=&quot;http&quot;;HYPERLINK([.G16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2"/>
          <table:table-cell table:style-name="ce73" table:number-columns-repeated="2"/>
          <table:table-cell table:style-name="ce75" table:number-columns-repeated="41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3">
          <table:table-cell table:style-name="ce8" table:formula="of:=INDIRECT(ADDRESS(3;COLUMN([.BC9])+ROW([.A17])-10;4)) &amp; &quot;&quot;">
            <text:p/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17];1;4)=&quot;http&quot;;HYPERLINK([.G17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2"/>
          <table:table-cell table:style-name="ce73" table:number-columns-repeated="2"/>
          <table:table-cell table:style-name="ce75" table:number-columns-repeated="41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2">
          <table:table-cell table:style-name="ce8" table:formula="of:=INDIRECT(ADDRESS(3;COLUMN([.BC10])+ROW([.A18])-10;4)) &amp; &quot;&quot;" office:value-type="string" office:string-value="SmartSwitch board 1x4 (w/o buttons)">
            <text:p>SmartSwitch board 1x4 (w/o buttons)</text:p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18];1;4)=&quot;http&quot;;HYPERLINK([.G18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3" table:number-columns-repeated="3"/>
          <table:table-cell table:style-name="ce75" table:number-columns-repeated="8"/>
          <table:table-cell table:style-name="ce75" office:value-type="float" office:value="1">
            <text:p>1</text:p>
          </table:table-cell>
          <table:table-cell table:style-name="ce75" table:number-columns-repeated="32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2">
          <table:table-cell table:style-name="ce8" table:formula="of:=INDIRECT(ADDRESS(3;COLUMN([.BC11])+ROW([.A19])-10;4)) &amp; &quot;&quot;" office:value-type="string" office:string-value="SmartSwitch board 1x2 (w/o buttons)">
            <text:p>SmartSwitch board 1x2 (w/o buttons)</text:p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19];1;4)=&quot;http&quot;;HYPERLINK([.G19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3" table:number-columns-repeated="3"/>
          <table:table-cell table:style-name="ce75" table:number-columns-repeated="13"/>
          <table:table-cell table:style-name="ce75" office:value-type="float" office:value="1">
            <text:p>1</text:p>
          </table:table-cell>
          <table:table-cell table:style-name="ce75" table:number-columns-repeated="2"/>
          <table:table-cell table:style-name="ce75" office:value-type="float" office:value="1">
            <text:p>1</text:p>
          </table:table-cell>
          <table:table-cell table:style-name="ce75" table:number-columns-repeated="24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2">
          <table:table-cell table:style-name="ce8" table:formula="of:=INDIRECT(ADDRESS(3;COLUMN([.BC12])+ROW([.A20])-10;4)) &amp; &quot;&quot;" office:value-type="string" office:string-value="SmartSwitch board 4x1 (w/o buttons)">
            <text:p>SmartSwitch board 4x1 (w/o buttons)</text:p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20];1;4)=&quot;http&quot;;HYPERLINK([.G20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3" table:number-columns-repeated="3"/>
          <table:table-cell table:style-name="ce75" table:number-columns-repeated="41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2">
          <table:table-cell table:style-name="ce8" table:formula="of:=INDIRECT(ADDRESS(3;COLUMN([.BC13])+ROW([.A21])-10;4)) &amp; &quot;&quot;" office:value-type="string" office:string-value="SmartSwitch board 2x1 (w/o buttons)">
            <text:p>SmartSwitch board 2x1 (w/o buttons)</text:p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21];1;4)=&quot;http&quot;;HYPERLINK([.G21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3" table:number-columns-repeated="3"/>
          <table:table-cell table:style-name="ce75" table:number-columns-repeated="41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2">
          <table:table-cell table:style-name="ce8" table:formula="of:=INDIRECT(ADDRESS(3;COLUMN([.BC14])+ROW([.A22])-10;4)) &amp; &quot;&quot;" office:value-type="string" office:string-value="SmartSwitch board LK (w/o buttons)">
            <text:p>SmartSwitch board LK (w/o buttons)</text:p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22];1;4)=&quot;http&quot;;HYPERLINK([.G22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3" table:number-columns-repeated="3"/>
          <table:table-cell table:style-name="ce75" table:number-columns-repeated="41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2">
          <table:table-cell table:style-name="ce8" table:formula="of:=INDIRECT(ADDRESS(3;COLUMN([.BC15])+ROW([.A23])-10;4)) &amp; &quot;&quot;" office:value-type="string" office:string-value="Linear Slider Board">
            <text:p>Linear Slider Board</text:p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23];1;4)=&quot;http&quot;;HYPERLINK([.G23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2"/>
          <table:table-cell table:style-name="ce73" table:number-columns-repeated="2"/>
          <table:table-cell table:style-name="ce75" table:number-columns-repeated="3"/>
          <table:table-cell table:style-name="ce75" office:value-type="float" office:value="1">
            <text:p>1</text:p>
          </table:table-cell>
          <table:table-cell table:style-name="ce75" table:number-columns-repeated="2"/>
          <table:table-cell table:style-name="ce75" office:value-type="float" office:value="-1">
            <text:p>-1</text:p>
          </table:table-cell>
          <table:table-cell table:style-name="ce75" table:number-columns-repeated="3"/>
          <table:table-cell table:style-name="ce75" office:value-type="float" office:value="1">
            <text:p>1</text:p>
          </table:table-cell>
          <table:table-cell table:style-name="ce75" office:value-type="float" office:value="-1">
            <text:p>-1</text:p>
          </table:table-cell>
          <table:table-cell table:style-name="ce75" table:number-columns-repeated="2"/>
          <table:table-cell table:style-name="ce75" office:value-type="float" office:value="1">
            <text:p>1</text:p>
          </table:table-cell>
          <table:table-cell table:style-name="ce75" office:value-type="float" office:value="-1">
            <text:p>-1</text:p>
          </table:table-cell>
          <table:table-cell table:style-name="ce75" table:number-columns-repeated="25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2">
          <table:table-cell table:style-name="ce8" table:formula="of:=INDIRECT(ADDRESS(3;COLUMN([.BC16])+ROW([.A24])-10;4)) &amp; &quot;&quot;" office:value-type="string" office:string-value="Linear Slider Slim Board">
            <text:p>Linear Slider Slim Board</text:p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24];1;4)=&quot;http&quot;;HYPERLINK([.G24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2"/>
          <table:table-cell table:style-name="ce73" table:number-columns-repeated="2"/>
          <table:table-cell table:style-name="ce75" table:number-columns-repeated="41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2">
          <table:table-cell table:style-name="ce8" table:formula="of:=INDIRECT(ADDRESS(3;COLUMN([.BC17])+ROW([.A25])-10;4)) &amp; &quot;&quot;" office:value-type="string" office:string-value="Linear Slider, Carrier">
            <text:p>Linear Slider, Carrier</text:p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25];1;4)=&quot;http&quot;;HYPERLINK([.G25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2"/>
          <table:table-cell table:style-name="ce73" table:number-columns-repeated="2"/>
          <table:table-cell table:style-name="ce75" table:number-columns-repeated="41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2">
          <table:table-cell table:style-name="ce8" table:formula="of:=INDIRECT(ADDRESS(3;COLUMN([.BC18])+ROW([.A26])-10;4)) &amp; &quot;&quot;" office:value-type="string" office:string-value="Rotary Encoder Board">
            <text:p>Rotary Encoder Board</text:p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26];1;4)=&quot;http&quot;;HYPERLINK([.G26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3" table:number-columns-repeated="3"/>
          <table:table-cell table:style-name="ce75" table:number-columns-repeated="7"/>
          <table:table-cell table:style-name="ce75" office:value-type="float" office:value="1">
            <text:p>1</text:p>
          </table:table-cell>
          <table:table-cell table:style-name="ce75" table:number-columns-repeated="2"/>
          <table:table-cell table:style-name="ce75" office:value-type="float" office:value="1">
            <text:p>1</text:p>
          </table:table-cell>
          <table:table-cell table:style-name="ce75" table:number-columns-repeated="5"/>
          <table:table-cell table:style-name="ce75" office:value-type="float" office:value="1">
            <text:p>1</text:p>
          </table:table-cell>
          <table:table-cell table:style-name="ce75" table:number-columns-repeated="24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2">
          <table:table-cell table:style-name="ce8" table:formula="of:=INDIRECT(ADDRESS(3;COLUMN([.BC19])+ROW([.A27])-10;4)) &amp; &quot;&quot;" office:value-type="string" office:string-value="Rotary Encoder, Carrier">
            <text:p>Rotary Encoder, Carrier</text:p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27];1;4)=&quot;http&quot;;HYPERLINK([.G27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3" table:number-columns-repeated="3"/>
          <table:table-cell table:style-name="ce75" table:number-columns-repeated="41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2">
          <table:table-cell table:style-name="ce8" table:formula="of:=INDIRECT(ADDRESS(3;COLUMN([.BC20])+ROW([.A28])-10;4)) &amp; &quot;&quot;" office:value-type="string" office:string-value="Tiny BO boards (T-bar)">
            <text:p>Tiny BO boards (T-bar)</text:p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28];1;4)=&quot;http&quot;;HYPERLINK([.G28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3" table:number-columns-repeated="3"/>
          <table:table-cell table:style-name="ce75" table:number-columns-repeated="6"/>
          <table:table-cell table:style-name="ce75" office:value-type="float" office:value="1">
            <text:p>1</text:p>
          </table:table-cell>
          <table:table-cell table:style-name="ce75" office:value-type="float" office:value="1">
            <text:p>1</text:p>
          </table:table-cell>
          <table:table-cell table:style-name="ce75" table:number-columns-repeated="3"/>
          <table:table-cell table:style-name="ce75" office:value-type="float" office:value="1">
            <text:p>1</text:p>
          </table:table-cell>
          <table:table-cell table:style-name="ce75" table:number-columns-repeated="3"/>
          <table:table-cell table:style-name="ce75" office:value-type="float" office:value="1">
            <text:p>1</text:p>
          </table:table-cell>
          <table:table-cell table:style-name="ce75" office:value-type="float" office:value="1">
            <text:p>1</text:p>
          </table:table-cell>
          <table:table-cell table:style-name="ce75" table:number-columns-repeated="24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2">
          <table:table-cell table:style-name="ce8" table:formula="of:=INDIRECT(ADDRESS(3;COLUMN([.BC21])+ROW([.A29])-10;4)) &amp; &quot;&quot;" office:value-type="string" office:string-value="Tiny BO boards (Display)">
            <text:p>Tiny BO boards (Display)</text:p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29];1;4)=&quot;http&quot;;HYPERLINK([.G29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3" table:number-columns-repeated="3"/>
          <table:table-cell table:style-name="ce75" table:number-columns-repeated="10"/>
          <table:table-cell table:style-name="ce75" office:value-type="float" office:value="1">
            <text:p>1</text:p>
          </table:table-cell>
          <table:table-cell table:style-name="ce75" table:number-columns-repeated="5"/>
          <table:table-cell table:style-name="ce75" office:value-type="float" office:value="1">
            <text:p>1</text:p>
          </table:table-cell>
          <table:table-cell table:style-name="ce75" table:number-columns-repeated="24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2">
          <table:table-cell table:style-name="ce8" table:formula="of:=INDIRECT(ADDRESS(3;COLUMN([.BC22])+ROW([.A30])-10;4)) &amp; &quot;&quot;" office:value-type="string" office:string-value="2x8 GPIO Board">
            <text:p>2x8 GPIO Board</text:p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30];1;4)=&quot;http&quot;;HYPERLINK([.G30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3" table:number-columns-repeated="3"/>
          <table:table-cell table:style-name="ce75" table:number-columns-repeated="41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2">
          <table:table-cell table:style-name="ce8" table:formula="of:=INDIRECT(ADDRESS(3;COLUMN([.BC23])+ROW([.A31])-10;4)) &amp; &quot;&quot;" office:value-type="string" office:string-value="ATEM GPI-Tally Breakout Board">
            <text:p>ATEM GPI-Tally Breakout Board</text:p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31];1;4)=&quot;http&quot;;HYPERLINK([.G31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3" table:number-columns-repeated="3"/>
          <table:table-cell table:style-name="ce75" table:number-columns-repeated="41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2">
          <table:table-cell table:style-name="ce8" table:formula="of:=INDIRECT(ADDRESS(3;COLUMN([.BC24])+ROW([.A32])-10;4)) &amp; &quot;&quot;" office:value-type="string" office:string-value="Broadcast Buttons Board">
            <text:p>Broadcast Buttons Board</text:p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32];1;4)=&quot;http&quot;;HYPERLINK([.G32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3" table:number-columns-repeated="3"/>
          <table:table-cell table:style-name="ce75" table:number-columns-repeated="41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2">
          <table:table-cell table:style-name="ce8" table:formula="of:=INDIRECT(ADDRESS(3;COLUMN([.BC25])+ROW([.A33])-10;4)) &amp; &quot;&quot;" office:value-type="string" office:string-value="Tally Shield">
            <text:p>Tally Shield</text:p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33];1;4)=&quot;http&quot;;HYPERLINK([.G33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3" table:number-columns-repeated="3"/>
          <table:table-cell table:style-name="ce75" table:number-columns-repeated="41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2">
          <table:table-cell table:style-name="ce8" table:formula="of:=INDIRECT(ADDRESS(3;COLUMN([.BC26])+ROW([.A34])-10;4)) &amp; &quot;&quot;" office:value-type="string" office:string-value="Tally Lamp">
            <text:p>Tally Lamp</text:p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34];1;4)=&quot;http&quot;;HYPERLINK([.G34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3"/>
          <table:table-cell table:style-name="ce72"/>
          <table:table-cell table:style-name="ce73"/>
          <table:table-cell table:style-name="ce75" table:number-columns-repeated="41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4">
          <table:table-cell table:style-name="ce8" table:formula="of:=INDIRECT(ADDRESS(3;COLUMN([.BC27])+ROW([.A35])-10;4)) &amp; &quot;&quot;" office:value-type="string" office:string-value="Pocket Controller (OBSOLETE)">
            <text:p>Pocket Controller (OBSOLETE)</text:p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35];1;4)=&quot;http&quot;;HYPERLINK([.G35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3"/>
          <table:table-cell table:style-name="ce72" office:value-type="float" office:value="1">
            <text:p>1</text:p>
          </table:table-cell>
          <table:table-cell table:style-name="ce73"/>
          <table:table-cell table:style-name="ce75" table:number-columns-repeated="41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4">
          <table:table-cell table:style-name="ce8" table:formula="of:=INDIRECT(ADDRESS(3;COLUMN([.BC28])+ROW([.A36])-10;4)) &amp; &quot;&quot;" office:value-type="string" office:string-value="TouchConnector">
            <text:p>TouchConnector</text:p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36];1;4)=&quot;http&quot;;HYPERLINK([.G36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3"/>
          <table:table-cell table:style-name="ce72"/>
          <table:table-cell table:style-name="ce73"/>
          <table:table-cell table:style-name="ce75" table:number-columns-repeated="14"/>
          <table:table-cell table:style-name="ce75" office:value-type="float" office:value="1">
            <text:p>1</text:p>
          </table:table-cell>
          <table:table-cell table:style-name="ce75"/>
          <table:table-cell table:style-name="ce75" office:value-type="float" office:value="1">
            <text:p>1</text:p>
          </table:table-cell>
          <table:table-cell table:style-name="ce75" table:number-columns-repeated="24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4">
          <table:table-cell table:style-name="ce8" table:formula="of:=INDIRECT(ADDRESS(3;COLUMN([.BC29])+ROW([.A37])-10;4)) &amp; &quot;&quot;" office:value-type="string" office:string-value="Touch Menu Board">
            <text:p>Touch Menu Board</text:p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37];1;4)=&quot;http&quot;;HYPERLINK([.G37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3"/>
          <table:table-cell table:style-name="ce72"/>
          <table:table-cell table:style-name="ce73"/>
          <table:table-cell table:style-name="ce75" table:number-columns-repeated="14"/>
          <table:table-cell table:style-name="ce75" office:value-type="float" office:value="1">
            <text:p>1</text:p>
          </table:table-cell>
          <table:table-cell table:style-name="ce75"/>
          <table:table-cell table:style-name="ce75" office:value-type="float" office:value="1">
            <text:p>1</text:p>
          </table:table-cell>
          <table:table-cell table:style-name="ce75" table:number-columns-repeated="24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4">
          <table:table-cell table:style-name="ce8" table:formula="of:=INDIRECT(ADDRESS(3;COLUMN([.BC30])+ROW([.A38])-10;4)) &amp; &quot;&quot;" office:value-type="string" office:string-value="Tally Board">
            <text:p>Tally Board</text:p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38];1;4)=&quot;http&quot;;HYPERLINK([.G38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3"/>
          <table:table-cell table:style-name="ce72"/>
          <table:table-cell table:style-name="ce73"/>
          <table:table-cell table:style-name="ce75" table:number-columns-repeated="16"/>
          <table:table-cell table:style-name="ce75" office:value-type="float" office:value="1">
            <text:p>1</text:p>
          </table:table-cell>
          <table:table-cell table:style-name="ce75" table:number-columns-repeated="24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4">
          <table:table-cell table:style-name="ce8" table:formula="of:=INDIRECT(ADDRESS(3;COLUMN([.BC31])+ROW([.A39])-10;4)) &amp; &quot;&quot;" office:value-type="string" office:string-value="Skaarhoj VU board">
            <text:p>Skaarhoj VU board</text:p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39];1;4)=&quot;http&quot;;HYPERLINK([.G39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3"/>
          <table:table-cell table:style-name="ce72"/>
          <table:table-cell table:style-name="ce73"/>
          <table:table-cell table:style-name="ce75" table:number-columns-repeated="16"/>
          <table:table-cell table:style-name="ce75" office:value-type="float" office:value="1">
            <text:p>1</text:p>
          </table:table-cell>
          <table:table-cell table:style-name="ce75" table:number-columns-repeated="24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4">
          <table:table-cell table:style-name="ce8" table:formula="of:=INDIRECT(ADDRESS(3;COLUMN([.BC32])+ROW([.A40])-10;4)) &amp; &quot;&quot;" office:value-type="string" office:string-value="Power Board">
            <text:p>Power Board</text:p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40];1;4)=&quot;http&quot;;HYPERLINK([.G40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3"/>
          <table:table-cell table:style-name="ce72"/>
          <table:table-cell table:style-name="ce73"/>
          <table:table-cell table:style-name="ce75" table:number-columns-repeated="16"/>
          <table:table-cell table:style-name="ce75" office:value-type="float" office:value="1">
            <text:p>1</text:p>
          </table:table-cell>
          <table:table-cell table:style-name="ce75" table:number-columns-repeated="24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4">
          <table:table-cell table:style-name="ce8" table:formula="of:=INDIRECT(ADDRESS(3;COLUMN([.BC33])+ROW([.A41])-10;4)) &amp; &quot;&quot;" office:value-type="string" office:string-value="ThumbJoyStick">
            <text:p>ThumbJoyStick</text:p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41];1;4)=&quot;http&quot;;HYPERLINK([.G41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3"/>
          <table:table-cell table:style-name="ce72"/>
          <table:table-cell table:style-name="ce73"/>
          <table:table-cell table:style-name="ce75" table:number-columns-repeated="16"/>
          <table:table-cell table:style-name="ce75" office:value-type="float" office:value="2">
            <text:p>2</text:p>
          </table:table-cell>
          <table:table-cell table:style-name="ce75" table:number-columns-repeated="24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4">
          <table:table-cell table:style-name="ce8" table:formula="of:=INDIRECT(ADDRESS(3;COLUMN([.BC34])+ROW([.A42])-10;4)) &amp; &quot;&quot;">
            <text:p/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42];1;4)=&quot;http&quot;;HYPERLINK([.G42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3"/>
          <table:table-cell table:style-name="ce72"/>
          <table:table-cell table:style-name="ce73"/>
          <table:table-cell table:style-name="ce75" table:number-columns-repeated="41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4">
          <table:table-cell table:style-name="ce8" table:formula="of:=INDIRECT(ADDRESS(3;COLUMN([.BC35])+ROW([.A43])-10;4)) &amp; &quot;&quot;">
            <text:p/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43];1;4)=&quot;http&quot;;HYPERLINK([.G43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3"/>
          <table:table-cell table:style-name="ce72"/>
          <table:table-cell table:style-name="ce73"/>
          <table:table-cell table:style-name="ce75" table:number-columns-repeated="41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4">
          <table:table-cell table:style-name="ce8" table:formula="of:=INDIRECT(ADDRESS(3;COLUMN([.BC36])+ROW([.A44])-10;4)) &amp; &quot;&quot;">
            <text:p/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44];1;4)=&quot;http&quot;;HYPERLINK([.G44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3"/>
          <table:table-cell table:style-name="ce72"/>
          <table:table-cell table:style-name="ce73"/>
          <table:table-cell table:style-name="ce75" table:number-columns-repeated="41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4">
          <table:table-cell table:style-name="ce8" table:formula="of:=INDIRECT(ADDRESS(3;COLUMN([.BC37])+ROW([.A45])-10;4)) &amp; &quot;&quot;">
            <text:p/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45];1;4)=&quot;http&quot;;HYPERLINK([.G45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3"/>
          <table:table-cell table:style-name="ce72"/>
          <table:table-cell table:style-name="ce73"/>
          <table:table-cell table:style-name="ce75" table:number-columns-repeated="41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3">
          <table:table-cell table:style-name="ce8" table:formula="of:=INDIRECT(ADDRESS(3;COLUMN([.BC38])+ROW([.A46])-10;4)) &amp; &quot;&quot;">
            <text:p/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46];1;4)=&quot;http&quot;;HYPERLINK([.G46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3" table:number-columns-repeated="3"/>
          <table:table-cell table:style-name="ce75" table:number-columns-repeated="41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3">
          <table:table-cell table:style-name="ce8" table:formula="of:=INDIRECT(ADDRESS(3;COLUMN([.BC39])+ROW([.A47])-10;4)) &amp; &quot;&quot;">
            <text:p/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47];1;4)=&quot;http&quot;;HYPERLINK([.G47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3" table:number-columns-repeated="3"/>
          <table:table-cell table:style-name="ce75" table:number-columns-repeated="41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3">
          <table:table-cell table:style-name="ce8" table:formula="of:=INDIRECT(ADDRESS(3;COLUMN([.BC40])+ROW([.A48])-10;4)) &amp; &quot;&quot;">
            <text:p/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48];1;4)=&quot;http&quot;;HYPERLINK([.G48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3" table:number-columns-repeated="3"/>
          <table:table-cell table:style-name="ce75" table:number-columns-repeated="41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3">
          <table:table-cell table:style-name="ce8" table:formula="of:=INDIRECT(ADDRESS(3;COLUMN([.BC41])+ROW([.A49])-10;4)) &amp; &quot;&quot;">
            <text:p/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49];1;4)=&quot;http&quot;;HYPERLINK([.G49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3" table:number-columns-repeated="3"/>
          <table:table-cell table:style-name="ce75" table:number-columns-repeated="41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3">
          <table:table-cell table:style-name="ce8" table:formula="of:=INDIRECT(ADDRESS(3;COLUMN([.BC42])+ROW([.A50])-10;4)) &amp; &quot;&quot;">
            <text:p/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50];1;4)=&quot;http&quot;;HYPERLINK([.G50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3" table:number-columns-repeated="3"/>
          <table:table-cell table:style-name="ce75" table:number-columns-repeated="41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3">
          <table:table-cell table:style-name="ce8" table:formula="of:=INDIRECT(ADDRESS(3;COLUMN([.BC43])+ROW([.A51])-10;4)) &amp; &quot;&quot;">
            <text:p/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51];1;4)=&quot;http&quot;;HYPERLINK([.G51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3" table:number-columns-repeated="3"/>
          <table:table-cell table:style-name="ce75" table:number-columns-repeated="41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3">
          <table:table-cell table:style-name="ce8" table:formula="of:=INDIRECT(ADDRESS(3;COLUMN([.BC44])+ROW([.A52])-10;4)) &amp; &quot;&quot;">
            <text:p/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52];1;4)=&quot;http&quot;;HYPERLINK([.G52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3" table:number-columns-repeated="3"/>
          <table:table-cell table:style-name="ce75" table:number-columns-repeated="41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3">
          <table:table-cell table:style-name="ce8" table:formula="of:=INDIRECT(ADDRESS(3;COLUMN([.BC45])+ROW([.A53])-10;4)) &amp; &quot;&quot;">
            <text:p/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53];1;4)=&quot;http&quot;;HYPERLINK([.G53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3" table:number-columns-repeated="3"/>
          <table:table-cell table:style-name="ce75" table:number-columns-repeated="41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3">
          <table:table-cell table:style-name="ce8" table:formula="of:=INDIRECT(ADDRESS(3;COLUMN([.BC46])+ROW([.A54])-10;4)) &amp; &quot;&quot;">
            <text:p/>
          </table:table-cell>
          <table:table-cell table:style-name="ce22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54];1;4)=&quot;http&quot;;HYPERLINK([.G54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3" table:number-columns-repeated="3"/>
          <table:table-cell table:style-name="ce75" table:number-columns-repeated="41"/>
          <table:table-cell table:style-name="ce87"/>
          <table:table-cell table:style-name="ce93" table:number-columns-repeated="45"/>
          <table:table-cell table:style-name="ce68"/>
          <table:table-cell table:style-name="ce101" table:number-columns-repeated="909"/>
        </table:table-row>
        <table:table-row table:style-name="ro3">
          <table:table-cell table:style-name="ce9" table:formula="of:=INDIRECT(ADDRESS(3;COLUMN([.BC47])+ROW([.A55])-10;4)) &amp; &quot;&quot;">
            <text:p/>
          </table:table-cell>
          <table:table-cell table:style-name="ce23" table:number-columns-repeated="2"/>
          <table:table-cell table:style-name="ce31"/>
          <table:table-cell table:style-name="ce34"/>
          <table:table-cell table:style-name="ce40"/>
          <table:table-cell table:style-name="ce46"/>
          <table:table-cell table:style-name="ce55" table:formula="of:=IF(MID([.G55];1;4)=&quot;http&quot;;HYPERLINK([.G55]);&quot;&quot;)">
            <text:p/>
          </table:table-cell>
          <table:table-cell table:style-name="ce57" office:value-type="string">
            <text:p>|</text:p>
          </table:table-cell>
          <table:table-cell table:style-name="ce64"/>
          <table:table-cell table:style-name="ce74" table:number-columns-repeated="3"/>
          <table:table-cell table:style-name="ce76" table:number-columns-repeated="41"/>
          <table:table-cell table:style-name="ce88"/>
          <table:table-cell table:style-name="ce94" table:number-columns-repeated="45"/>
          <table:table-cell table:style-name="ce32"/>
          <table:table-cell table:style-name="ce15" table:number-columns-repeated="909"/>
        </table:table-row>
        <table:table-row table:style-name="ro3">
          <table:table-cell table:style-name="ce10" office:value-type="string">
            <text:p>PCBs (Seeed Studio Fusion):</text:p>
          </table:table-cell>
          <table:table-cell table:style-name="ce24" table:number-columns-repeated="2"/>
          <table:table-cell table:style-name="ce30"/>
          <table:table-cell table:style-name="ce33"/>
          <table:table-cell table:style-name="ce39"/>
          <table:table-cell table:style-name="ce45"/>
          <table:table-cell table:style-name="ce54" table:formula="of:=IF(MID([.G56];1;4)=&quot;http&quot;;HYPERLINK([.G56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3" table:number-columns-repeated="3"/>
          <table:table-cell table:style-name="ce75" table:number-columns-repeated="41"/>
          <table:table-cell table:style-name="ce89"/>
          <table:table-cell table:style-name="ce75" table:number-columns-repeated="17"/>
          <table:table-cell table:style-name="ce95" table:number-columns-repeated="2"/>
          <table:table-cell table:style-name="ce75" table:number-columns-repeated="26"/>
          <table:table-cell table:style-name="ce68"/>
          <table:table-cell table:style-name="ce101" table:number-columns-repeated="909"/>
        </table:table-row>
        <table:table-row table:style-name="ro2">
          <table:table-cell office:value-type="string">
            <text:p>Arduino Breakout Shield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57];1;4)=&quot;http&quot;;HYPERLINK([.G57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Arduino Breakout Shield II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58];1;4)=&quot;http&quot;;HYPERLINK([.G58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 office:value-type="float" office:value="1">
            <text:p>1</text:p>
          </table:table-cell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BI8-2x4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59];1;4)=&quot;http&quot;;HYPERLINK([.G59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office:value-type="float" office:value="1">
            <text:p>1</text:p>
          </table:table-cell>
          <table:table-cell table:style-name="ce77" table:number-columns-repeated="16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BI8-1x8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60];1;4)=&quot;http&quot;;HYPERLINK([.G60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/>
          <table:table-cell table:style-name="ce77" office:value-type="float" office:value="1">
            <text:p>1</text:p>
          </table:table-cell>
          <table:table-cell table:style-name="ce77" table:number-columns-repeated="15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BI8-1x8 slim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61];1;4)=&quot;http&quot;;HYPERLINK([.G61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2"/>
          <table:table-cell table:style-name="ce77" office:value-type="float" office:value="1">
            <text:p>1</text:p>
          </table:table-cell>
          <table:table-cell table:style-name="ce77" table:number-columns-repeated="14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BI8-SE-C201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62];1;4)=&quot;http&quot;;HYPERLINK([.G62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3"/>
          <table:table-cell table:style-name="ce77" office:value-type="float" office:value="1">
            <text:p>1</text:p>
          </table:table-cell>
          <table:table-cell table:style-name="ce77" table:number-columns-repeated="13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BI8-SE-C330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63];1;4)=&quot;http&quot;;HYPERLINK([.G63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4"/>
          <table:table-cell table:style-name="ce77" office:value-type="float" office:value="1">
            <text:p>1</text:p>
          </table:table-cell>
          <table:table-cell table:style-name="ce77" table:number-columns-repeated="12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BI8-SE-C30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64];1;4)=&quot;http&quot;;HYPERLINK([.G64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5"/>
          <table:table-cell table:style-name="ce77" office:value-type="float" office:value="1">
            <text:p>1</text:p>
          </table:table-cell>
          <table:table-cell table:style-name="ce77" table:number-columns-repeated="11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SmartSwitch board, 1x4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65];1;4)=&quot;http&quot;;HYPERLINK([.G65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7"/>
          <table:table-cell table:style-name="ce77" office:value-type="float" office:value="1">
            <text:p>1</text:p>
          </table:table-cell>
          <table:table-cell table:style-name="ce77" table:number-columns-repeated="9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SmartSwitch board, 1x2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66];1;4)=&quot;http&quot;;HYPERLINK([.G66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8"/>
          <table:table-cell table:style-name="ce77" office:value-type="float" office:value="1">
            <text:p>1</text:p>
          </table:table-cell>
          <table:table-cell table:style-name="ce77" table:number-columns-repeated="8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SmartSwitch board, 4x1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67];1;4)=&quot;http&quot;;HYPERLINK([.G67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9"/>
          <table:table-cell table:style-name="ce77" office:value-type="float" office:value="1">
            <text:p>1</text:p>
          </table:table-cell>
          <table:table-cell table:style-name="ce77" table:number-columns-repeated="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SmartSwitch board, 2x1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68];1;4)=&quot;http&quot;;HYPERLINK([.G68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0"/>
          <table:table-cell table:style-name="ce77" office:value-type="float" office:value="1">
            <text:p>1</text:p>
          </table:table-cell>
          <table:table-cell table:style-name="ce77" table:number-columns-repeated="6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SmartSwitch board, LK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69];1;4)=&quot;http&quot;;HYPERLINK([.G69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1"/>
          <table:table-cell table:style-name="ce77" office:value-type="float" office:value="1">
            <text:p>1</text:p>
          </table:table-cell>
          <table:table-cell table:style-name="ce77" table:number-columns-repeated="5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Linear Slider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70];1;4)=&quot;http&quot;;HYPERLINK([.G70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2"/>
          <table:table-cell table:style-name="ce77" office:value-type="float" office:value="1">
            <text:p>1</text:p>
          </table:table-cell>
          <table:table-cell table:style-name="ce77" table:number-columns-repeated="4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Linear Slider Slim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71];1;4)=&quot;http&quot;;HYPERLINK([.G71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3"/>
          <table:table-cell table:style-name="ce77" office:value-type="float" office:value="1">
            <text:p>1</text:p>
          </table:table-cell>
          <table:table-cell table:style-name="ce77" table:number-columns-repeated="3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Linear Slider, carrier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72];1;4)=&quot;http&quot;;HYPERLINK([.G72]);&quot;&quot;)">
            <text:p/>
          </table:table-cell>
          <table:table-cell office:value-type="string">
            <text:p>|</text:p>
          </table:table-cell>
          <table:table-cell/>
          <table:table-cell table:style-name="ce75"/>
          <table:table-cell table:style-name="ce75" office:value-type="float" office:value="1">
            <text:p>1</text:p>
          </table:table-cell>
          <table:table-cell table:style-name="ce77" office:value-type="float" office:value="-1">
            <text:p>-1</text:p>
          </table:table-cell>
          <table:table-cell table:style-name="ce77" table:number-columns-repeated="41"/>
          <table:table-cell table:style-name="ce89"/>
          <table:table-cell table:style-name="ce77" table:number-columns-repeated="14"/>
          <table:table-cell table:style-name="ce77" office:value-type="float" office:value="1">
            <text:p>1</text:p>
          </table:table-cell>
          <table:table-cell table:style-name="ce77" table:number-columns-repeated="2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Rotary Encoder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73];1;4)=&quot;http&quot;;HYPERLINK([.G73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5"/>
          <table:table-cell table:style-name="ce77" office:value-type="float" office:value="1">
            <text:p>1</text:p>
          </table:table-cell>
          <table:table-cell table:style-name="ce7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Rotary Encoder, carrier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74];1;4)=&quot;http&quot;;HYPERLINK([.G74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6"/>
          <table:table-cell table:style-name="ce77" office:value-type="float" office:value="1">
            <text:p>1</text:p>
          </table:table-cell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 office:value-type="string">
            <text:p>Tiny BO board, T-bar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75];1;4)=&quot;http&quot;;HYPERLINK([.G75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8"/>
          <table:table-cell table:style-name="ce77" office:value-type="float" office:value="-1">
            <text:p>-1</text:p>
          </table:table-cell>
          <table:table-cell table:style-name="ce77" table:number-columns-repeated="33"/>
          <table:table-cell table:style-name="ce89"/>
          <table:table-cell table:style-name="ce77" table:number-columns-repeated="17"/>
          <table:table-cell table:style-name="ce95" office:value-type="float" office:value="1">
            <text:p>1</text:p>
          </table:table-cell>
          <table:table-cell table:style-name="ce95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 office:value-type="string">
            <text:p>Tiny BO board, Disp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76];1;4)=&quot;http&quot;;HYPERLINK([.G76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8"/>
          <table:table-cell table:style-name="ce77" office:value-type="float" office:value="1">
            <text:p>1</text:p>
          </table:table-cell>
          <table:table-cell table:style-name="ce77" table:number-columns-repeated="33"/>
          <table:table-cell table:style-name="ce89"/>
          <table:table-cell table:style-name="ce77" table:number-columns-repeated="17"/>
          <table:table-cell table:style-name="ce95"/>
          <table:table-cell table:style-name="ce95" office:value-type="float" office:value="1">
            <text:p>1</text:p>
          </table:table-cell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2x8 GPIO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77];1;4)=&quot;http&quot;;HYPERLINK([.G77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office:value-type="float" office:value="1">
            <text:p>1</text:p>
          </table:table-cell>
          <table:table-cell table:style-name="ce77" table:number-columns-repeated="25"/>
          <table:table-cell table:number-columns-repeated="910"/>
        </table:table-row>
        <table:table-row table:style-name="ro2">
          <table:table-cell office:value-type="string">
            <text:p>ATEM GPI-Tally Breakout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78];1;4)=&quot;http&quot;;HYPERLINK([.G78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/>
          <table:table-cell table:style-name="ce77" office:value-type="float" office:value="1">
            <text:p>1</text:p>
          </table:table-cell>
          <table:table-cell table:style-name="ce77" table:number-columns-repeated="24"/>
          <table:table-cell table:number-columns-repeated="910"/>
        </table:table-row>
        <table:table-row table:style-name="ro2">
          <table:table-cell office:value-type="string">
            <text:p>Broadcast Button Interface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79];1;4)=&quot;http&quot;;HYPERLINK([.G79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"/>
          <table:table-cell table:style-name="ce77" office:value-type="float" office:value="1">
            <text:p>1</text:p>
          </table:table-cell>
          <table:table-cell table:style-name="ce77" table:number-columns-repeated="23"/>
          <table:table-cell table:number-columns-repeated="910"/>
        </table:table-row>
        <table:table-row table:style-name="ro2">
          <table:table-cell office:value-type="string">
            <text:p>Tally Shield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80];1;4)=&quot;http&quot;;HYPERLINK([.G80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3"/>
          <table:table-cell table:style-name="ce77" office:value-type="float" office:value="1">
            <text:p>1</text:p>
          </table:table-cell>
          <table:table-cell table:style-name="ce77" table:number-columns-repeated="22"/>
          <table:table-cell table:number-columns-repeated="910"/>
        </table:table-row>
        <table:table-row table:style-name="ro2">
          <table:table-cell office:value-type="string">
            <text:p>Tally Lamp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81];1;4)=&quot;http&quot;;HYPERLINK([.G81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4"/>
          <table:table-cell table:style-name="ce77" office:value-type="float" office:value="1">
            <text:p>1</text:p>
          </table:table-cell>
          <table:table-cell table:style-name="ce77" table:number-columns-repeated="21"/>
          <table:table-cell table:number-columns-repeated="910"/>
        </table:table-row>
        <table:table-row table:style-name="ro2">
          <table:table-cell office:value-type="string">
            <text:p>Pocket Controller (C30)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82];1;4)=&quot;http&quot;;HYPERLINK([.G82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5"/>
          <table:table-cell table:style-name="ce77" office:value-type="float" office:value="1">
            <text:p>1</text:p>
          </table:table-cell>
          <table:table-cell table:style-name="ce77" table:number-columns-repeated="20"/>
          <table:table-cell table:number-columns-repeated="910"/>
        </table:table-row>
        <table:table-row table:style-name="ro3">
          <table:table-cell table:style-name="Default" office:value-type="string">
            <text:p>TouchConnector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83];1;4)=&quot;http&quot;;HYPERLINK([.G83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6"/>
          <table:table-cell table:style-name="ce77" office:value-type="float" office:value="1">
            <text:p>1</text:p>
          </table:table-cell>
          <table:table-cell table:style-name="ce77" table:number-columns-repeated="19"/>
          <table:table-cell table:number-columns-repeated="910"/>
        </table:table-row>
        <table:table-row table:style-name="ro3">
          <table:table-cell table:style-name="Default" office:value-type="string">
            <text:p>Touch Menu Board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84];1;4)=&quot;http&quot;;HYPERLINK([.G84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7"/>
          <table:table-cell table:style-name="ce77" office:value-type="float" office:value="1">
            <text:p>1</text:p>
          </table:table-cell>
          <table:table-cell table:style-name="ce77" table:number-columns-repeated="18"/>
          <table:table-cell table:number-columns-repeated="910"/>
        </table:table-row>
        <table:table-row table:style-name="ro3">
          <table:table-cell table:style-name="Default" office:value-type="string">
            <text:p>Tally Board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85];1;4)=&quot;http&quot;;HYPERLINK([.G85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8"/>
          <table:table-cell table:style-name="ce77" office:value-type="float" office:value="1">
            <text:p>1</text:p>
          </table:table-cell>
          <table:table-cell table:style-name="ce77" table:number-columns-repeated="17"/>
          <table:table-cell table:number-columns-repeated="910"/>
        </table:table-row>
        <table:table-row table:style-name="ro3">
          <table:table-cell table:style-name="Default" office:value-type="string">
            <text:p>Skaarhoj VU board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86];1;4)=&quot;http&quot;;HYPERLINK([.G86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9"/>
          <table:table-cell table:style-name="ce77" office:value-type="float" office:value="1">
            <text:p>1</text:p>
          </table:table-cell>
          <table:table-cell table:style-name="ce77" table:number-columns-repeated="16"/>
          <table:table-cell table:number-columns-repeated="910"/>
        </table:table-row>
        <table:table-row table:style-name="ro2">
          <table:table-cell office:value-type="string">
            <text:p>Power Board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87];1;4)=&quot;http&quot;;HYPERLINK([.G87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10"/>
          <table:table-cell table:style-name="ce77" office:value-type="float" office:value="1">
            <text:p>1</text:p>
          </table:table-cell>
          <table:table-cell table:style-name="ce77" table:number-columns-repeated="15"/>
          <table:table-cell table:number-columns-repeated="910"/>
        </table:table-row>
        <table:table-row table:style-name="ro2">
          <table:table-cell office:value-type="string">
            <text:p>ThumbJoyStick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88];1;4)=&quot;http&quot;;HYPERLINK([.G88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11"/>
          <table:table-cell table:style-name="ce77" office:value-type="float" office:value="1">
            <text:p>1</text:p>
          </table:table-cell>
          <table:table-cell table:style-name="ce77" table:number-columns-repeated="14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89];1;4)=&quot;http&quot;;HYPERLINK([.G89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90];1;4)=&quot;http&quot;;HYPERLINK([.G90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91];1;4)=&quot;http&quot;;HYPERLINK([.G91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92];1;4)=&quot;http&quot;;HYPERLINK([.G92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93];1;4)=&quot;http&quot;;HYPERLINK([.G93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94];1;4)=&quot;http&quot;;HYPERLINK([.G94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95];1;4)=&quot;http&quot;;HYPERLINK([.G95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96];1;4)=&quot;http&quot;;HYPERLINK([.G96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table:style-name="ce1" office:value-type="string">
            <text:p>RS Components</text:p>
          </table:table-cell>
          <table:table-cell table:style-name="ce16" table:number-columns-repeated="2"/>
          <table:table-cell table:style-name="ce30"/>
          <table:table-cell table:style-name="ce33"/>
          <table:table-cell table:style-name="ce35" office:value-type="string">
            <text:p>RS number:</text:p>
          </table:table-cell>
          <table:table-cell table:style-name="ce26"/>
          <table:table-cell table:style-name="ce54" table:formula="of:=IF(MID([.G97];1;4)=&quot;http&quot;;HYPERLINK([.G97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3" table:number-columns-repeated="2"/>
          <table:table-cell table:style-name="ce78"/>
          <table:table-cell table:style-name="ce77" table:number-columns-repeated="41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ce11" office:value-type="string">
            <text:p>Arduinos:</text:p>
          </table:table-cell>
          <table:table-cell table:style-name="ce16" table:number-columns-repeated="2"/>
          <table:table-cell table:style-name="ce30"/>
          <table:table-cell table:style-name="ce33"/>
          <table:table-cell table:style-name="ce35"/>
          <table:table-cell table:style-name="ce26"/>
          <table:table-cell table:style-name="ce54" table:formula="of:=IF(MID([.G98];1;4)=&quot;http&quot;;HYPERLINK([.G98]);&quot;&quot;)">
            <text:p/>
          </table:table-cell>
          <table:table-cell office:value-type="string">
            <text:p>|</text:p>
          </table:table-cell>
          <table:table-cell table:style-name="ce63"/>
          <table:table-cell table:style-name="ce73" table:number-columns-repeated="2"/>
          <table:table-cell table:style-name="ce78"/>
          <table:table-cell table:style-name="ce77" table:number-columns-repeated="41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table:style-name="ce12" office:value-type="string">
            <text:p>Arduino Mega</text:p>
          </table:table-cell>
          <table:table-cell table:style-name="ce25" table:number-columns-repeated="2"/>
          <table:table-cell table:style-name="ce30"/>
          <table:table-cell table:style-name="ce33"/>
          <table:table-cell table:style-name="ce41" office:value-type="string">
            <text:p>715-4084</text:p>
          </table:table-cell>
          <table:table-cell table:style-name="ce47" table:formula="of:=IF([.F99]=&quot;&quot;;&quot;&quot;;CONCATENATE(&quot;http://dk.rs-online.com/web/c/?searchTerm=&quot;;[.F99]))" office:value-type="string" office:string-value="http://dk.rs-online.com/web/c/?searchTerm=715-4084">
            <text:p>http://dk.rs-online.com/web/c/?searchTerm=715-4084</text:p>
          </table:table-cell>
          <table:table-cell table:style-name="ce54" table:formula="of:=IF(MID([.G99];1;4)=&quot;http&quot;;HYPERLINK([.G99]);&quot;&quot;)" office:value-type="string" office:string-value="http://dk.rs-online.com/web/c/?searchTerm=715-4084">
            <text:p>http://dk.rs-online.com/web/c/?searchTerm=715-4084</text:p>
          </table:table-cell>
          <table:table-cell office:value-type="string">
            <text:p>|</text:p>
          </table:table-cell>
          <table:table-cell table:style-name="ce65"/>
          <table:table-cell table:style-name="ce72" table:number-columns-repeated="2"/>
          <table:table-cell table:style-name="ce79"/>
          <table:table-cell table:style-name="ce77" table:number-columns-repeated="3"/>
          <table:table-cell table:style-name="ce77" office:value-type="float" office:value="1">
            <text:p>1</text:p>
          </table:table-cell>
          <table:table-cell table:style-name="ce77" table:number-columns-repeated="6"/>
          <table:table-cell table:style-name="ce77" office:value-type="float" office:value="1">
            <text:p>1</text:p>
          </table:table-cell>
          <table:table-cell table:style-name="ce77" table:number-columns-repeated="7"/>
          <table:table-cell table:style-name="ce77" office:value-type="float" office:value="1">
            <text:p>1</text:p>
          </table:table-cell>
          <table:table-cell table:style-name="ce77" table:number-columns-repeated="2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table:style-name="ce12" office:value-type="string">
            <text:p>Arduino Ethernet Shield</text:p>
          </table:table-cell>
          <table:table-cell table:style-name="ce25" table:number-columns-repeated="2"/>
          <table:table-cell table:style-name="ce30"/>
          <table:table-cell table:style-name="ce33"/>
          <table:table-cell table:style-name="ce41" office:value-type="string">
            <text:p>748-5293</text:p>
          </table:table-cell>
          <table:table-cell table:style-name="ce47" table:formula="of:=IF([.F100]=&quot;&quot;;&quot;&quot;;CONCATENATE(&quot;http://dk.rs-online.com/web/c/?searchTerm=&quot;;[.F100]))" office:value-type="string" office:string-value="http://dk.rs-online.com/web/c/?searchTerm=748-5293">
            <text:p>http://dk.rs-online.com/web/c/?searchTerm=748-5293</text:p>
          </table:table-cell>
          <table:table-cell table:style-name="ce54" table:formula="of:=IF(MID([.G100];1;4)=&quot;http&quot;;HYPERLINK([.G100]);&quot;&quot;)" office:value-type="string" office:string-value="http://dk.rs-online.com/web/c/?searchTerm=748-5293">
            <text:p>http://dk.rs-online.com/web/c/?searchTerm=748-5293</text:p>
          </table:table-cell>
          <table:table-cell office:value-type="string">
            <text:p>|</text:p>
          </table:table-cell>
          <table:table-cell table:style-name="ce65"/>
          <table:table-cell table:style-name="ce72" table:number-columns-repeated="2"/>
          <table:table-cell table:style-name="ce79"/>
          <table:table-cell table:style-name="ce77" table:number-columns-repeated="3"/>
          <table:table-cell table:style-name="ce77" office:value-type="float" office:value="1">
            <text:p>1</text:p>
          </table:table-cell>
          <table:table-cell table:style-name="ce77" table:number-columns-repeated="6"/>
          <table:table-cell table:style-name="ce77" office:value-type="float" office:value="1">
            <text:p>1</text:p>
          </table:table-cell>
          <table:table-cell table:style-name="ce77" table:number-columns-repeated="7"/>
          <table:table-cell table:style-name="ce77" office:value-type="float" office:value="1">
            <text:p>1</text:p>
          </table:table-cell>
          <table:table-cell table:style-name="ce77" table:number-columns-repeated="2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Arduino Ethernet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748-5313</text:p>
          </table:table-cell>
          <table:table-cell table:style-name="ce47" table:formula="of:=IF([.F101]=&quot;&quot;;&quot;&quot;;CONCATENATE(&quot;http://dk.rs-online.com/web/c/?searchTerm=&quot;;[.F101]))" office:value-type="string" office:string-value="http://dk.rs-online.com/web/c/?searchTerm=748-5313">
            <text:p>http://dk.rs-online.com/web/c/?searchTerm=748-5313</text:p>
          </table:table-cell>
          <table:table-cell table:style-name="ce54" table:formula="of:=IF(MID([.G101];1;4)=&quot;http&quot;;HYPERLINK([.G101]);&quot;&quot;)" office:value-type="string" office:string-value="http://dk.rs-online.com/web/c/?searchTerm=748-5313">
            <text:p>http://dk.rs-online.com/web/c/?searchTerm=748-5313</text:p>
          </table:table-cell>
          <table:table-cell office:value-type="string">
            <text:p>|</text:p>
          </table:table-cell>
          <table:table-cell/>
          <table:table-cell table:style-name="ce75"/>
          <table:table-cell table:style-name="ce75" office:value-type="float" office:value="1">
            <text:p>1</text:p>
          </table:table-cell>
          <table:table-cell table:style-name="ce77" table:number-columns-repeated="3"/>
          <table:table-cell table:style-name="ce77" office:value-type="float" office:value="1">
            <text:p>1</text:p>
          </table:table-cell>
          <table:table-cell table:style-name="ce77" table:number-columns-repeated="11"/>
          <table:table-cell table:style-name="ce77" office:value-type="float" office:value="1">
            <text:p>1</text:p>
          </table:table-cell>
          <table:table-cell table:style-name="ce77" table:number-columns-repeated="4"/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table:number-columns-repeated="20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5">
          <table:table-cell office:value-type="string">
            <text:p>Arduino PSU, 7.5V, 1300mA (alt: 721-2033 - Euro stik)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706-6454</text:p>
          </table:table-cell>
          <table:table-cell table:style-name="ce47" table:formula="of:=IF([.F102]=&quot;&quot;;&quot;&quot;;CONCATENATE(&quot;http://dk.rs-online.com/web/c/?searchTerm=&quot;;[.F102]))" office:value-type="string" office:string-value="http://dk.rs-online.com/web/c/?searchTerm=706-6454">
            <text:p>http://dk.rs-online.com/web/c/?searchTerm=706-6454</text:p>
          </table:table-cell>
          <table:table-cell table:style-name="ce54" table:formula="of:=IF(MID([.G102];1;4)=&quot;http&quot;;HYPERLINK([.G102]);&quot;&quot;)" office:value-type="string" office:string-value="http://dk.rs-online.com/web/c/?searchTerm=706-6454">
            <text:p>http://dk.rs-online.com/web/c/?searchTerm=706-6454</text:p>
          </table:table-cell>
          <table:table-cell office:value-type="string">
            <text:p>|</text:p>
          </table:table-cell>
          <table:table-cell/>
          <table:table-cell table:style-name="ce75"/>
          <table:table-cell table:style-name="ce75" office:value-type="float" office:value="1">
            <text:p>1</text:p>
          </table:table-cell>
          <table:table-cell table:style-name="ce77" table:number-columns-repeated="3"/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table:number-columns-repeated="6"/>
          <table:table-cell table:style-name="ce77" office:value-type="float" office:value="1">
            <text:p>1</text:p>
          </table:table-cell>
          <table:table-cell table:style-name="ce77" table:number-columns-repeated="7"/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table:number-columns-repeated="21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Arduino Ethernet – USB FTDI cable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429-307</text:p>
          </table:table-cell>
          <table:table-cell table:style-name="ce47" table:formula="of:=IF([.F103]=&quot;&quot;;&quot;&quot;;CONCATENATE(&quot;http://dk.rs-online.com/web/c/?searchTerm=&quot;;[.F103]))" office:value-type="string" office:string-value="http://dk.rs-online.com/web/c/?searchTerm=429-307">
            <text:p>http://dk.rs-online.com/web/c/?searchTerm=429-307</text:p>
          </table:table-cell>
          <table:table-cell table:style-name="ce54" table:formula="of:=IF(MID([.G103];1;4)=&quot;http&quot;;HYPERLINK([.G103]);&quot;&quot;)" office:value-type="string" office:string-value="http://dk.rs-online.com/web/c/?searchTerm=429-307">
            <text:p>http://dk.rs-online.com/web/c/?searchTerm=429-307</text:p>
          </table:table-cell>
          <table:table-cell office:value-type="string">
            <text:p>|</text:p>
          </table:table-cell>
          <table:table-cell/>
          <table:table-cell table:style-name="ce75"/>
          <table:table-cell table:style-name="ce75" office:value-type="float" office:value="1">
            <text:p>1</text:p>
          </table:table-cell>
          <table:table-cell table:style-name="ce77" table:number-columns-repeated="3"/>
          <table:table-cell table:style-name="ce77" office:value-type="float" office:value="1">
            <text:p>1</text:p>
          </table:table-cell>
          <table:table-cell table:style-name="ce77" table:number-columns-repeated="11"/>
          <table:table-cell table:style-name="ce77" office:value-type="float" office:value="1">
            <text:p>1</text:p>
          </table:table-cell>
          <table:table-cell table:style-name="ce77" table:number-columns-repeated="4"/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table:number-columns-repeated="20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Arduino Enclosure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715-4088</text:p>
          </table:table-cell>
          <table:table-cell table:style-name="ce47" table:formula="of:=IF([.F104]=&quot;&quot;;&quot;&quot;;CONCATENATE(&quot;http://dk.rs-online.com/web/c/?searchTerm=&quot;;[.F104]))" office:value-type="string" office:string-value="http://dk.rs-online.com/web/c/?searchTerm=715-4088">
            <text:p>http://dk.rs-online.com/web/c/?searchTerm=715-4088</text:p>
          </table:table-cell>
          <table:table-cell table:style-name="ce54" table:formula="of:=IF(MID([.G104];1;4)=&quot;http&quot;;HYPERLINK([.G104]);&quot;&quot;)" office:value-type="string" office:string-value="http://dk.rs-online.com/web/c/?searchTerm=715-4088">
            <text:p>http://dk.rs-online.com/web/c/?searchTerm=715-4088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5"/>
          <table:table-cell table:style-name="ce77" office:value-type="float" office:value="1">
            <text:p>1</text:p>
          </table:table-cell>
          <table:table-cell table:style-name="ce77" table:number-columns-repeated="13"/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table:number-columns-repeated="20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Arduino Mini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761-7327</text:p>
          </table:table-cell>
          <table:table-cell table:style-name="ce47" table:formula="of:=IF([.F105]=&quot;&quot;;&quot;&quot;;CONCATENATE(&quot;http://dk.rs-online.com/web/c/?searchTerm=&quot;;[.F105]))" office:value-type="string" office:string-value="http://dk.rs-online.com/web/c/?searchTerm=761-7327">
            <text:p>http://dk.rs-online.com/web/c/?searchTerm=761-7327</text:p>
          </table:table-cell>
          <table:table-cell table:style-name="ce54" table:formula="of:=IF(MID([.G105];1;4)=&quot;http&quot;;HYPERLINK([.G105]);&quot;&quot;)" office:value-type="string" office:string-value="http://dk.rs-online.com/web/c/?searchTerm=761-7327">
            <text:p>http://dk.rs-online.com/web/c/?searchTerm=761-7327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9"/>
          <table:table-cell table:style-name="ce77" office:value-type="float" office:value="1">
            <text:p>1</text:p>
          </table:table-cell>
          <table:table-cell table:style-name="ce77" table:number-columns-repeated="1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 table:style-name="ce47" table:formula="of:=IF([.F106]=&quot;&quot;;&quot;&quot;;CONCATENATE(&quot;http://dk.rs-online.com/web/c/?searchTerm=&quot;;[.F106]))">
            <text:p/>
          </table:table-cell>
          <table:table-cell table:style-name="ce54" table:formula="of:=IF(MID([.G106];1;4)=&quot;http&quot;;HYPERLINK([.G106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 table:style-name="ce47" table:formula="of:=IF([.F107]=&quot;&quot;;&quot;&quot;;CONCATENATE(&quot;http://dk.rs-online.com/web/c/?searchTerm=&quot;;[.F107]))">
            <text:p/>
          </table:table-cell>
          <table:table-cell table:style-name="ce54" table:formula="of:=IF(MID([.G107];1;4)=&quot;http&quot;;HYPERLINK([.G107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 table:style-name="ce47" table:formula="of:=IF([.F108]=&quot;&quot;;&quot;&quot;;CONCATENATE(&quot;http://dk.rs-online.com/web/c/?searchTerm=&quot;;[.F108]))">
            <text:p/>
          </table:table-cell>
          <table:table-cell table:style-name="ce54" table:formula="of:=IF(MID([.G108];1;4)=&quot;http&quot;;HYPERLINK([.G108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 table:style-name="ce47" table:formula="of:=IF([.F109]=&quot;&quot;;&quot;&quot;;CONCATENATE(&quot;http://dk.rs-online.com/web/c/?searchTerm=&quot;;[.F109]))">
            <text:p/>
          </table:table-cell>
          <table:table-cell table:style-name="ce54" table:formula="of:=IF(MID([.G109];1;4)=&quot;http&quot;;HYPERLINK([.G109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ce13" office:value-type="string">
            <text:p>Capacitors, SMD:</text:p>
          </table:table-cell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110]=&quot;&quot;;&quot;&quot;;CONCATENATE(&quot;http://dk.rs-online.com/web/c/?searchTerm=&quot;;[.F110]))">
            <text:p/>
          </table:table-cell>
          <table:table-cell table:style-name="ce54" table:formula="of:=IF(MID([.G110];1;4)=&quot;http&quot;;HYPERLINK([.G110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10 nF 0603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391-321</text:p>
          </table:table-cell>
          <table:table-cell table:style-name="ce47" table:formula="of:=IF([.F111]=&quot;&quot;;&quot;&quot;;CONCATENATE(&quot;http://dk.rs-online.com/web/c/?searchTerm=&quot;;[.F111]))" office:value-type="string" office:string-value="http://dk.rs-online.com/web/c/?searchTerm=391-321">
            <text:p>http://dk.rs-online.com/web/c/?searchTerm=391-321</text:p>
          </table:table-cell>
          <table:table-cell table:style-name="ce54" table:formula="of:=IF(MID([.G111];1;4)=&quot;http&quot;;HYPERLINK([.G111]);&quot;&quot;)" office:value-type="string" office:string-value="http://dk.rs-online.com/web/c/?searchTerm=391-321">
            <text:p>http://dk.rs-online.com/web/c/?searchTerm=391-321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2"/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table:number-columns-repeated="3"/>
          <table:table-cell table:style-name="ce95" table:number-columns-repeated="2"/>
          <table:table-cell table:style-name="ce77" table:number-columns-repeated="11"/>
          <table:table-cell table:style-name="ce77" office:value-type="float" office:value="3">
            <text:p>3</text:p>
          </table:table-cell>
          <table:table-cell table:style-name="ce77" table:number-columns-repeated="14"/>
          <table:table-cell table:number-columns-repeated="910"/>
        </table:table-row>
        <table:table-row table:style-name="ro3">
          <table:table-cell table:style-name="Default" office:value-type="string">
            <text:p>100nF 0603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698-3327</text:p>
          </table:table-cell>
          <table:table-cell table:style-name="ce47" table:formula="of:=IF([.F112]=&quot;&quot;;&quot;&quot;;CONCATENATE(&quot;http://dk.rs-online.com/web/c/?searchTerm=&quot;;[.F112]))" office:value-type="string" office:string-value="http://dk.rs-online.com/web/c/?searchTerm=698-3327">
            <text:p>http://dk.rs-online.com/web/c/?searchTerm=698-3327</text:p>
          </table:table-cell>
          <table:table-cell table:style-name="ce54" table:formula="of:=IF(MID([.G112];1;4)=&quot;http&quot;;HYPERLINK([.G112]);&quot;&quot;)" office:value-type="string" office:string-value="http://dk.rs-online.com/web/c/?searchTerm=698-3327">
            <text:p>http://dk.rs-online.com/web/c/?searchTerm=698-3327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office:value-type="float" office:value="2">
            <text:p>2</text:p>
          </table:table-cell>
          <table:table-cell table:style-name="ce77" office:value-type="float" office:value="2">
            <text:p>2</text:p>
          </table:table-cell>
          <table:table-cell table:style-name="ce77" office:value-type="float" office:value="2">
            <text:p>2</text:p>
          </table:table-cell>
          <table:table-cell table:style-name="ce77" office:value-type="float" office:value="2">
            <text:p>2</text:p>
          </table:table-cell>
          <table:table-cell table:style-name="ce77" office:value-type="float" office:value="2">
            <text:p>2</text:p>
          </table:table-cell>
          <table:table-cell table:style-name="ce77" office:value-type="float" office:value="2">
            <text:p>2</text:p>
          </table:table-cell>
          <table:table-cell table:style-name="ce77"/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table:number-columns-repeated="3"/>
          <table:table-cell table:style-name="ce77" office:value-type="float" office:value="6">
            <text:p>6</text:p>
          </table:table-cell>
          <table:table-cell table:style-name="ce77"/>
          <table:table-cell table:style-name="ce95" table:number-columns-repeated="2"/>
          <table:table-cell table:style-name="ce77" office:value-type="float" office:value="2">
            <text:p>2</text:p>
          </table:table-cell>
          <table:table-cell table:style-name="ce77" table:number-columns-repeated="7"/>
          <table:table-cell table:style-name="ce77" office:value-type="float" office:value="2">
            <text:p>2</text:p>
          </table:table-cell>
          <table:table-cell table:style-name="ce77" office:value-type="float" office:value="1">
            <text:p>1</text:p>
          </table:table-cell>
          <table:table-cell table:style-name="ce77" table:number-columns-repeated="16"/>
          <table:table-cell table:number-columns-repeated="910"/>
        </table:table-row>
        <table:table-row table:style-name="ro3">
          <table:table-cell table:style-name="Default" office:value-type="string">
            <text:p>10 uF 0805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723-6017</text:p>
          </table:table-cell>
          <table:table-cell table:style-name="ce47" table:formula="of:=IF([.F113]=&quot;&quot;;&quot;&quot;;CONCATENATE(&quot;http://dk.rs-online.com/web/c/?searchTerm=&quot;;[.F113]))" office:value-type="string" office:string-value="http://dk.rs-online.com/web/c/?searchTerm=723-6017">
            <text:p>http://dk.rs-online.com/web/c/?searchTerm=723-6017</text:p>
          </table:table-cell>
          <table:table-cell table:style-name="ce54" table:formula="of:=IF(MID([.G113];1;4)=&quot;http&quot;;HYPERLINK([.G113]);&quot;&quot;)" office:value-type="string" office:string-value="http://dk.rs-online.com/web/c/?searchTerm=723-6017">
            <text:p>http://dk.rs-online.com/web/c/?searchTerm=723-6017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/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/>
          <table:table-cell table:style-name="ce77" office:value-type="float" office:value="1">
            <text:p>1</text:p>
          </table:table-cell>
          <table:table-cell table:style-name="ce77"/>
          <table:table-cell table:style-name="ce95" office:value-type="float" office:value="1">
            <text:p>1</text:p>
          </table:table-cell>
          <table:table-cell table:style-name="ce95" office:value-type="float" office:value="1">
            <text:p>1</text:p>
          </table:table-cell>
          <table:table-cell table:style-name="ce77" table:number-columns-repeated="8"/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table:number-columns-repeated="16"/>
          <table:table-cell table:number-columns-repeated="910"/>
        </table:table-row>
        <table:table-row table:style-name="ro3">
          <table:table-cell table:style-name="Default" office:value-type="string">
            <text:p>1 uF 0805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653-0529</text:p>
          </table:table-cell>
          <table:table-cell table:style-name="ce47" table:formula="of:=IF([.F114]=&quot;&quot;;&quot;&quot;;CONCATENATE(&quot;http://dk.rs-online.com/web/c/?searchTerm=&quot;;[.F114]))" office:value-type="string" office:string-value="http://dk.rs-online.com/web/c/?searchTerm=653-0529">
            <text:p>http://dk.rs-online.com/web/c/?searchTerm=653-0529</text:p>
          </table:table-cell>
          <table:table-cell table:style-name="ce54" table:formula="of:=IF(MID([.G114];1;4)=&quot;http&quot;;HYPERLINK([.G114]);&quot;&quot;)" office:value-type="string" office:string-value="http://dk.rs-online.com/web/c/?searchTerm=653-0529">
            <text:p>http://dk.rs-online.com/web/c/?searchTerm=653-0529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office:value-type="float" office:value="1">
            <text:p>1</text:p>
          </table:table-cell>
          <table:table-cell table:style-name="ce95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115]=&quot;&quot;;&quot;&quot;;CONCATENATE(&quot;http://dk.rs-online.com/web/c/?searchTerm=&quot;;[.F115]))">
            <text:p/>
          </table:table-cell>
          <table:table-cell table:style-name="ce54" table:formula="of:=IF(MID([.G115];1;4)=&quot;http&quot;;HYPERLINK([.G115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116]=&quot;&quot;;&quot;&quot;;CONCATENATE(&quot;http://dk.rs-online.com/web/c/?searchTerm=&quot;;[.F116]))">
            <text:p/>
          </table:table-cell>
          <table:table-cell table:style-name="ce54" table:formula="of:=IF(MID([.G116];1;4)=&quot;http&quot;;HYPERLINK([.G116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117]=&quot;&quot;;&quot;&quot;;CONCATENATE(&quot;http://dk.rs-online.com/web/c/?searchTerm=&quot;;[.F117]))">
            <text:p/>
          </table:table-cell>
          <table:table-cell table:style-name="ce54" table:formula="of:=IF(MID([.G117];1;4)=&quot;http&quot;;HYPERLINK([.G117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118]=&quot;&quot;;&quot;&quot;;CONCATENATE(&quot;http://dk.rs-online.com/web/c/?searchTerm=&quot;;[.F118]))">
            <text:p/>
          </table:table-cell>
          <table:table-cell table:style-name="ce54" table:formula="of:=IF(MID([.G118];1;4)=&quot;http&quot;;HYPERLINK([.G118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ce13" office:value-type="string">
            <text:p>Capacitors, Through Hole:</text:p>
          </table:table-cell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119]=&quot;&quot;;&quot;&quot;;CONCATENATE(&quot;http://dk.rs-online.com/web/c/?searchTerm=&quot;;[.F119]))">
            <text:p/>
          </table:table-cell>
          <table:table-cell table:style-name="ce54" table:formula="of:=IF(MID([.G119];1;4)=&quot;http&quot;;HYPERLINK([.G119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 office:value-type="string">
            <text:p>10 nF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721-5252</text:p>
          </table:table-cell>
          <table:table-cell table:style-name="ce47" table:formula="of:=IF([.F120]=&quot;&quot;;&quot;&quot;;CONCATENATE(&quot;http://dk.rs-online.com/web/c/?searchTerm=&quot;;[.F120]))" office:value-type="string" office:string-value="http://dk.rs-online.com/web/c/?searchTerm=721-5252">
            <text:p>http://dk.rs-online.com/web/c/?searchTerm=721-5252</text:p>
          </table:table-cell>
          <table:table-cell table:style-name="ce54" table:formula="of:=IF(MID([.G120];1;4)=&quot;http&quot;;HYPERLINK([.G120]);&quot;&quot;)" office:value-type="string" office:string-value="http://dk.rs-online.com/web/c/?searchTerm=721-5252">
            <text:p>http://dk.rs-online.com/web/c/?searchTerm=721-5252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5"/>
          <table:table-cell table:style-name="ce77" office:value-type="float" office:value="1">
            <text:p>1</text:p>
          </table:table-cell>
          <table:table-cell table:style-name="ce77" table:number-columns-repeated="20"/>
          <table:table-cell table:number-columns-repeated="910"/>
        </table:table-row>
        <table:table-row table:style-name="ro3">
          <table:table-cell table:style-name="Default" office:value-type="string">
            <text:p>100nF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721-5256</text:p>
          </table:table-cell>
          <table:table-cell table:style-name="ce47" table:formula="of:=IF([.F121]=&quot;&quot;;&quot;&quot;;CONCATENATE(&quot;http://dk.rs-online.com/web/c/?searchTerm=&quot;;[.F121]))" office:value-type="string" office:string-value="http://dk.rs-online.com/web/c/?searchTerm=721-5256">
            <text:p>http://dk.rs-online.com/web/c/?searchTerm=721-5256</text:p>
          </table:table-cell>
          <table:table-cell table:style-name="ce54" table:formula="of:=IF(MID([.G121];1;4)=&quot;http&quot;;HYPERLINK([.G121]);&quot;&quot;)" office:value-type="string" office:string-value="http://dk.rs-online.com/web/c/?searchTerm=721-5256">
            <text:p>http://dk.rs-online.com/web/c/?searchTerm=721-5256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5"/>
          <table:table-cell table:style-name="ce77" office:value-type="float" office:value="2">
            <text:p>2</text:p>
          </table:table-cell>
          <table:table-cell table:style-name="ce77" table:number-columns-repeated="20"/>
          <table:table-cell table:number-columns-repeated="910"/>
        </table:table-row>
        <table:table-row table:style-name="ro3">
          <table:table-cell table:style-name="Default" office:value-type="string">
            <text:p>10 uF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547-2933</text:p>
          </table:table-cell>
          <table:table-cell table:style-name="ce47" table:formula="of:=IF([.F122]=&quot;&quot;;&quot;&quot;;CONCATENATE(&quot;http://dk.rs-online.com/web/c/?searchTerm=&quot;;[.F122]))" office:value-type="string" office:string-value="http://dk.rs-online.com/web/c/?searchTerm=547-2933">
            <text:p>http://dk.rs-online.com/web/c/?searchTerm=547-2933</text:p>
          </table:table-cell>
          <table:table-cell table:style-name="ce54" table:formula="of:=IF(MID([.G122];1;4)=&quot;http&quot;;HYPERLINK([.G122]);&quot;&quot;)" office:value-type="string" office:string-value="http://dk.rs-online.com/web/c/?searchTerm=547-2933">
            <text:p>http://dk.rs-online.com/web/c/?searchTerm=547-2933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5"/>
          <table:table-cell table:style-name="ce77" office:value-type="float" office:value="1">
            <text:p>1</text:p>
          </table:table-cell>
          <table:table-cell table:style-name="ce77" table:number-columns-repeated="20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123]=&quot;&quot;;&quot;&quot;;CONCATENATE(&quot;http://dk.rs-online.com/web/c/?searchTerm=&quot;;[.F123]))">
            <text:p/>
          </table:table-cell>
          <table:table-cell table:style-name="ce54" table:formula="of:=IF(MID([.G123];1;4)=&quot;http&quot;;HYPERLINK([.G123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124]=&quot;&quot;;&quot;&quot;;CONCATENATE(&quot;http://dk.rs-online.com/web/c/?searchTerm=&quot;;[.F124]))">
            <text:p/>
          </table:table-cell>
          <table:table-cell table:style-name="ce54" table:formula="of:=IF(MID([.G124];1;4)=&quot;http&quot;;HYPERLINK([.G124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125]=&quot;&quot;;&quot;&quot;;CONCATENATE(&quot;http://dk.rs-online.com/web/c/?searchTerm=&quot;;[.F125]))">
            <text:p/>
          </table:table-cell>
          <table:table-cell table:style-name="ce54" table:formula="of:=IF(MID([.G125];1;4)=&quot;http&quot;;HYPERLINK([.G125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126]=&quot;&quot;;&quot;&quot;;CONCATENATE(&quot;http://dk.rs-online.com/web/c/?searchTerm=&quot;;[.F126]))">
            <text:p/>
          </table:table-cell>
          <table:table-cell table:style-name="ce54" table:formula="of:=IF(MID([.G126];1;4)=&quot;http&quot;;HYPERLINK([.G126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ce13" office:value-type="string">
            <text:p>Resistors, SMD</text:p>
          </table:table-cell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127]=&quot;&quot;;&quot;&quot;;CONCATENATE(&quot;http://dk.rs-online.com/web/c/?searchTerm=&quot;;[.F127]))">
            <text:p/>
          </table:table-cell>
          <table:table-cell table:style-name="ce54" table:formula="of:=IF(MID([.G127];1;4)=&quot;http&quot;;HYPERLINK([.G127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 office:value-type="string">
            <text:p>100 Ohms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740-8886</text:p>
          </table:table-cell>
          <table:table-cell table:style-name="ce47" table:formula="of:=IF([.F128]=&quot;&quot;;&quot;&quot;;CONCATENATE(&quot;http://dk.rs-online.com/web/c/?searchTerm=&quot;;[.F128]))" office:value-type="string" office:string-value="http://dk.rs-online.com/web/c/?searchTerm=740-8886">
            <text:p>http://dk.rs-online.com/web/c/?searchTerm=740-8886</text:p>
          </table:table-cell>
          <table:table-cell table:style-name="ce54" table:formula="of:=IF(MID([.G128];1;4)=&quot;http&quot;;HYPERLINK([.G128]);&quot;&quot;)" office:value-type="string" office:string-value="http://dk.rs-online.com/web/c/?searchTerm=740-8886">
            <text:p>http://dk.rs-online.com/web/c/?searchTerm=740-8886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7"/>
          <table:table-cell table:style-name="ce77" office:value-type="float" office:value="1">
            <text:p>1</text:p>
          </table:table-cell>
          <table:table-cell table:style-name="ce77" table:number-columns-repeated="18"/>
          <table:table-cell table:number-columns-repeated="910"/>
        </table:table-row>
        <table:table-row table:style-name="ro3">
          <table:table-cell table:style-name="Default" office:value-type="string">
            <text:p>270 Ohms 0603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<text:s/>213-2193</text:p>
          </table:table-cell>
          <table:table-cell table:style-name="ce47" table:formula="of:=IF([.F129]=&quot;&quot;;&quot;&quot;;CONCATENATE(&quot;http://dk.rs-online.com/web/c/?searchTerm=&quot;;[.F129]))" office:value-type="string" office:string-value="http://dk.rs-online.com/web/c/?searchTerm= 213-2193">
            <text:p>http://dk.rs-online.com/web/c/?searchTerm= 213-2193</text:p>
          </table:table-cell>
          <table:table-cell table:style-name="ce54" table:formula="of:=IF(MID([.G129];1;4)=&quot;http&quot;;HYPERLINK([.G129]);&quot;&quot;)" office:value-type="string" office:string-value="http://dk.rs-online.com/web/c/?searchTerm= 213-2193">
            <text:p>http://dk.rs-online.com/web/c/?searchTerm= 213-2193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office:value-type="float" office:value="16">
            <text:p>16</text:p>
          </table:table-cell>
          <table:table-cell table:style-name="ce77" office:value-type="float" office:value="16">
            <text:p>16</text:p>
          </table:table-cell>
          <table:table-cell table:style-name="ce77" office:value-type="float" office:value="16">
            <text:p>16</text:p>
          </table:table-cell>
          <table:table-cell table:style-name="ce77" office:value-type="float" office:value="16">
            <text:p>16</text:p>
          </table:table-cell>
          <table:table-cell table:style-name="ce77" office:value-type="float" office:value="16">
            <text:p>16</text:p>
          </table:table-cell>
          <table:table-cell table:style-name="ce77" office:value-type="float" office:value="16">
            <text:p>16</text:p>
          </table:table-cell>
          <table:table-cell table:style-name="ce77" table:number-columns-repeated="11"/>
          <table:table-cell table:style-name="ce95" table:number-columns-repeated="2"/>
          <table:table-cell table:style-name="ce77" table:number-columns-repeated="2"/>
          <table:table-cell table:style-name="ce77" office:value-type="float" office:value="8">
            <text:p>8</text:p>
          </table:table-cell>
          <table:table-cell table:style-name="ce77" table:number-columns-repeated="23"/>
          <table:table-cell table:number-columns-repeated="910"/>
        </table:table-row>
        <table:table-row table:style-name="ro3">
          <table:table-cell table:style-name="Default" office:value-type="string">
            <text:p>330 Ohms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740-8931</text:p>
          </table:table-cell>
          <table:table-cell table:style-name="ce47" table:formula="of:=IF([.F130]=&quot;&quot;;&quot;&quot;;CONCATENATE(&quot;http://dk.rs-online.com/web/c/?searchTerm=&quot;;[.F130]))" office:value-type="string" office:string-value="http://dk.rs-online.com/web/c/?searchTerm=740-8931">
            <text:p>http://dk.rs-online.com/web/c/?searchTerm=740-8931</text:p>
          </table:table-cell>
          <table:table-cell table:style-name="ce54" table:formula="of:=IF(MID([.G130];1;4)=&quot;http&quot;;HYPERLINK([.G130]);&quot;&quot;)" office:value-type="string" office:string-value="http://dk.rs-online.com/web/c/?searchTerm=740-8931">
            <text:p>http://dk.rs-online.com/web/c/?searchTerm=740-8931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7"/>
          <table:table-cell table:style-name="ce77" office:value-type="float" office:value="1">
            <text:p>1</text:p>
          </table:table-cell>
          <table:table-cell table:style-name="ce77" table:number-columns-repeated="18"/>
          <table:table-cell table:number-columns-repeated="910"/>
        </table:table-row>
        <table:table-row table:style-name="ro3">
          <table:table-cell table:style-name="Default" office:value-type="string">
            <text:p>820 Ohms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213-2250</text:p>
          </table:table-cell>
          <table:table-cell table:style-name="ce47" table:formula="of:=IF([.F131]=&quot;&quot;;&quot;&quot;;CONCATENATE(&quot;http://dk.rs-online.com/web/c/?searchTerm=&quot;;[.F131]))" office:value-type="string" office:string-value="http://dk.rs-online.com/web/c/?searchTerm=213-2250">
            <text:p>http://dk.rs-online.com/web/c/?searchTerm=213-2250</text:p>
          </table:table-cell>
          <table:table-cell table:style-name="ce54" table:formula="of:=IF(MID([.G131];1;4)=&quot;http&quot;;HYPERLINK([.G131]);&quot;&quot;)" office:value-type="string" office:string-value="http://dk.rs-online.com/web/c/?searchTerm=213-2250">
            <text:p>http://dk.rs-online.com/web/c/?searchTerm=213-2250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7"/>
          <table:table-cell table:style-name="ce77" office:value-type="float" office:value="1">
            <text:p>1</text:p>
          </table:table-cell>
          <table:table-cell table:style-name="ce77" table:number-columns-repeated="18"/>
          <table:table-cell table:number-columns-repeated="910"/>
        </table:table-row>
        <table:table-row table:style-name="ro3">
          <table:table-cell table:style-name="Default" office:value-type="string">
            <text:p>1K Ohms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740-8880</text:p>
          </table:table-cell>
          <table:table-cell table:style-name="ce47" table:formula="of:=IF([.F132]=&quot;&quot;;&quot;&quot;;CONCATENATE(&quot;http://dk.rs-online.com/web/c/?searchTerm=&quot;;[.F132]))" office:value-type="string" office:string-value="http://dk.rs-online.com/web/c/?searchTerm=740-8880">
            <text:p>http://dk.rs-online.com/web/c/?searchTerm=740-8880</text:p>
          </table:table-cell>
          <table:table-cell table:style-name="ce54" table:formula="of:=IF(MID([.G132];1;4)=&quot;http&quot;;HYPERLINK([.G132]);&quot;&quot;)" office:value-type="string" office:string-value="http://dk.rs-online.com/web/c/?searchTerm=740-8880">
            <text:p>http://dk.rs-online.com/web/c/?searchTerm=740-8880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 office:value-type="string">
            <text:p>1k5 Ohms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740-8903</text:p>
          </table:table-cell>
          <table:table-cell table:style-name="ce47" table:formula="of:=IF([.F133]=&quot;&quot;;&quot;&quot;;CONCATENATE(&quot;http://dk.rs-online.com/web/c/?searchTerm=&quot;;[.F133]))" office:value-type="string" office:string-value="http://dk.rs-online.com/web/c/?searchTerm=740-8903">
            <text:p>http://dk.rs-online.com/web/c/?searchTerm=740-8903</text:p>
          </table:table-cell>
          <table:table-cell table:style-name="ce54" table:formula="of:=IF(MID([.G133];1;4)=&quot;http&quot;;HYPERLINK([.G133]);&quot;&quot;)" office:value-type="string" office:string-value="http://dk.rs-online.com/web/c/?searchTerm=740-8903">
            <text:p>http://dk.rs-online.com/web/c/?searchTerm=740-8903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 office:value-type="float" office:value="2">
            <text:p>2</text:p>
          </table:table-cell>
          <table:table-cell table:style-name="ce77" table:number-columns-repeated="5"/>
          <table:table-cell table:style-name="ce89" office:value-type="float" office:value="2">
            <text:p>2</text:p>
          </table:table-cell>
          <table:table-cell table:style-name="ce77" table:number-columns-repeated="11"/>
          <table:table-cell table:style-name="ce95" table:number-columns-repeated="2"/>
          <table:table-cell table:style-name="ce77" office:value-type="float" office:value="2">
            <text:p>2</text:p>
          </table:table-cell>
          <table:table-cell table:style-name="ce77" table:number-columns-repeated="6"/>
          <table:table-cell table:style-name="ce77" office:value-type="float" office:value="1">
            <text:p>1</text:p>
          </table:table-cell>
          <table:table-cell table:style-name="ce77"/>
          <table:table-cell table:style-name="ce77" office:value-type="float" office:value="2">
            <text:p>2</text:p>
          </table:table-cell>
          <table:table-cell table:style-name="ce77" table:number-columns-repeated="16"/>
          <table:table-cell table:number-columns-repeated="910"/>
        </table:table-row>
        <table:table-row table:style-name="ro3">
          <table:table-cell table:style-name="Default" office:value-type="string">
            <text:p>2k Ohms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740-8836</text:p>
          </table:table-cell>
          <table:table-cell table:style-name="ce47" table:formula="of:=IF([.F134]=&quot;&quot;;&quot;&quot;;CONCATENATE(&quot;http://dk.rs-online.com/web/c/?searchTerm=&quot;;[.F134]))" office:value-type="string" office:string-value="http://dk.rs-online.com/web/c/?searchTerm=740-8836">
            <text:p>http://dk.rs-online.com/web/c/?searchTerm=740-8836</text:p>
          </table:table-cell>
          <table:table-cell table:style-name="ce54" table:formula="of:=IF(MID([.G134];1;4)=&quot;http&quot;;HYPERLINK([.G134]);&quot;&quot;)" office:value-type="string" office:string-value="http://dk.rs-online.com/web/c/?searchTerm=740-8836">
            <text:p>http://dk.rs-online.com/web/c/?searchTerm=740-8836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7"/>
          <table:table-cell table:style-name="ce77" office:value-type="float" office:value="1">
            <text:p>1</text:p>
          </table:table-cell>
          <table:table-cell table:style-name="ce77" table:number-columns-repeated="18"/>
          <table:table-cell table:number-columns-repeated="910"/>
        </table:table-row>
        <table:table-row table:style-name="ro3">
          <table:table-cell table:style-name="Default" office:value-type="string">
            <text:p>3k3 Ohms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740-8864</text:p>
          </table:table-cell>
          <table:table-cell table:style-name="ce47" table:formula="of:=IF([.F135]=&quot;&quot;;&quot;&quot;;CONCATENATE(&quot;http://dk.rs-online.com/web/c/?searchTerm=&quot;;[.F135]))" office:value-type="string" office:string-value="http://dk.rs-online.com/web/c/?searchTerm=740-8864">
            <text:p>http://dk.rs-online.com/web/c/?searchTerm=740-8864</text:p>
          </table:table-cell>
          <table:table-cell table:style-name="ce54" table:formula="of:=IF(MID([.G135];1;4)=&quot;http&quot;;HYPERLINK([.G135]);&quot;&quot;)" office:value-type="string" office:string-value="http://dk.rs-online.com/web/c/?searchTerm=740-8864">
            <text:p>http://dk.rs-online.com/web/c/?searchTerm=740-8864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7"/>
          <table:table-cell table:style-name="ce77" office:value-type="float" office:value="1">
            <text:p>1</text:p>
          </table:table-cell>
          <table:table-cell table:style-name="ce77" table:number-columns-repeated="18"/>
          <table:table-cell table:number-columns-repeated="910"/>
        </table:table-row>
        <table:table-row table:style-name="ro3">
          <table:table-cell table:style-name="Default" office:value-type="string">
            <text:p>10K 0603 (alt: 740-8892)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740-8899</text:p>
          </table:table-cell>
          <table:table-cell table:style-name="ce47" table:formula="of:=IF([.F136]=&quot;&quot;;&quot;&quot;;CONCATENATE(&quot;http://dk.rs-online.com/web/c/?searchTerm=&quot;;[.F136]))" office:value-type="string" office:string-value="http://dk.rs-online.com/web/c/?searchTerm=740-8899">
            <text:p>http://dk.rs-online.com/web/c/?searchTerm=740-8899</text:p>
          </table:table-cell>
          <table:table-cell table:style-name="ce54" table:formula="of:=IF(MID([.G136];1;4)=&quot;http&quot;;HYPERLINK([.G136]);&quot;&quot;)" office:value-type="string" office:string-value="http://dk.rs-online.com/web/c/?searchTerm=740-8899">
            <text:p>http://dk.rs-online.com/web/c/?searchTerm=740-8899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office:value-type="float" office:value="1">
            <text:p>1</text:p>
          </table:table-cell>
          <table:table-cell table:style-name="ce95"/>
          <table:table-cell table:style-name="ce77" table:number-columns-repeated="5"/>
          <table:table-cell table:style-name="ce77" office:value-type="float" office:value="2">
            <text:p>2</text:p>
          </table:table-cell>
          <table:table-cell table:style-name="ce77" table:number-columns-repeated="20"/>
          <table:table-cell table:number-columns-repeated="910"/>
        </table:table-row>
        <table:table-row table:style-name="ro3">
          <table:table-cell table:style-name="Default" office:value-type="string">
            <text:p>15K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740-8912</text:p>
          </table:table-cell>
          <table:table-cell table:style-name="ce47" table:formula="of:=IF([.F137]=&quot;&quot;;&quot;&quot;;CONCATENATE(&quot;http://dk.rs-online.com/web/c/?searchTerm=&quot;;[.F137]))" office:value-type="string" office:string-value="http://dk.rs-online.com/web/c/?searchTerm=740-8912">
            <text:p>http://dk.rs-online.com/web/c/?searchTerm=740-8912</text:p>
          </table:table-cell>
          <table:table-cell table:style-name="ce54" table:formula="of:=IF(MID([.G137];1;4)=&quot;http&quot;;HYPERLINK([.G137]);&quot;&quot;)" office:value-type="string" office:string-value="http://dk.rs-online.com/web/c/?searchTerm=740-8912">
            <text:p>http://dk.rs-online.com/web/c/?searchTerm=740-8912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6"/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table:number-columns-repeated="18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138]=&quot;&quot;;&quot;&quot;;CONCATENATE(&quot;http://dk.rs-online.com/web/c/?searchTerm=&quot;;[.F138]))">
            <text:p/>
          </table:table-cell>
          <table:table-cell table:style-name="ce54" table:formula="of:=IF(MID([.G138];1;4)=&quot;http&quot;;HYPERLINK([.G138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 table:style-name="Default"/>
          <table:table-cell table:style-name="ce47" table:formula="of:=IF([.F139]=&quot;&quot;;&quot;&quot;;CONCATENATE(&quot;http://dk.rs-online.com/web/c/?searchTerm=&quot;;[.F139]))">
            <text:p/>
          </table:table-cell>
          <table:table-cell table:style-name="ce54" table:formula="of:=IF(MID([.G139];1;4)=&quot;http&quot;;HYPERLINK([.G139]);&quot;&quot;)">
            <text:p/>
          </table:table-cell>
          <table:table-cell office:value-type="string">
            <text:p>|</text:p>
          </table:table-cell>
          <table:table-cell table:style-name="ce66"/>
          <table:table-cell table:style-name="Default" table:number-columns-repeated="44"/>
          <table:table-cell table:style-name="ce66"/>
          <table:table-cell table:style-name="Default" table:number-columns-repeated="17"/>
          <table:table-cell table:number-columns-repeated="2"/>
          <table:table-cell table:style-name="Default" table:number-columns-repeated="27"/>
          <table:table-cell table:number-columns-repeated="909"/>
        </table:table-row>
        <table:table-row table:style-name="ro3">
          <table:table-cell table:style-name="Default" office:value-type="string">
            <text:p>220R CAY 16 Resistor Network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522-5636</text:p>
          </table:table-cell>
          <table:table-cell table:style-name="ce47" table:formula="of:=IF([.F140]=&quot;&quot;;&quot;&quot;;CONCATENATE(&quot;http://dk.rs-online.com/web/c/?searchTerm=&quot;;[.F140]))" office:value-type="string" office:string-value="http://dk.rs-online.com/web/c/?searchTerm=522-5636">
            <text:p>http://dk.rs-online.com/web/c/?searchTerm=522-5636</text:p>
          </table:table-cell>
          <table:table-cell table:style-name="ce54" table:formula="of:=IF(MID([.G140];1;4)=&quot;http&quot;;HYPERLINK([.G140]);&quot;&quot;)" office:value-type="string" office:string-value="http://dk.rs-online.com/web/c/?searchTerm=522-5636">
            <text:p>http://dk.rs-online.com/web/c/?searchTerm=522-5636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"/>
          <table:table-cell table:style-name="ce77" office:value-type="float" office:value="1">
            <text:p>1</text:p>
          </table:table-cell>
          <table:table-cell table:style-name="ce77" table:number-columns-repeated="23"/>
          <table:table-cell table:number-columns-repeated="910"/>
        </table:table-row>
        <table:table-row table:style-name="ro3">
          <table:table-cell table:style-name="Default" office:value-type="string">
            <text:p>330R CAY 16 Resistor Network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522-5686</text:p>
          </table:table-cell>
          <table:table-cell table:style-name="ce47" table:formula="of:=IF([.F141]=&quot;&quot;;&quot;&quot;;CONCATENATE(&quot;http://dk.rs-online.com/web/c/?searchTerm=&quot;;[.F141]))" office:value-type="string" office:string-value="http://dk.rs-online.com/web/c/?searchTerm=522-5686">
            <text:p>http://dk.rs-online.com/web/c/?searchTerm=522-5686</text:p>
          </table:table-cell>
          <table:table-cell table:style-name="ce54" table:formula="of:=IF(MID([.G141];1;4)=&quot;http&quot;;HYPERLINK([.G141]);&quot;&quot;)" office:value-type="string" office:string-value="http://dk.rs-online.com/web/c/?searchTerm=522-5686">
            <text:p>http://dk.rs-online.com/web/c/?searchTerm=522-5686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office:value-type="float" office:value="4">
            <text:p>4</text:p>
          </table:table-cell>
          <table:table-cell table:style-name="ce77" table:number-columns-repeated="7"/>
          <table:table-cell table:style-name="ce77" office:value-type="float" office:value="4">
            <text:p>4</text:p>
          </table:table-cell>
          <table:table-cell table:style-name="ce77" table:number-columns-repeated="17"/>
          <table:table-cell table:number-columns-repeated="910"/>
        </table:table-row>
        <table:table-row table:style-name="ro3">
          <table:table-cell table:style-name="Default" office:value-type="string">
            <text:p>470R CAY 16 Resistor Network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522-5737</text:p>
          </table:table-cell>
          <table:table-cell table:style-name="ce47" table:formula="of:=IF([.F142]=&quot;&quot;;&quot;&quot;;CONCATENATE(&quot;http://dk.rs-online.com/web/c/?searchTerm=&quot;;[.F142]))" office:value-type="string" office:string-value="http://dk.rs-online.com/web/c/?searchTerm=522-5737">
            <text:p>http://dk.rs-online.com/web/c/?searchTerm=522-5737</text:p>
          </table:table-cell>
          <table:table-cell table:style-name="ce54" table:formula="of:=IF(MID([.G142];1;4)=&quot;http&quot;;HYPERLINK([.G142]);&quot;&quot;)" office:value-type="string" office:string-value="http://dk.rs-online.com/web/c/?searchTerm=522-5737">
            <text:p>http://dk.rs-online.com/web/c/?searchTerm=522-5737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 office:value-type="string">
            <text:p>1K CAY16 Resistor network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522-5579</text:p>
          </table:table-cell>
          <table:table-cell table:style-name="ce47" table:formula="of:=IF([.F143]=&quot;&quot;;&quot;&quot;;CONCATENATE(&quot;http://dk.rs-online.com/web/c/?searchTerm=&quot;;[.F143]))" office:value-type="string" office:string-value="http://dk.rs-online.com/web/c/?searchTerm=522-5579">
            <text:p>http://dk.rs-online.com/web/c/?searchTerm=522-5579</text:p>
          </table:table-cell>
          <table:table-cell table:style-name="ce54" table:formula="of:=IF(MID([.G143];1;4)=&quot;http&quot;;HYPERLINK([.G143]);&quot;&quot;)" office:value-type="string" office:string-value="http://dk.rs-online.com/web/c/?searchTerm=522-5579">
            <text:p>http://dk.rs-online.com/web/c/?searchTerm=522-5579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5"/>
          <table:table-cell table:style-name="ce77" office:value-type="float" office:value="2">
            <text:p>2</text:p>
          </table:table-cell>
          <table:table-cell table:style-name="ce7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 office:value-type="string">
            <text:p>10K CAY16 Resistor network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522-5585</text:p>
          </table:table-cell>
          <table:table-cell table:style-name="ce47" table:formula="of:=IF([.F144]=&quot;&quot;;&quot;&quot;;CONCATENATE(&quot;http://dk.rs-online.com/web/c/?searchTerm=&quot;;[.F144]))" office:value-type="string" office:string-value="http://dk.rs-online.com/web/c/?searchTerm=522-5585">
            <text:p>http://dk.rs-online.com/web/c/?searchTerm=522-5585</text:p>
          </table:table-cell>
          <table:table-cell table:style-name="ce54" table:formula="of:=IF(MID([.G144];1;4)=&quot;http&quot;;HYPERLINK([.G144]);&quot;&quot;)" office:value-type="string" office:string-value="http://dk.rs-online.com/web/c/?searchTerm=522-5585">
            <text:p>http://dk.rs-online.com/web/c/?searchTerm=522-5585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/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table:number-columns-repeated="3"/>
          <table:table-cell table:style-name="ce77" office:value-type="float" office:value="2">
            <text:p>2</text:p>
          </table:table-cell>
          <table:table-cell table:style-name="ce77"/>
          <table:table-cell table:style-name="ce95" table:number-columns-repeated="2"/>
          <table:table-cell table:style-name="ce77" office:value-type="float" office:value="3">
            <text:p>3</text:p>
          </table:table-cell>
          <table:table-cell table:style-name="ce77"/>
          <table:table-cell table:style-name="ce77" office:value-type="float" office:value="1">
            <text:p>1</text:p>
          </table:table-cell>
          <table:table-cell table:style-name="ce77" table:number-columns-repeated="5"/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table:number-columns-repeated="16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 table:style-name="Default"/>
          <table:table-cell table:style-name="ce47" table:formula="of:=IF([.F145]=&quot;&quot;;&quot;&quot;;CONCATENATE(&quot;http://dk.rs-online.com/web/c/?searchTerm=&quot;;[.F145]))">
            <text:p/>
          </table:table-cell>
          <table:table-cell table:style-name="ce54" table:formula="of:=IF(MID([.G145];1;4)=&quot;http&quot;;HYPERLINK([.G145]);&quot;&quot;)">
            <text:p/>
          </table:table-cell>
          <table:table-cell office:value-type="string">
            <text:p>|</text:p>
          </table:table-cell>
          <table:table-cell table:style-name="ce66"/>
          <table:table-cell table:style-name="Default" table:number-columns-repeated="44"/>
          <table:table-cell table:style-name="ce66"/>
          <table:table-cell table:style-name="Default" table:number-columns-repeated="17"/>
          <table:table-cell table:number-columns-repeated="2"/>
          <table:table-cell table:style-name="Default" table:number-columns-repeated="27"/>
          <table:table-cell table:number-columns-repeated="909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146]=&quot;&quot;;&quot;&quot;;CONCATENATE(&quot;http://dk.rs-online.com/web/c/?searchTerm=&quot;;[.F146]))">
            <text:p/>
          </table:table-cell>
          <table:table-cell table:style-name="ce54" table:formula="of:=IF(MID([.G146];1;4)=&quot;http&quot;;HYPERLINK([.G146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147]=&quot;&quot;;&quot;&quot;;CONCATENATE(&quot;http://dk.rs-online.com/web/c/?searchTerm=&quot;;[.F147]))">
            <text:p/>
          </table:table-cell>
          <table:table-cell table:style-name="ce54" table:formula="of:=IF(MID([.G147];1;4)=&quot;http&quot;;HYPERLINK([.G147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148]=&quot;&quot;;&quot;&quot;;CONCATENATE(&quot;http://dk.rs-online.com/web/c/?searchTerm=&quot;;[.F148]))">
            <text:p/>
          </table:table-cell>
          <table:table-cell table:style-name="ce54" table:formula="of:=IF(MID([.G148];1;4)=&quot;http&quot;;HYPERLINK([.G148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ce13" office:value-type="string">
            <text:p>Resistors, Through-Hole</text:p>
          </table:table-cell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149]=&quot;&quot;;&quot;&quot;;CONCATENATE(&quot;http://dk.rs-online.com/web/c/?searchTerm=&quot;;[.F149]))">
            <text:p/>
          </table:table-cell>
          <table:table-cell table:style-name="ce54" table:formula="of:=IF(MID([.G149];1;4)=&quot;http&quot;;HYPERLINK([.G149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 office:value-type="string">
            <text:p>100R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707-7587</text:p>
          </table:table-cell>
          <table:table-cell table:style-name="ce47" table:formula="of:=IF([.F150]=&quot;&quot;;&quot;&quot;;CONCATENATE(&quot;http://dk.rs-online.com/web/c/?searchTerm=&quot;;[.F150]))" office:value-type="string" office:string-value="http://dk.rs-online.com/web/c/?searchTerm=707-7587">
            <text:p>http://dk.rs-online.com/web/c/?searchTerm=707-7587</text:p>
          </table:table-cell>
          <table:table-cell table:style-name="ce54" table:formula="of:=IF(MID([.G150];1;4)=&quot;http&quot;;HYPERLINK([.G150]);&quot;&quot;)" office:value-type="string" office:string-value="http://dk.rs-online.com/web/c/?searchTerm=707-7587">
            <text:p>http://dk.rs-online.com/web/c/?searchTerm=707-7587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7"/>
          <table:table-cell table:style-name="ce77" office:value-type="float" office:value="2">
            <text:p>2</text:p>
          </table:table-cell>
          <table:table-cell table:style-name="ce77" table:number-columns-repeated="18"/>
          <table:table-cell table:number-columns-repeated="910"/>
        </table:table-row>
        <table:table-row table:style-name="ro3">
          <table:table-cell table:style-name="Default" office:value-type="string">
            <text:p>330R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707-7622</text:p>
          </table:table-cell>
          <table:table-cell table:style-name="ce47" table:formula="of:=IF([.F151]=&quot;&quot;;&quot;&quot;;CONCATENATE(&quot;http://dk.rs-online.com/web/c/?searchTerm=&quot;;[.F151]))" office:value-type="string" office:string-value="http://dk.rs-online.com/web/c/?searchTerm=707-7622">
            <text:p>http://dk.rs-online.com/web/c/?searchTerm=707-7622</text:p>
          </table:table-cell>
          <table:table-cell table:style-name="ce54" table:formula="of:=IF(MID([.G151];1;4)=&quot;http&quot;;HYPERLINK([.G151]);&quot;&quot;)" office:value-type="string" office:string-value="http://dk.rs-online.com/web/c/?searchTerm=707-7622">
            <text:p>http://dk.rs-online.com/web/c/?searchTerm=707-7622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5"/>
          <table:table-cell table:style-name="ce77" office:value-type="float" office:value="2">
            <text:p>2</text:p>
          </table:table-cell>
          <table:table-cell table:style-name="ce77" table:number-columns-repeated="5"/>
          <table:table-cell table:style-name="ce77" office:value-type="float" office:value="2">
            <text:p>2</text:p>
          </table:table-cell>
          <table:table-cell table:style-name="ce77" table:number-columns-repeated="20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9"/>
          <table:table-cell table:style-name="Default"/>
          <table:table-cell table:style-name="ce77" office:value-type="float" office:value="1">
            <text:p>1</text:p>
          </table:table-cell>
          <table:table-cell table:style-name="ce77" table:number-columns-repeated="15"/>
          <table:table-cell table:number-columns-repeated="910"/>
        </table:table-row>
        <table:table-row table:style-name="ro3">
          <table:table-cell table:style-name="Default" office:value-type="string">
            <text:p>1K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135-847</text:p>
          </table:table-cell>
          <table:table-cell table:style-name="ce47" table:formula="of:=IF([.F152]=&quot;&quot;;&quot;&quot;;CONCATENATE(&quot;http://dk.rs-online.com/web/c/?searchTerm=&quot;;[.F152]))" office:value-type="string" office:string-value="http://dk.rs-online.com/web/c/?searchTerm=135-847">
            <text:p>http://dk.rs-online.com/web/c/?searchTerm=135-847</text:p>
          </table:table-cell>
          <table:table-cell table:style-name="ce54" table:formula="of:=IF(MID([.G152];1;4)=&quot;http&quot;;HYPERLINK([.G152]);&quot;&quot;)" office:value-type="string" office:string-value="http://dk.rs-online.com/web/c/?searchTerm=135-847">
            <text:p>http://dk.rs-online.com/web/c/?searchTerm=135-847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/>
          <table:table-cell table:style-name="ce77" office:value-type="float" office:value="1">
            <text:p>1</text:p>
          </table:table-cell>
          <table:table-cell table:style-name="ce77" table:number-columns-repeated="7"/>
          <table:table-cell table:style-name="Default"/>
          <table:table-cell table:style-name="ce77" office:value-type="float" office:value="1">
            <text:p>1</text:p>
          </table:table-cell>
          <table:table-cell table:style-name="ce77" table:number-columns-repeated="15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153]=&quot;&quot;;&quot;&quot;;CONCATENATE(&quot;http://dk.rs-online.com/web/c/?searchTerm=&quot;;[.F153]))">
            <text:p/>
          </table:table-cell>
          <table:table-cell table:style-name="ce54" table:formula="of:=IF(MID([.G153];1;4)=&quot;http&quot;;HYPERLINK([.G153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9"/>
          <table:table-cell table:style-name="Default"/>
          <table:table-cell table:style-name="ce77" table:number-columns-repeated="16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 table:style-name="Default"/>
          <table:table-cell table:style-name="ce47" table:formula="of:=IF([.F154]=&quot;&quot;;&quot;&quot;;CONCATENATE(&quot;http://dk.rs-online.com/web/c/?searchTerm=&quot;;[.F154]))">
            <text:p/>
          </table:table-cell>
          <table:table-cell table:style-name="ce54" table:formula="of:=IF(MID([.G154];1;4)=&quot;http&quot;;HYPERLINK([.G154]);&quot;&quot;)">
            <text:p/>
          </table:table-cell>
          <table:table-cell office:value-type="string">
            <text:p>|</text:p>
          </table:table-cell>
          <table:table-cell table:style-name="ce66"/>
          <table:table-cell table:style-name="Default" table:number-columns-repeated="44"/>
          <table:table-cell table:style-name="ce66"/>
          <table:table-cell table:style-name="Default" table:number-columns-repeated="17"/>
          <table:table-cell table:number-columns-repeated="2"/>
          <table:table-cell table:style-name="Default" table:number-columns-repeated="27"/>
          <table:table-cell table:number-columns-repeated="909"/>
        </table:table-row>
        <table:table-row table:style-name="ro3">
          <table:table-cell table:style-name="Default" office:value-type="string">
            <text:p>270R Resistor Network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522-3933</text:p>
          </table:table-cell>
          <table:table-cell table:style-name="ce47" table:formula="of:=IF([.F155]=&quot;&quot;;&quot;&quot;;CONCATENATE(&quot;http://dk.rs-online.com/web/c/?searchTerm=&quot;;[.F155]))" office:value-type="string" office:string-value="http://dk.rs-online.com/web/c/?searchTerm=522-3933">
            <text:p>http://dk.rs-online.com/web/c/?searchTerm=522-3933</text:p>
          </table:table-cell>
          <table:table-cell table:style-name="ce54" table:formula="of:=IF(MID([.G155];1;4)=&quot;http&quot;;HYPERLINK([.G155]);&quot;&quot;)" office:value-type="string" office:string-value="http://dk.rs-online.com/web/c/?searchTerm=522-3933">
            <text:p>http://dk.rs-online.com/web/c/?searchTerm=522-3933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5"/>
          <table:table-cell table:style-name="ce77" office:value-type="float" office:value="4">
            <text:p>4</text:p>
          </table:table-cell>
          <table:table-cell table:style-name="ce77" table:number-columns-repeated="3"/>
          <table:table-cell table:style-name="ce77" office:value-type="float" office:value="4">
            <text:p>4</text:p>
          </table:table-cell>
          <table:table-cell table:style-name="ce77" table:number-columns-repeated="16"/>
          <table:table-cell table:number-columns-repeated="910"/>
        </table:table-row>
        <table:table-row table:style-name="ro3">
          <table:table-cell table:style-name="Default" office:value-type="string">
            <text:p>10K Resistor Network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522-3810</text:p>
          </table:table-cell>
          <table:table-cell table:style-name="ce47" table:formula="of:=IF([.F156]=&quot;&quot;;&quot;&quot;;CONCATENATE(&quot;http://dk.rs-online.com/web/c/?searchTerm=&quot;;[.F156]))" office:value-type="string" office:string-value="http://dk.rs-online.com/web/c/?searchTerm=522-3810">
            <text:p>http://dk.rs-online.com/web/c/?searchTerm=522-3810</text:p>
          </table:table-cell>
          <table:table-cell table:style-name="ce54" table:formula="of:=IF(MID([.G156];1;4)=&quot;http&quot;;HYPERLINK([.G156]);&quot;&quot;)" office:value-type="string" office:string-value="http://dk.rs-online.com/web/c/?searchTerm=522-3810">
            <text:p>http://dk.rs-online.com/web/c/?searchTerm=522-3810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 table:style-name="Default"/>
          <table:table-cell table:style-name="ce47" table:formula="of:=IF([.F157]=&quot;&quot;;&quot;&quot;;CONCATENATE(&quot;http://dk.rs-online.com/web/c/?searchTerm=&quot;;[.F157]))">
            <text:p/>
          </table:table-cell>
          <table:table-cell table:style-name="ce54" table:formula="of:=IF(MID([.G157];1;4)=&quot;http&quot;;HYPERLINK([.G157]);&quot;&quot;)">
            <text:p/>
          </table:table-cell>
          <table:table-cell office:value-type="string">
            <text:p>|</text:p>
          </table:table-cell>
          <table:table-cell table:style-name="ce66"/>
          <table:table-cell table:style-name="Default" table:number-columns-repeated="44"/>
          <table:table-cell table:style-name="ce66"/>
          <table:table-cell table:style-name="Default" table:number-columns-repeated="17"/>
          <table:table-cell table:number-columns-repeated="2"/>
          <table:table-cell table:style-name="Default" table:number-columns-repeated="27"/>
          <table:table-cell table:number-columns-repeated="909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158]=&quot;&quot;;&quot;&quot;;CONCATENATE(&quot;http://dk.rs-online.com/web/c/?searchTerm=&quot;;[.F158]))">
            <text:p/>
          </table:table-cell>
          <table:table-cell table:style-name="ce54" table:formula="of:=IF(MID([.G158];1;4)=&quot;http&quot;;HYPERLINK([.G158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159]=&quot;&quot;;&quot;&quot;;CONCATENATE(&quot;http://dk.rs-online.com/web/c/?searchTerm=&quot;;[.F159]))">
            <text:p/>
          </table:table-cell>
          <table:table-cell table:style-name="ce54" table:formula="of:=IF(MID([.G159];1;4)=&quot;http&quot;;HYPERLINK([.G159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160]=&quot;&quot;;&quot;&quot;;CONCATENATE(&quot;http://dk.rs-online.com/web/c/?searchTerm=&quot;;[.F160]))">
            <text:p/>
          </table:table-cell>
          <table:table-cell table:style-name="ce54" table:formula="of:=IF(MID([.G160];1;4)=&quot;http&quot;;HYPERLINK([.G160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ce13" office:value-type="string">
            <text:p>LEDs (3mm LEDs under Elextra)</text:p>
          </table:table-cell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161]=&quot;&quot;;&quot;&quot;;CONCATENATE(&quot;http://dk.rs-online.com/web/c/?searchTerm=&quot;;[.F161]))">
            <text:p/>
          </table:table-cell>
          <table:table-cell table:style-name="ce54" table:formula="of:=IF(MID([.G161];1;4)=&quot;http&quot;;HYPERLINK([.G161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 office:value-type="string">
            <text:p>Red 0805 LED, SMD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692-0931</text:p>
          </table:table-cell>
          <table:table-cell table:style-name="ce47" table:formula="of:=IF([.F162]=&quot;&quot;;&quot;&quot;;CONCATENATE(&quot;http://dk.rs-online.com/web/c/?searchTerm=&quot;;[.F162]))" office:value-type="string" office:string-value="http://dk.rs-online.com/web/c/?searchTerm=692-0931">
            <text:p>http://dk.rs-online.com/web/c/?searchTerm=692-0931</text:p>
          </table:table-cell>
          <table:table-cell table:style-name="ce54" table:formula="of:=IF(MID([.G162];1;4)=&quot;http&quot;;HYPERLINK([.G162]);&quot;&quot;)" office:value-type="string" office:string-value="http://dk.rs-online.com/web/c/?searchTerm=692-0931">
            <text:p>http://dk.rs-online.com/web/c/?searchTerm=692-0931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office:value-type="float" office:value="8">
            <text:p>8</text:p>
          </table:table-cell>
          <table:table-cell table:style-name="ce77" table:number-columns-repeated="25"/>
          <table:table-cell table:number-columns-repeated="910"/>
        </table:table-row>
        <table:table-row table:style-name="ro3">
          <table:table-cell table:style-name="Default" office:value-type="string">
            <text:p>Red LED, 5mm Through-hole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726-9304</text:p>
          </table:table-cell>
          <table:table-cell table:style-name="ce47" table:formula="of:=IF([.F163]=&quot;&quot;;&quot;&quot;;CONCATENATE(&quot;http://dk.rs-online.com/web/c/?searchTerm=&quot;;[.F163]))" office:value-type="string" office:string-value="http://dk.rs-online.com/web/c/?searchTerm=726-9304">
            <text:p>http://dk.rs-online.com/web/c/?searchTerm=726-9304</text:p>
          </table:table-cell>
          <table:table-cell table:style-name="ce54" table:formula="of:=IF(MID([.G163];1;4)=&quot;http&quot;;HYPERLINK([.G163]);&quot;&quot;)" office:value-type="string" office:string-value="http://dk.rs-online.com/web/c/?searchTerm=726-9304">
            <text:p>http://dk.rs-online.com/web/c/?searchTerm=726-9304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/>
          <table:table-cell table:style-name="ce77" office:value-type="float" office:value="1">
            <text:p>1</text:p>
          </table:table-cell>
          <table:table-cell table:style-name="ce77" table:number-columns-repeated="24"/>
          <table:table-cell table:number-columns-repeated="910"/>
        </table:table-row>
        <table:table-row table:style-name="ro3">
          <table:table-cell table:style-name="Default" office:value-type="string">
            <text:p>Bi-color red/green 5mm, Through-Hole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228-5764</text:p>
          </table:table-cell>
          <table:table-cell table:style-name="ce47" table:formula="of:=IF([.F164]=&quot;&quot;;&quot;&quot;;CONCATENATE(&quot;http://dk.rs-online.com/web/c/?searchTerm=&quot;;[.F164]))" office:value-type="string" office:string-value="http://dk.rs-online.com/web/c/?searchTerm=228-5764">
            <text:p>http://dk.rs-online.com/web/c/?searchTerm=228-5764</text:p>
          </table:table-cell>
          <table:table-cell table:style-name="ce54" table:formula="of:=IF(MID([.G164];1;4)=&quot;http&quot;;HYPERLINK([.G164]);&quot;&quot;)" office:value-type="string" office:string-value="http://dk.rs-online.com/web/c/?searchTerm=228-5764">
            <text:p>http://dk.rs-online.com/web/c/?searchTerm=228-5764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5"/>
          <table:table-cell table:style-name="ce77" office:value-type="float" office:value="1">
            <text:p>1</text:p>
          </table:table-cell>
          <table:table-cell table:style-name="ce77" table:number-columns-repeated="5"/>
          <table:table-cell table:style-name="ce77" office:value-type="float" office:value="1">
            <text:p>1</text:p>
          </table:table-cell>
          <table:table-cell table:style-name="ce77" table:number-columns-repeated="20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6"/>
          <table:table-cell table:style-name="ce77" office:value-type="float" office:value="1">
            <text:p>1</text:p>
          </table:table-cell>
          <table:table-cell table:style-name="ce77" table:number-columns-repeated="19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165]=&quot;&quot;;&quot;&quot;;CONCATENATE(&quot;http://dk.rs-online.com/web/c/?searchTerm=&quot;;[.F165]))">
            <text:p/>
          </table:table-cell>
          <table:table-cell table:style-name="ce54" table:formula="of:=IF(MID([.G165];1;4)=&quot;http&quot;;HYPERLINK([.G165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8"/>
          <table:table-cell table:style-name="Default"/>
          <table:table-cell table:style-name="ce77" table:number-columns-repeated="17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166]=&quot;&quot;;&quot;&quot;;CONCATENATE(&quot;http://dk.rs-online.com/web/c/?searchTerm=&quot;;[.F166]))">
            <text:p/>
          </table:table-cell>
          <table:table-cell table:style-name="ce54" table:formula="of:=IF(MID([.G166];1;4)=&quot;http&quot;;HYPERLINK([.G166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8"/>
          <table:table-cell table:style-name="Default"/>
          <table:table-cell table:style-name="ce77" table:number-columns-repeated="17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167]=&quot;&quot;;&quot;&quot;;CONCATENATE(&quot;http://dk.rs-online.com/web/c/?searchTerm=&quot;;[.F167]))">
            <text:p/>
          </table:table-cell>
          <table:table-cell table:style-name="ce54" table:formula="of:=IF(MID([.G167];1;4)=&quot;http&quot;;HYPERLINK([.G167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168]=&quot;&quot;;&quot;&quot;;CONCATENATE(&quot;http://dk.rs-online.com/web/c/?searchTerm=&quot;;[.F168]))">
            <text:p/>
          </table:table-cell>
          <table:table-cell table:style-name="ce54" table:formula="of:=IF(MID([.G168];1;4)=&quot;http&quot;;HYPERLINK([.G168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ce13" office:value-type="string">
            <text:p>Diodes:</text:p>
          </table:table-cell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169]=&quot;&quot;;&quot;&quot;;CONCATENATE(&quot;http://dk.rs-online.com/web/c/?searchTerm=&quot;;[.F169]))">
            <text:p/>
          </table:table-cell>
          <table:table-cell table:style-name="ce54" table:formula="of:=IF(MID([.G169];1;4)=&quot;http&quot;;HYPERLINK([.G169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 office:value-type="string">
            <text:p>Zener, 5V1, Through-hole</text:p>
          </table:table-cell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170]=&quot;&quot;;&quot;&quot;;CONCATENATE(&quot;http://dk.rs-online.com/web/c/?searchTerm=&quot;;[.F170]))">
            <text:p/>
          </table:table-cell>
          <table:table-cell table:style-name="ce54" table:formula="of:=IF(MID([.G170];1;4)=&quot;http&quot;;HYPERLINK([.G170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7"/>
          <table:table-cell table:style-name="ce77" office:value-type="float" office:value="2">
            <text:p>2</text:p>
          </table:table-cell>
          <table:table-cell table:style-name="ce77" table:number-columns-repeated="18"/>
          <table:table-cell table:number-columns-repeated="910"/>
        </table:table-row>
        <table:table-row table:style-name="ro3">
          <table:table-cell table:style-name="Default" office:value-type="string">
            <text:p>1N4148, Through-hole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700-3674</text:p>
          </table:table-cell>
          <table:table-cell table:style-name="ce47" table:formula="of:=IF([.F171]=&quot;&quot;;&quot;&quot;;CONCATENATE(&quot;http://dk.rs-online.com/web/c/?searchTerm=&quot;;[.F171]))" office:value-type="string" office:string-value="http://dk.rs-online.com/web/c/?searchTerm=700-3674">
            <text:p>http://dk.rs-online.com/web/c/?searchTerm=700-3674</text:p>
          </table:table-cell>
          <table:table-cell table:style-name="ce54" table:formula="of:=IF(MID([.G171];1;4)=&quot;http&quot;;HYPERLINK([.G171]);&quot;&quot;)" office:value-type="string" office:string-value="http://dk.rs-online.com/web/c/?searchTerm=700-3674">
            <text:p>http://dk.rs-online.com/web/c/?searchTerm=700-3674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172]=&quot;&quot;;&quot;&quot;;CONCATENATE(&quot;http://dk.rs-online.com/web/c/?searchTerm=&quot;;[.F172]))">
            <text:p/>
          </table:table-cell>
          <table:table-cell table:style-name="ce54" table:formula="of:=IF(MID([.G172];1;4)=&quot;http&quot;;HYPERLINK([.G172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173]=&quot;&quot;;&quot;&quot;;CONCATENATE(&quot;http://dk.rs-online.com/web/c/?searchTerm=&quot;;[.F173]))">
            <text:p/>
          </table:table-cell>
          <table:table-cell table:style-name="ce54" table:formula="of:=IF(MID([.G173];1;4)=&quot;http&quot;;HYPERLINK([.G173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174]=&quot;&quot;;&quot;&quot;;CONCATENATE(&quot;http://dk.rs-online.com/web/c/?searchTerm=&quot;;[.F174]))">
            <text:p/>
          </table:table-cell>
          <table:table-cell table:style-name="ce54" table:formula="of:=IF(MID([.G174];1;4)=&quot;http&quot;;HYPERLINK([.G174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ce13" office:value-type="string">
            <text:p>Buttons and connectors:</text:p>
          </table:table-cell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175]=&quot;&quot;;&quot;&quot;;CONCATENATE(&quot;http://dk.rs-online.com/web/c/?searchTerm=&quot;;[.F175]))">
            <text:p/>
          </table:table-cell>
          <table:table-cell table:style-name="ce54" table:formula="of:=IF(MID([.G175];1;4)=&quot;http&quot;;HYPERLINK([.G175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 office:value-type="string">
            <text:p>Rotary encoder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623-4192</text:p>
          </table:table-cell>
          <table:table-cell table:style-name="ce47" table:formula="of:=IF([.F176]=&quot;&quot;;&quot;&quot;;CONCATENATE(&quot;http://dk.rs-online.com/web/c/?searchTerm=&quot;;[.F176]))" office:value-type="string" office:string-value="http://dk.rs-online.com/web/c/?searchTerm=623-4192">
            <text:p>http://dk.rs-online.com/web/c/?searchTerm=623-4192</text:p>
          </table:table-cell>
          <table:table-cell table:style-name="ce54" table:formula="of:=IF(MID([.G176];1;4)=&quot;http&quot;;HYPERLINK([.G176]);&quot;&quot;)" office:value-type="string" office:string-value="http://dk.rs-online.com/web/c/?searchTerm=623-4192">
            <text:p>http://dk.rs-online.com/web/c/?searchTerm=623-4192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5"/>
          <table:table-cell table:style-name="ce77" office:value-type="float" office:value="2">
            <text:p>2</text:p>
          </table:table-cell>
          <table:table-cell table:style-name="ce7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177]=&quot;&quot;;&quot;&quot;;CONCATENATE(&quot;http://dk.rs-online.com/web/c/?searchTerm=&quot;;[.F177]))">
            <text:p/>
          </table:table-cell>
          <table:table-cell table:style-name="ce54" table:formula="of:=IF(MID([.G177];1;4)=&quot;http&quot;;HYPERLINK([.G177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 office:value-type="string">
            <text:p>Linear Potentiometer, 60mm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737-7795</text:p>
          </table:table-cell>
          <table:table-cell table:style-name="ce47" table:formula="of:=IF([.F178]=&quot;&quot;;&quot;&quot;;CONCATENATE(&quot;http://dk.rs-online.com/web/c/?searchTerm=&quot;;[.F178]))" office:value-type="string" office:string-value="http://dk.rs-online.com/web/c/?searchTerm=737-7795">
            <text:p>http://dk.rs-online.com/web/c/?searchTerm=737-7795</text:p>
          </table:table-cell>
          <table:table-cell table:style-name="ce54" table:formula="of:=IF(MID([.G178];1;4)=&quot;http&quot;;HYPERLINK([.G178]);&quot;&quot;)" office:value-type="string" office:string-value="http://dk.rs-online.com/web/c/?searchTerm=737-7795">
            <text:p>http://dk.rs-online.com/web/c/?searchTerm=737-7795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office:value-type="float" office:value="-1">
            <text:p>-1</text:p>
          </table:table-cell>
          <table:table-cell table:style-name="ce77" table:number-columns-repeated="41"/>
          <table:table-cell table:style-name="ce89"/>
          <table:table-cell table:style-name="ce77" table:number-columns-repeated="12"/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table:number-columns-repeated="3"/>
          <table:table-cell table:style-name="ce95" table:number-columns-repeated="2"/>
          <table:table-cell table:style-name="ce77" table:number-columns-repeated="5"/>
          <table:table-cell table:style-name="ce77" office:value-type="float" office:value="1">
            <text:p>1</text:p>
          </table:table-cell>
          <table:table-cell table:style-name="ce77" table:number-columns-repeated="20"/>
          <table:table-cell table:number-columns-repeated="910"/>
        </table:table-row>
        <table:table-row table:style-name="ro3">
          <table:table-cell table:style-name="Default" office:value-type="string">
            <text:p>Knob for linear potentiometer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279-9061</text:p>
          </table:table-cell>
          <table:table-cell table:style-name="ce47" table:formula="of:=IF([.F179]=&quot;&quot;;&quot;&quot;;CONCATENATE(&quot;http://dk.rs-online.com/web/c/?searchTerm=&quot;;[.F179]))" office:value-type="string" office:string-value="http://dk.rs-online.com/web/c/?searchTerm=279-9061">
            <text:p>http://dk.rs-online.com/web/c/?searchTerm=279-9061</text:p>
          </table:table-cell>
          <table:table-cell table:style-name="ce54" table:formula="of:=IF(MID([.G179];1;4)=&quot;http&quot;;HYPERLINK([.G179]);&quot;&quot;)" office:value-type="string" office:string-value="http://dk.rs-online.com/web/c/?searchTerm=279-9061">
            <text:p>http://dk.rs-online.com/web/c/?searchTerm=279-9061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office:value-type="float" office:value="-1">
            <text:p>-1</text:p>
          </table:table-cell>
          <table:table-cell table:style-name="ce77" table:number-columns-repeated="41"/>
          <table:table-cell table:style-name="ce89"/>
          <table:table-cell table:style-name="ce77" table:number-columns-repeated="12"/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table:number-columns-repeated="3"/>
          <table:table-cell table:style-name="ce95" table:number-columns-repeated="2"/>
          <table:table-cell table:style-name="ce77" table:number-columns-repeated="5"/>
          <table:table-cell table:style-name="ce77" office:value-type="float" office:value="1">
            <text:p>1</text:p>
          </table:table-cell>
          <table:table-cell table:style-name="ce77" table:number-columns-repeated="20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180]=&quot;&quot;;&quot;&quot;;CONCATENATE(&quot;http://dk.rs-online.com/web/c/?searchTerm=&quot;;[.F180]))">
            <text:p/>
          </table:table-cell>
          <table:table-cell table:style-name="ce54" table:formula="of:=IF(MID([.G180];1;4)=&quot;http&quot;;HYPERLINK([.G180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 office:value-type="string">
            <text:p>Relay (IM03) small signal 5V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422-7029</text:p>
          </table:table-cell>
          <table:table-cell table:style-name="ce47" table:formula="of:=IF([.F181]=&quot;&quot;;&quot;&quot;;CONCATENATE(&quot;http://dk.rs-online.com/web/c/?searchTerm=&quot;;[.F181]))" office:value-type="string" office:string-value="http://dk.rs-online.com/web/c/?searchTerm=422-7029">
            <text:p>http://dk.rs-online.com/web/c/?searchTerm=422-7029</text:p>
          </table:table-cell>
          <table:table-cell table:style-name="ce54" table:formula="of:=IF(MID([.G181];1;4)=&quot;http&quot;;HYPERLINK([.G181]);&quot;&quot;)" office:value-type="string" office:string-value="http://dk.rs-online.com/web/c/?searchTerm=422-7029">
            <text:p>http://dk.rs-online.com/web/c/?searchTerm=422-7029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office:value-type="float" office:value="8">
            <text:p>8</text:p>
          </table:table-cell>
          <table:table-cell table:style-name="ce77" table:number-columns-repeated="7"/>
          <table:table-cell table:style-name="ce77" office:value-type="float" office:value="8">
            <text:p>8</text:p>
          </table:table-cell>
          <table:table-cell table:style-name="ce77" table:number-columns-repeated="17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182]=&quot;&quot;;&quot;&quot;;CONCATENATE(&quot;http://dk.rs-online.com/web/c/?searchTerm=&quot;;[.F182]))">
            <text:p/>
          </table:table-cell>
          <table:table-cell table:style-name="ce54" table:formula="of:=IF(MID([.G182];1;4)=&quot;http&quot;;HYPERLINK([.G182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 office:value-type="string">
            <text:p>Reset button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692-6917</text:p>
          </table:table-cell>
          <table:table-cell table:style-name="ce47" table:formula="of:=IF([.F183]=&quot;&quot;;&quot;&quot;;CONCATENATE(&quot;http://dk.rs-online.com/web/c/?searchTerm=&quot;;[.F183]))" office:value-type="string" office:string-value="http://dk.rs-online.com/web/c/?searchTerm=692-6917">
            <text:p>http://dk.rs-online.com/web/c/?searchTerm=692-6917</text:p>
          </table:table-cell>
          <table:table-cell table:style-name="ce54" table:formula="of:=IF(MID([.G183];1;4)=&quot;http&quot;;HYPERLINK([.G183]);&quot;&quot;)" office:value-type="string" office:string-value="http://dk.rs-online.com/web/c/?searchTerm=692-6917">
            <text:p>http://dk.rs-online.com/web/c/?searchTerm=692-6917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 office:value-type="float" office:value="1">
            <text:p>1</text:p>
          </table:table-cell>
          <table:table-cell table:style-name="ce77" table:number-columns-repeated="5"/>
          <table:table-cell table:style-name="ce89" office:value-type="float" office:value="1">
            <text:p>1</text:p>
          </table:table-cell>
          <table:table-cell table:style-name="ce77" table:number-columns-repeated="11"/>
          <table:table-cell table:style-name="ce95" table:number-columns-repeated="2"/>
          <table:table-cell table:style-name="ce77"/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table:number-columns-repeated="23"/>
          <table:table-cell table:number-columns-repeated="910"/>
        </table:table-row>
        <table:table-row table:style-name="ro3">
          <table:table-cell table:style-name="Default" office:value-type="string">
            <text:p>Dip-switch, 3, SMD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682-1005</text:p>
          </table:table-cell>
          <table:table-cell table:style-name="ce47" table:formula="of:=IF([.F184]=&quot;&quot;;&quot;&quot;;CONCATENATE(&quot;http://dk.rs-online.com/web/c/?searchTerm=&quot;;[.F184]))" office:value-type="string" office:string-value="http://dk.rs-online.com/web/c/?searchTerm=682-1005">
            <text:p>http://dk.rs-online.com/web/c/?searchTerm=682-1005</text:p>
          </table:table-cell>
          <table:table-cell table:style-name="ce54" table:formula="of:=IF(MID([.G184];1;4)=&quot;http&quot;;HYPERLINK([.G184]);&quot;&quot;)" office:value-type="string" office:string-value="http://dk.rs-online.com/web/c/?searchTerm=682-1005">
            <text:p>http://dk.rs-online.com/web/c/?searchTerm=682-1005</text:p>
          </table:table-cell>
          <table:table-cell office:value-type="string">
            <text:p>|</text:p>
          </table:table-cell>
          <table:table-cell/>
          <table:table-cell table:style-name="ce75" office:value-type="float" office:value="-1">
            <text:p>-1</text:p>
          </table:table-cell>
          <table:table-cell table:style-name="ce75"/>
          <table:table-cell table:style-name="ce77" table:number-columns-repeated="42"/>
          <table:table-cell table:style-name="ce89"/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/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/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table:number-columns-repeated="5"/>
          <table:table-cell table:style-name="ce95" table:number-columns-repeated="2"/>
          <table:table-cell table:style-name="ce77" table:number-columns-repeated="9"/>
          <table:table-cell table:style-name="ce77" office:value-type="float" office:value="1">
            <text:p>1</text:p>
          </table:table-cell>
          <table:table-cell table:style-name="ce77" table:number-columns-repeated="16"/>
          <table:table-cell table:number-columns-repeated="910"/>
        </table:table-row>
        <table:table-row table:style-name="ro3">
          <table:table-cell table:style-name="Default" office:value-type="string">
            <text:p>Dip-switch, 2, SMD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682-0998</text:p>
          </table:table-cell>
          <table:table-cell table:style-name="ce47" table:formula="of:=IF([.F185]=&quot;&quot;;&quot;&quot;;CONCATENATE(&quot;http://dk.rs-online.com/web/c/?searchTerm=&quot;;[.F185]))" office:value-type="string" office:string-value="http://dk.rs-online.com/web/c/?searchTerm=682-0998">
            <text:p>http://dk.rs-online.com/web/c/?searchTerm=682-0998</text:p>
          </table:table-cell>
          <table:table-cell table:style-name="ce54" table:formula="of:=IF(MID([.G185];1;4)=&quot;http&quot;;HYPERLINK([.G185]);&quot;&quot;)" office:value-type="string" office:string-value="http://dk.rs-online.com/web/c/?searchTerm=682-0998">
            <text:p>http://dk.rs-online.com/web/c/?searchTerm=682-0998</text:p>
          </table:table-cell>
          <table:table-cell office:value-type="string">
            <text:p>|</text:p>
          </table:table-cell>
          <table:table-cell/>
          <table:table-cell table:style-name="ce75" office:value-type="float" office:value="-1">
            <text:p>-1</text:p>
          </table:table-cell>
          <table:table-cell table:style-name="ce75"/>
          <table:table-cell table:style-name="ce77" table:number-columns-repeated="42"/>
          <table:table-cell table:style-name="ce89"/>
          <table:table-cell table:style-name="ce77" table:number-columns-repeated="2"/>
          <table:table-cell table:style-name="ce77" office:value-type="float" office:value="1">
            <text:p>1</text:p>
          </table:table-cell>
          <table:table-cell table:style-name="ce77" table:number-columns-repeated="14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 office:value-type="string">
            <text:p>Pushbutton, right angle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734-6811</text:p>
          </table:table-cell>
          <table:table-cell table:style-name="ce47" table:formula="of:=IF([.F186]=&quot;&quot;;&quot;&quot;;CONCATENATE(&quot;http://dk.rs-online.com/web/c/?searchTerm=&quot;;[.F186]))" office:value-type="string" office:string-value="http://dk.rs-online.com/web/c/?searchTerm=734-6811">
            <text:p>http://dk.rs-online.com/web/c/?searchTerm=734-6811</text:p>
          </table:table-cell>
          <table:table-cell table:style-name="ce54" table:formula="of:=IF(MID([.G186];1;4)=&quot;http&quot;;HYPERLINK([.G186]);&quot;&quot;)" office:value-type="string" office:string-value="http://dk.rs-online.com/web/c/?searchTerm=734-6811">
            <text:p>http://dk.rs-online.com/web/c/?searchTerm=734-6811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 office:value-type="float" office:value="1">
            <text:p>1</text:p>
          </table:table-cell>
          <table:table-cell table:style-name="ce77" table:number-columns-repeated="5"/>
          <table:table-cell table:style-name="ce89" office:value-type="float" office:value="1">
            <text:p>1</text:p>
          </table:table-cell>
          <table:table-cell table:style-name="ce77" table:number-columns-repeated="11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 office:value-type="string">
            <text:p>Switch, right angle DPST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718-2332</text:p>
          </table:table-cell>
          <table:table-cell table:style-name="ce47" table:formula="of:=IF([.F187]=&quot;&quot;;&quot;&quot;;CONCATENATE(&quot;http://dk.rs-online.com/web/c/?searchTerm=&quot;;[.F187]))" office:value-type="string" office:string-value="http://dk.rs-online.com/web/c/?searchTerm=718-2332">
            <text:p>http://dk.rs-online.com/web/c/?searchTerm=718-2332</text:p>
          </table:table-cell>
          <table:table-cell table:style-name="ce54" table:formula="of:=IF(MID([.G187];1;4)=&quot;http&quot;;HYPERLINK([.G187]);&quot;&quot;)" office:value-type="string" office:string-value="http://dk.rs-online.com/web/c/?searchTerm=718-2332">
            <text:p>http://dk.rs-online.com/web/c/?searchTerm=718-2332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 office:value-type="float" office:value="1">
            <text:p>1</text:p>
          </table:table-cell>
          <table:table-cell table:style-name="ce77" table:number-columns-repeated="5"/>
          <table:table-cell table:style-name="ce89" office:value-type="float" office:value="1">
            <text:p>1</text:p>
          </table:table-cell>
          <table:table-cell table:style-name="ce77" table:number-columns-repeated="11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 office:value-type="string">
            <text:p>Switch, DPDT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745-5820</text:p>
          </table:table-cell>
          <table:table-cell table:style-name="ce47" table:formula="of:=IF([.F188]=&quot;&quot;;&quot;&quot;;CONCATENATE(&quot;http://dk.rs-online.com/web/c/?searchTerm=&quot;;[.F188]))" office:value-type="string" office:string-value="http://dk.rs-online.com/web/c/?searchTerm=745-5820">
            <text:p>http://dk.rs-online.com/web/c/?searchTerm=745-5820</text:p>
          </table:table-cell>
          <table:table-cell table:style-name="ce54" table:formula="of:=IF(MID([.G188];1;4)=&quot;http&quot;;HYPERLINK([.G188]);&quot;&quot;)" office:value-type="string" office:string-value="http://dk.rs-online.com/web/c/?searchTerm=745-5820">
            <text:p>http://dk.rs-online.com/web/c/?searchTerm=745-5820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7"/>
          <table:table-cell table:style-name="ce77" office:value-type="float" office:value="2">
            <text:p>2</text:p>
          </table:table-cell>
          <table:table-cell table:style-name="ce77" table:number-columns-repeated="18"/>
          <table:table-cell table:number-columns-repeated="910"/>
        </table:table-row>
        <table:table-row table:style-name="ro3">
          <table:table-cell table:style-name="Default" office:value-type="string">
            <text:p>Navigation Switch</text:p>
          </table:table-cell>
          <table:table-cell table:number-columns-repeated="2"/>
          <table:table-cell table:style-name="ce30"/>
          <table:table-cell table:style-name="ce33"/>
          <table:table-cell office:value-type="float" office:value="516316">
            <text:p>516316</text:p>
          </table:table-cell>
          <table:table-cell table:style-name="ce47" table:formula="of:=IF([.F189]=&quot;&quot;;&quot;&quot;;CONCATENATE(&quot;http://dk.rs-online.com/web/c/?searchTerm=&quot;;[.F189]))" office:value-type="string" office:string-value="http://dk.rs-online.com/web/c/?searchTerm=516316">
            <text:p>http://dk.rs-online.com/web/c/?searchTerm=516316</text:p>
          </table:table-cell>
          <table:table-cell table:style-name="ce54" table:formula="of:=IF(MID([.G189];1;4)=&quot;http&quot;;HYPERLINK([.G189]);&quot;&quot;)" office:value-type="string" office:string-value="http://dk.rs-online.com/web/c/?searchTerm=516316">
            <text:p>http://dk.rs-online.com/web/c/?searchTerm=516316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190]=&quot;&quot;;&quot;&quot;;CONCATENATE(&quot;http://dk.rs-online.com/web/c/?searchTerm=&quot;;[.F190]))">
            <text:p/>
          </table:table-cell>
          <table:table-cell table:style-name="ce54" table:formula="of:=IF(MID([.G190];1;4)=&quot;http&quot;;HYPERLINK([.G190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191]=&quot;&quot;;&quot;&quot;;CONCATENATE(&quot;http://dk.rs-online.com/web/c/?searchTerm=&quot;;[.F191]))">
            <text:p/>
          </table:table-cell>
          <table:table-cell table:style-name="ce54" table:formula="of:=IF(MID([.G191];1;4)=&quot;http&quot;;HYPERLINK([.G191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 office:value-type="string">
            <text:p>Flatcable, 30 cm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105-5281</text:p>
          </table:table-cell>
          <table:table-cell table:style-name="ce47" table:formula="of:=IF([.F192]=&quot;&quot;;&quot;&quot;;CONCATENATE(&quot;http://dk.rs-online.com/web/c/?searchTerm=&quot;;[.F192]))" office:value-type="string" office:string-value="http://dk.rs-online.com/web/c/?searchTerm=105-5281">
            <text:p>http://dk.rs-online.com/web/c/?searchTerm=105-5281</text:p>
          </table:table-cell>
          <table:table-cell table:style-name="ce54" table:formula="of:=IF(MID([.G192];1;4)=&quot;http&quot;;HYPERLINK([.G192]);&quot;&quot;)" office:value-type="string" office:string-value="http://dk.rs-online.com/web/c/?searchTerm=105-5281">
            <text:p>http://dk.rs-online.com/web/c/?searchTerm=105-5281</text:p>
          </table:table-cell>
          <table:table-cell office:value-type="string">
            <text:p>|</text:p>
          </table:table-cell>
          <table:table-cell/>
          <table:table-cell table:style-name="ce75" office:value-type="float" office:value="-1">
            <text:p>-1</text:p>
          </table:table-cell>
          <table:table-cell table:style-name="ce75"/>
          <table:table-cell table:style-name="ce77"/>
          <table:table-cell table:style-name="ce77" office:value-type="float" office:value="1">
            <text:p>1</text:p>
          </table:table-cell>
          <table:table-cell table:style-name="ce77" table:number-columns-repeated="2"/>
          <table:table-cell table:style-name="ce77" office:value-type="float" office:value="2">
            <text:p>2</text:p>
          </table:table-cell>
          <table:table-cell table:style-name="ce77" table:number-columns-repeated="6"/>
          <table:table-cell table:style-name="ce77" office:value-type="float" office:value="2">
            <text:p>2</text:p>
          </table:table-cell>
          <table:table-cell table:style-name="ce77" table:number-columns-repeated="3"/>
          <table:table-cell table:style-name="ce77" office:value-type="float" office:value="1">
            <text:p>1</text:p>
          </table:table-cell>
          <table:table-cell table:style-name="ce77" table:number-columns-repeated="26"/>
          <table:table-cell table:style-name="ce89" office:value-type="float" office:value="1">
            <text:p>1</text:p>
          </table:table-cell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 office:value-type="string">
            <text:p>IDC 16W 2Row Trans Con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642-5051</text:p>
          </table:table-cell>
          <table:table-cell table:style-name="ce47" table:formula="of:=IF([.F193]=&quot;&quot;;&quot;&quot;;CONCATENATE(&quot;http://dk.rs-online.com/web/c/?searchTerm=&quot;;[.F193]))" office:value-type="string" office:string-value="http://dk.rs-online.com/web/c/?searchTerm=642-5051">
            <text:p>http://dk.rs-online.com/web/c/?searchTerm=642-5051</text:p>
          </table:table-cell>
          <table:table-cell table:style-name="ce54" table:formula="of:=IF(MID([.G193];1;4)=&quot;http&quot;;HYPERLINK([.G193]);&quot;&quot;)" office:value-type="string" office:string-value="http://dk.rs-online.com/web/c/?searchTerm=642-5051">
            <text:p>http://dk.rs-online.com/web/c/?searchTerm=642-5051</text:p>
          </table:table-cell>
          <table:table-cell office:value-type="string">
            <text:p>|</text:p>
          </table:table-cell>
          <table:table-cell/>
          <table:table-cell table:style-name="ce75" office:value-type="float" office:value="-1">
            <text:p>-1</text:p>
          </table:table-cell>
          <table:table-cell table:style-name="ce75"/>
          <table:table-cell table:style-name="ce77" table:number-columns-repeated="21"/>
          <table:table-cell table:style-name="ce77" office:value-type="float" office:value="-1">
            <text:p>-1</text:p>
          </table:table-cell>
          <table:table-cell table:style-name="ce77" table:number-columns-repeated="20"/>
          <table:table-cell table:style-name="ce89" office:value-type="float" office:value="1">
            <text:p>1</text:p>
          </table:table-cell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 office:value-type="string">
            <text:p>IDC 10W 2Row Trans Con</text:p>
          </table:table-cell>
          <table:table-cell table:number-columns-repeated="2"/>
          <table:table-cell table:style-name="ce30"/>
          <table:table-cell table:style-name="ce33"/>
          <table:table-cell office:value-type="float" office:value="6425073">
            <text:p>6425073</text:p>
          </table:table-cell>
          <table:table-cell table:style-name="ce47" table:formula="of:=IF([.F194]=&quot;&quot;;&quot;&quot;;CONCATENATE(&quot;http://dk.rs-online.com/web/c/?searchTerm=&quot;;[.F194]))" office:value-type="string" office:string-value="http://dk.rs-online.com/web/c/?searchTerm=6425073">
            <text:p>http://dk.rs-online.com/web/c/?searchTerm=6425073</text:p>
          </table:table-cell>
          <table:table-cell table:style-name="ce54" table:formula="of:=IF(MID([.G194];1;4)=&quot;http&quot;;HYPERLINK([.G194]);&quot;&quot;)" office:value-type="string" office:string-value="http://dk.rs-online.com/web/c/?searchTerm=6425073">
            <text:p>http://dk.rs-online.com/web/c/?searchTerm=6425073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5"/>
          <table:table-cell table:style-name="ce77" office:value-type="float" office:value="1">
            <text:p>1</text:p>
          </table:table-cell>
          <table:table-cell table:style-name="ce77" table:number-columns-repeated="5"/>
          <table:table-cell table:style-name="ce77" office:value-type="float" office:value="1">
            <text:p>1</text:p>
          </table:table-cell>
          <table:table-cell table:style-name="ce77" table:number-columns-repeated="20"/>
          <table:table-cell table:style-name="ce89" office:value-type="float" office:value="1">
            <text:p>1</text:p>
          </table:table-cell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 office:value-type="string">
            <text:p>IDC 8W Connector (2x4)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673-7708</text:p>
          </table:table-cell>
          <table:table-cell table:style-name="ce47" table:formula="of:=IF([.F195]=&quot;&quot;;&quot;&quot;;CONCATENATE(&quot;http://dk.rs-online.com/web/c/?searchTerm=&quot;;[.F195]))" office:value-type="string" office:string-value="http://dk.rs-online.com/web/c/?searchTerm=673-7708">
            <text:p>http://dk.rs-online.com/web/c/?searchTerm=673-7708</text:p>
          </table:table-cell>
          <table:table-cell table:style-name="ce54" table:formula="of:=IF(MID([.G195];1;4)=&quot;http&quot;;HYPERLINK([.G195]);&quot;&quot;)" office:value-type="string" office:string-value="http://dk.rs-online.com/web/c/?searchTerm=673-7708">
            <text:p>http://dk.rs-online.com/web/c/?searchTerm=673-7708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/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/>
          <table:table-cell table:style-name="ce77" office:value-type="float" office:value="1">
            <text:p>1</text:p>
          </table:table-cell>
          <table:table-cell table:style-name="ce77"/>
          <table:table-cell table:style-name="ce95" office:value-type="float" office:value="1">
            <text:p>1</text:p>
          </table:table-cell>
          <table:table-cell table:style-name="ce95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table:number-columns-repeated="5"/>
          <table:table-cell table:style-name="ce77" office:value-type="float" office:value="1">
            <text:p>1</text:p>
          </table:table-cell>
          <table:table-cell table:style-name="ce77" office:value-type="float" office:value="2">
            <text:p>2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/>
          <table:table-cell table:style-name="ce77" office:value-type="float" office:value="1">
            <text:p>1</text:p>
          </table:table-cell>
          <table:table-cell table:style-name="ce77" table:number-columns-repeated="14"/>
          <table:table-cell table:number-columns-repeated="910"/>
        </table:table-row>
        <table:table-row table:style-name="ro3">
          <table:table-cell table:style-name="Default" office:value-type="string">
            <text:p>IDC 10W Connector (2x5)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681-1367</text:p>
          </table:table-cell>
          <table:table-cell table:style-name="ce47" table:formula="of:=IF([.F196]=&quot;&quot;;&quot;&quot;;CONCATENATE(&quot;http://dk.rs-online.com/web/c/?searchTerm=&quot;;[.F196]))" office:value-type="string" office:string-value="http://dk.rs-online.com/web/c/?searchTerm=681-1367">
            <text:p>http://dk.rs-online.com/web/c/?searchTerm=681-1367</text:p>
          </table:table-cell>
          <table:table-cell table:style-name="ce54" table:formula="of:=IF(MID([.G196];1;4)=&quot;http&quot;;HYPERLINK([.G196]);&quot;&quot;)" office:value-type="string" office:string-value="http://dk.rs-online.com/web/c/?searchTerm=681-1367">
            <text:p>http://dk.rs-online.com/web/c/?searchTerm=681-1367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6"/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/>
          <table:table-cell table:style-name="ce77" office:value-type="float" office:value="1">
            <text:p>1</text:p>
          </table:table-cell>
          <table:table-cell table:style-name="ce77" table:number-columns-repeated="16"/>
          <table:table-cell table:number-columns-repeated="910"/>
        </table:table-row>
        <table:table-row table:style-name="ro3">
          <table:table-cell table:style-name="Default" office:value-type="string">
            <text:p>36 Header Post, single (7top,3below)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251-8632</text:p>
          </table:table-cell>
          <table:table-cell table:style-name="ce47" table:formula="of:=IF([.F197]=&quot;&quot;;&quot;&quot;;CONCATENATE(&quot;http://dk.rs-online.com/web/c/?searchTerm=&quot;;[.F197]))" office:value-type="string" office:string-value="http://dk.rs-online.com/web/c/?searchTerm=251-8632">
            <text:p>http://dk.rs-online.com/web/c/?searchTerm=251-8632</text:p>
          </table:table-cell>
          <table:table-cell table:style-name="ce54" table:formula="of:=IF(MID([.G197];1;4)=&quot;http&quot;;HYPERLINK([.G197]);&quot;&quot;)" office:value-type="string" office:string-value="http://dk.rs-online.com/web/c/?searchTerm=251-8632">
            <text:p>http://dk.rs-online.com/web/c/?searchTerm=251-8632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 office:value-type="float" office:value="1">
            <text:p>1</text:p>
          </table:table-cell>
          <table:table-cell table:style-name="ce77" table:formula="of:=4/36" office:value-type="float" office:value="0.111111111111111">
            <text:p>0,11</text:p>
          </table:table-cell>
          <table:table-cell table:style-name="ce77" table:formula="of:=4/36" office:value-type="float" office:value="0.111111111111111">
            <text:p>0,11</text:p>
          </table:table-cell>
          <table:table-cell table:style-name="ce77" table:formula="of:=4/36" office:value-type="float" office:value="0.111111111111111">
            <text:p>0,11</text:p>
          </table:table-cell>
          <table:table-cell table:style-name="ce77" table:formula="of:=4/36" office:value-type="float" office:value="0.111111111111111">
            <text:p>0,11</text:p>
          </table:table-cell>
          <table:table-cell table:style-name="ce77" table:formula="of:=4/36" office:value-type="float" office:value="0.111111111111111">
            <text:p>0,11</text:p>
          </table:table-cell>
          <table:table-cell table:style-name="ce89" office:value-type="float" office:value="1">
            <text:p>1</text:p>
          </table:table-cell>
          <table:table-cell table:style-name="ce77" table:number-columns-repeated="11"/>
          <table:table-cell table:style-name="ce95" table:formula="of:=3/36" office:value-type="float" office:value="0.0833333333333333">
            <text:p>0,08</text:p>
          </table:table-cell>
          <table:table-cell table:style-name="ce95" table:formula="of:=3/36" office:value-type="float" office:value="0.0833333333333333">
            <text:p>0,08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0.1">
            <text:p>0,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/>
          <table:table-cell table:style-name="ce77" office:value-type="float" office:value="2">
            <text:p>2</text:p>
          </table:table-cell>
          <table:table-cell table:style-name="ce77" table:formula="of:=2/36" office:value-type="float" office:value="0.0555555555555556">
            <text:p>0,06</text:p>
          </table:table-cell>
          <table:table-cell table:style-name="ce77" table:number-columns-repeated="19"/>
          <table:table-cell table:number-columns-repeated="910"/>
        </table:table-row>
        <table:table-row table:style-name="ro3">
          <table:table-cell table:style-name="Default" office:value-type="string">
            <text:p>36 Header Post, single (12.7top,3below)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251-8351</text:p>
          </table:table-cell>
          <table:table-cell table:style-name="ce47" table:formula="of:=IF([.F198]=&quot;&quot;;&quot;&quot;;CONCATENATE(&quot;http://dk.rs-online.com/web/c/?searchTerm=&quot;;[.F198]))" office:value-type="string" office:string-value="http://dk.rs-online.com/web/c/?searchTerm=251-8351">
            <text:p>http://dk.rs-online.com/web/c/?searchTerm=251-8351</text:p>
          </table:table-cell>
          <table:table-cell table:style-name="ce54" table:formula="of:=IF(MID([.G198];1;4)=&quot;http&quot;;HYPERLINK([.G198]);&quot;&quot;)" office:value-type="string" office:string-value="http://dk.rs-online.com/web/c/?searchTerm=251-8351">
            <text:p>http://dk.rs-online.com/web/c/?searchTerm=251-8351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5"/>
          <table:table-cell table:style-name="ce89"/>
          <table:table-cell table:style-name="ce77" table:number-columns-repeated="11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 office:value-type="string">
            <text:p>36 Header Post, single (sidelooking)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251-8452</text:p>
          </table:table-cell>
          <table:table-cell table:style-name="ce47" table:formula="of:=IF([.F199]=&quot;&quot;;&quot;&quot;;CONCATENATE(&quot;http://dk.rs-online.com/web/c/?searchTerm=&quot;;[.F199]))" office:value-type="string" office:string-value="http://dk.rs-online.com/web/c/?searchTerm=251-8452">
            <text:p>http://dk.rs-online.com/web/c/?searchTerm=251-8452</text:p>
          </table:table-cell>
          <table:table-cell table:style-name="ce54" table:formula="of:=IF(MID([.G199];1;4)=&quot;http&quot;;HYPERLINK([.G199]);&quot;&quot;)" office:value-type="string" office:string-value="http://dk.rs-online.com/web/c/?searchTerm=251-8452">
            <text:p>http://dk.rs-online.com/web/c/?searchTerm=251-8452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5"/>
          <table:table-cell table:style-name="ce89"/>
          <table:table-cell table:style-name="ce77" table:number-columns-repeated="11"/>
          <table:table-cell table:style-name="ce95" table:number-columns-repeated="2"/>
          <table:table-cell table:style-name="ce77" table:number-columns-repeated="6"/>
          <table:table-cell table:style-name="ce77" table:formula="of:=4/36" office:value-type="float" office:value="0.111111111111111">
            <text:p>0,11</text:p>
          </table:table-cell>
          <table:table-cell table:style-name="ce77" table:number-columns-repeated="19"/>
          <table:table-cell table:number-columns-repeated="910"/>
        </table:table-row>
        <table:table-row table:style-name="ro3">
          <table:table-cell table:style-name="Default" office:value-type="string">
            <text:p>72W HDR 7.0 TOP 3.0 BELOW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251-8648</text:p>
          </table:table-cell>
          <table:table-cell table:style-name="ce47" table:formula="of:=IF([.F200]=&quot;&quot;;&quot;&quot;;CONCATENATE(&quot;http://dk.rs-online.com/web/c/?searchTerm=&quot;;[.F200]))" office:value-type="string" office:string-value="http://dk.rs-online.com/web/c/?searchTerm=251-8648">
            <text:p>http://dk.rs-online.com/web/c/?searchTerm=251-8648</text:p>
          </table:table-cell>
          <table:table-cell table:style-name="ce54" table:formula="of:=IF(MID([.G200];1;4)=&quot;http&quot;;HYPERLINK([.G200]);&quot;&quot;)" office:value-type="string" office:string-value="http://dk.rs-online.com/web/c/?searchTerm=251-8648">
            <text:p>http://dk.rs-online.com/web/c/?searchTerm=251-8648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formula="of:=8/72" office:value-type="float" office:value="0.111111111111111">
            <text:p>0,11</text:p>
          </table:table-cell>
          <table:table-cell table:style-name="ce77" table:formula="of:=8/72" office:value-type="float" office:value="0.111111111111111">
            <text:p>0,11</text:p>
          </table:table-cell>
          <table:table-cell table:style-name="ce77" table:formula="of:=8/72" office:value-type="float" office:value="0.111111111111111">
            <text:p>0,11</text:p>
          </table:table-cell>
          <table:table-cell table:style-name="ce77" table:formula="of:=8/72" office:value-type="float" office:value="0.111111111111111">
            <text:p>0,11</text:p>
          </table:table-cell>
          <table:table-cell table:style-name="ce77" table:formula="of:=8/72" office:value-type="float" office:value="0.111111111111111">
            <text:p>0,11</text:p>
          </table:table-cell>
          <table:table-cell table:style-name="ce77" table:formula="of:=8/72" office:value-type="float" office:value="0.111111111111111">
            <text:p>0,11</text:p>
          </table:table-cell>
          <table:table-cell table:style-name="ce77"/>
          <table:table-cell table:style-name="ce77" table:formula="of:=8/72" office:value-type="float" office:value="0.111111111111111">
            <text:p>0,11</text:p>
          </table:table-cell>
          <table:table-cell table:style-name="ce77" table:formula="of:=8/72" office:value-type="float" office:value="0.111111111111111">
            <text:p>0,11</text:p>
          </table:table-cell>
          <table:table-cell table:style-name="ce77" table:formula="of:=8/72" office:value-type="float" office:value="0.111111111111111">
            <text:p>0,11</text:p>
          </table:table-cell>
          <table:table-cell table:style-name="ce77" table:formula="of:=8/72" office:value-type="float" office:value="0.111111111111111">
            <text:p>0,11</text:p>
          </table:table-cell>
          <table:table-cell table:style-name="ce77" table:formula="of:=8/72" office:value-type="float" office:value="0.111111111111111">
            <text:p>0,11</text:p>
          </table:table-cell>
          <table:table-cell table:style-name="ce77" table:formula="of:=8/72" office:value-type="float" office:value="0.111111111111111">
            <text:p>0,11</text:p>
          </table:table-cell>
          <table:table-cell table:style-name="ce77" table:formula="of:=8/72" office:value-type="float" office:value="0.111111111111111">
            <text:p>0,11</text:p>
          </table:table-cell>
          <table:table-cell table:style-name="ce77"/>
          <table:table-cell table:style-name="ce77" table:formula="of:=8/72" office:value-type="float" office:value="0.111111111111111">
            <text:p>0,11</text:p>
          </table:table-cell>
          <table:table-cell table:style-name="ce77"/>
          <table:table-cell table:style-name="ce77" table:formula="of:=8/72*2" office:value-type="float" office:value="0.222222222222222">
            <text:p>0,22</text:p>
          </table:table-cell>
          <table:table-cell table:style-name="ce77" table:formula="of:=8/72*2" office:value-type="float" office:value="0.222222222222222">
            <text:p>0,22</text:p>
          </table:table-cell>
          <table:table-cell table:style-name="ce77" office:value-type="float" office:value="0.11">
            <text:p>0,11</text:p>
          </table:table-cell>
          <table:table-cell table:style-name="ce77" table:number-columns-repeated="5"/>
          <table:table-cell table:style-name="ce77" table:formula="of:=9/36" office:value-type="float" office:value="0.25">
            <text:p>0,25</text:p>
          </table:table-cell>
          <table:table-cell table:style-name="ce77" table:formula="of:=9/36" office:value-type="float" office:value="0.25">
            <text:p>0,25</text:p>
          </table:table-cell>
          <table:table-cell table:style-name="ce77" office:value-type="float" office:value="0.11">
            <text:p>0,11</text:p>
          </table:table-cell>
          <table:table-cell table:style-name="ce77" table:formula="of:=5/36" office:value-type="float" office:value="0.138888888888889">
            <text:p>0,14</text:p>
          </table:table-cell>
          <table:table-cell table:style-name="ce77"/>
          <table:table-cell table:style-name="ce77" table:formula="of:=8/36" office:value-type="float" office:value="0.222222222222222">
            <text:p>0,22</text:p>
          </table:table-cell>
          <table:table-cell table:style-name="ce77" table:number-columns-repeated="14"/>
          <table:table-cell table:number-columns-repeated="910"/>
        </table:table-row>
        <table:table-row table:style-name="ro3">
          <table:table-cell table:style-name="Default" office:value-type="string">
            <text:p>8W header, boxed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673-7587</text:p>
          </table:table-cell>
          <table:table-cell table:style-name="ce47" table:formula="of:=IF([.F201]=&quot;&quot;;&quot;&quot;;CONCATENATE(&quot;http://dk.rs-online.com/web/c/?searchTerm=&quot;;[.F201]))" office:value-type="string" office:string-value="http://dk.rs-online.com/web/c/?searchTerm=673-7587">
            <text:p>http://dk.rs-online.com/web/c/?searchTerm=673-7587</text:p>
          </table:table-cell>
          <table:table-cell table:style-name="ce54" table:formula="of:=IF(MID([.G201];1;4)=&quot;http&quot;;HYPERLINK([.G201]);&quot;&quot;)" office:value-type="string" office:string-value="http://dk.rs-online.com/web/c/?searchTerm=673-7587">
            <text:p>http://dk.rs-online.com/web/c/?searchTerm=673-7587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7"/>
          <table:table-cell table:style-name="ce77" office:value-type="float" office:value="1">
            <text:p>1</text:p>
          </table:table-cell>
          <table:table-cell table:style-name="ce77" table:number-columns-repeated="18"/>
          <table:table-cell table:number-columns-repeated="910"/>
        </table:table-row>
        <table:table-row table:style-name="ro3">
          <table:table-cell table:style-name="Default" office:value-type="string">
            <text:p>Header receptors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681-1326</text:p>
          </table:table-cell>
          <table:table-cell table:style-name="ce47" table:formula="of:=IF([.F202]=&quot;&quot;;&quot;&quot;;CONCATENATE(&quot;http://dk.rs-online.com/web/c/?searchTerm=&quot;;[.F202]))" office:value-type="string" office:string-value="http://dk.rs-online.com/web/c/?searchTerm=681-1326">
            <text:p>http://dk.rs-online.com/web/c/?searchTerm=681-1326</text:p>
          </table:table-cell>
          <table:table-cell table:style-name="ce54" table:formula="of:=IF(MID([.G202];1;4)=&quot;http&quot;;HYPERLINK([.G202]);&quot;&quot;)" office:value-type="string" office:string-value="http://dk.rs-online.com/web/c/?searchTerm=681-1326">
            <text:p>http://dk.rs-online.com/web/c/?searchTerm=681-1326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9"/>
          <table:table-cell table:style-name="ce77" office:value-type="float" office:value="2">
            <text:p>2</text:p>
          </table:table-cell>
          <table:table-cell table:style-name="ce77" table:number-columns-repeated="16"/>
          <table:table-cell table:number-columns-repeated="910"/>
        </table:table-row>
        <table:table-row table:style-name="ro3">
          <table:table-cell table:style-name="Default" office:value-type="string">
            <text:p>Jumper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745-7080</text:p>
          </table:table-cell>
          <table:table-cell table:style-name="ce47" table:formula="of:=IF([.F203]=&quot;&quot;;&quot;&quot;;CONCATENATE(&quot;http://dk.rs-online.com/web/c/?searchTerm=&quot;;[.F203]))" office:value-type="string" office:string-value="http://dk.rs-online.com/web/c/?searchTerm=745-7080">
            <text:p>http://dk.rs-online.com/web/c/?searchTerm=745-7080</text:p>
          </table:table-cell>
          <table:table-cell table:style-name="ce54" table:formula="of:=IF(MID([.G203];1;4)=&quot;http&quot;;HYPERLINK([.G203]);&quot;&quot;)" office:value-type="string" office:string-value="http://dk.rs-online.com/web/c/?searchTerm=745-7080">
            <text:p>http://dk.rs-online.com/web/c/?searchTerm=745-7080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 office:value-type="float" office:value="2">
            <text:p>2</text:p>
          </table:table-cell>
          <table:table-cell table:style-name="ce77" table:number-columns-repeated="17"/>
          <table:table-cell table:style-name="ce95" table:number-columns-repeated="2"/>
          <table:table-cell table:style-name="ce77"/>
          <table:table-cell table:style-name="ce77" office:value-type="float" office:value="1">
            <text:p>1</text:p>
          </table:table-cell>
          <table:table-cell table:style-name="ce77" table:number-columns-repeated="24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 table:style-name="Default"/>
          <table:table-cell table:style-name="ce47" table:formula="of:=IF([.F204]=&quot;&quot;;&quot;&quot;;CONCATENATE(&quot;http://dk.rs-online.com/web/c/?searchTerm=&quot;;[.F204]))">
            <text:p/>
          </table:table-cell>
          <table:table-cell table:style-name="ce54" table:formula="of:=IF(MID([.G204];1;4)=&quot;http&quot;;HYPERLINK([.G204]);&quot;&quot;)">
            <text:p/>
          </table:table-cell>
          <table:table-cell office:value-type="string">
            <text:p>|</text:p>
          </table:table-cell>
          <table:table-cell table:style-name="ce66"/>
          <table:table-cell table:style-name="Default" table:number-columns-repeated="44"/>
          <table:table-cell table:style-name="ce66"/>
          <table:table-cell table:style-name="Default" table:number-columns-repeated="17"/>
          <table:table-cell table:number-columns-repeated="2"/>
          <table:table-cell table:style-name="Default" table:number-columns-repeated="27"/>
          <table:table-cell table:number-columns-repeated="909"/>
        </table:table-row>
        <table:table-row table:style-name="ro3">
          <table:table-cell table:style-name="Default" office:value-type="string">
            <text:p>Phoenix, 3W header, side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189-6111</text:p>
          </table:table-cell>
          <table:table-cell table:style-name="ce47" table:formula="of:=IF([.F205]=&quot;&quot;;&quot;&quot;;CONCATENATE(&quot;http://dk.rs-online.com/web/c/?searchTerm=&quot;;[.F205]))" office:value-type="string" office:string-value="http://dk.rs-online.com/web/c/?searchTerm=189-6111">
            <text:p>http://dk.rs-online.com/web/c/?searchTerm=189-6111</text:p>
          </table:table-cell>
          <table:table-cell table:style-name="ce54" table:formula="of:=IF(MID([.G205];1;4)=&quot;http&quot;;HYPERLINK([.G205]);&quot;&quot;)" office:value-type="string" office:string-value="http://dk.rs-online.com/web/c/?searchTerm=189-6111">
            <text:p>http://dk.rs-online.com/web/c/?searchTerm=189-6111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/>
          <table:table-cell table:style-name="ce77" office:value-type="float" office:value="8">
            <text:p>8</text:p>
          </table:table-cell>
          <table:table-cell table:style-name="ce77" table:number-columns-repeated="24"/>
          <table:table-cell table:number-columns-repeated="910"/>
        </table:table-row>
        <table:table-row table:style-name="ro3">
          <table:table-cell table:style-name="Default" office:value-type="string">
            <text:p>Phoenix, 3W header, upright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189-6212</text:p>
          </table:table-cell>
          <table:table-cell table:style-name="ce47" table:formula="of:=IF([.F206]=&quot;&quot;;&quot;&quot;;CONCATENATE(&quot;http://dk.rs-online.com/web/c/?searchTerm=&quot;;[.F206]))" office:value-type="string" office:string-value="http://dk.rs-online.com/web/c/?searchTerm=189-6212">
            <text:p>http://dk.rs-online.com/web/c/?searchTerm=189-6212</text:p>
          </table:table-cell>
          <table:table-cell table:style-name="ce54" table:formula="of:=IF(MID([.G206];1;4)=&quot;http&quot;;HYPERLINK([.G206]);&quot;&quot;)" office:value-type="string" office:string-value="http://dk.rs-online.com/web/c/?searchTerm=189-6212">
            <text:p>http://dk.rs-online.com/web/c/?searchTerm=189-6212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office:value-type="float" office:value="8">
            <text:p>8</text:p>
          </table:table-cell>
          <table:table-cell table:style-name="ce77" table:number-columns-repeated="9"/>
          <table:table-cell table:style-name="ce77" office:value-type="float" office:value="13">
            <text:p>13</text:p>
          </table:table-cell>
          <table:table-cell table:style-name="ce77" table:number-columns-repeated="15"/>
          <table:table-cell table:number-columns-repeated="910"/>
        </table:table-row>
        <table:table-row table:style-name="ro3">
          <table:table-cell table:style-name="Default" office:value-type="string">
            <text:p>Phoenix, 2W header, side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189-6105</text:p>
          </table:table-cell>
          <table:table-cell table:style-name="ce47" table:formula="of:=IF([.F207]=&quot;&quot;;&quot;&quot;;CONCATENATE(&quot;http://dk.rs-online.com/web/c/?searchTerm=&quot;;[.F207]))" office:value-type="string" office:string-value="http://dk.rs-online.com/web/c/?searchTerm=189-6105">
            <text:p>http://dk.rs-online.com/web/c/?searchTerm=189-6105</text:p>
          </table:table-cell>
          <table:table-cell table:style-name="ce54" table:formula="of:=IF(MID([.G207];1;4)=&quot;http&quot;;HYPERLINK([.G207]);&quot;&quot;)" office:value-type="string" office:string-value="http://dk.rs-online.com/web/c/?searchTerm=189-6105">
            <text:p>http://dk.rs-online.com/web/c/?searchTerm=189-6105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 office:value-type="string">
            <text:p>Phoenix, 2W header, upright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189-6199</text:p>
          </table:table-cell>
          <table:table-cell table:style-name="ce47" table:formula="of:=IF([.F208]=&quot;&quot;;&quot;&quot;;CONCATENATE(&quot;http://dk.rs-online.com/web/c/?searchTerm=&quot;;[.F208]))" office:value-type="string" office:string-value="http://dk.rs-online.com/web/c/?searchTerm=189-6199">
            <text:p>http://dk.rs-online.com/web/c/?searchTerm=189-6199</text:p>
          </table:table-cell>
          <table:table-cell table:style-name="ce54" table:formula="of:=IF(MID([.G208];1;4)=&quot;http&quot;;HYPERLINK([.G208]);&quot;&quot;)" office:value-type="string" office:string-value="http://dk.rs-online.com/web/c/?searchTerm=189-6199">
            <text:p>http://dk.rs-online.com/web/c/?searchTerm=189-6199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/>
          <table:table-cell table:style-name="ce77" office:value-type="float" office:value="8">
            <text:p>8</text:p>
          </table:table-cell>
          <table:table-cell table:style-name="ce77" table:number-columns-repeated="24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209]=&quot;&quot;;&quot;&quot;;CONCATENATE(&quot;http://dk.rs-online.com/web/c/?searchTerm=&quot;;[.F209]))">
            <text:p/>
          </table:table-cell>
          <table:table-cell table:style-name="ce54" table:formula="of:=IF(MID([.G209];1;4)=&quot;http&quot;;HYPERLINK([.G209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 office:value-type="string">
            <text:p>Phoenix, 3W connector, angled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189-6026</text:p>
          </table:table-cell>
          <table:table-cell table:style-name="ce47" table:formula="of:=IF([.F210]=&quot;&quot;;&quot;&quot;;CONCATENATE(&quot;http://dk.rs-online.com/web/c/?searchTerm=&quot;;[.F210]))" office:value-type="string" office:string-value="http://dk.rs-online.com/web/c/?searchTerm=189-6026">
            <text:p>http://dk.rs-online.com/web/c/?searchTerm=189-6026</text:p>
          </table:table-cell>
          <table:table-cell table:style-name="ce54" table:formula="of:=IF(MID([.G210];1;4)=&quot;http&quot;;HYPERLINK([.G210]);&quot;&quot;)" office:value-type="string" office:string-value="http://dk.rs-online.com/web/c/?searchTerm=189-6026">
            <text:p>http://dk.rs-online.com/web/c/?searchTerm=189-6026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10"/>
          <table:table-cell table:style-name="ce77" office:value-type="float" office:value="13">
            <text:p>13</text:p>
          </table:table-cell>
          <table:table-cell table:style-name="ce77" table:number-columns-repeated="15"/>
          <table:table-cell table:number-columns-repeated="910"/>
        </table:table-row>
        <table:table-row table:style-name="ro3">
          <table:table-cell table:style-name="Default" office:value-type="string">
            <text:p>Phoenix, 3W connector, straight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189-6492</text:p>
          </table:table-cell>
          <table:table-cell table:style-name="ce47" table:formula="of:=IF([.F211]=&quot;&quot;;&quot;&quot;;CONCATENATE(&quot;http://dk.rs-online.com/web/c/?searchTerm=&quot;;[.F211]))" office:value-type="string" office:string-value="http://dk.rs-online.com/web/c/?searchTerm=189-6492">
            <text:p>http://dk.rs-online.com/web/c/?searchTerm=189-6492</text:p>
          </table:table-cell>
          <table:table-cell table:style-name="ce54" table:formula="of:=IF(MID([.G211];1;4)=&quot;http&quot;;HYPERLINK([.G211]);&quot;&quot;)" office:value-type="string" office:string-value="http://dk.rs-online.com/web/c/?searchTerm=189-6492">
            <text:p>http://dk.rs-online.com/web/c/?searchTerm=189-6492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 office:value-type="string">
            <text:p>Phoenix, 2W connector, angled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189-6010</text:p>
          </table:table-cell>
          <table:table-cell table:style-name="ce47" table:formula="of:=IF([.F212]=&quot;&quot;;&quot;&quot;;CONCATENATE(&quot;http://dk.rs-online.com/web/c/?searchTerm=&quot;;[.F212]))" office:value-type="string" office:string-value="http://dk.rs-online.com/web/c/?searchTerm=189-6010">
            <text:p>http://dk.rs-online.com/web/c/?searchTerm=189-6010</text:p>
          </table:table-cell>
          <table:table-cell table:style-name="ce54" table:formula="of:=IF(MID([.G212];1;4)=&quot;http&quot;;HYPERLINK([.G212]);&quot;&quot;)" office:value-type="string" office:string-value="http://dk.rs-online.com/web/c/?searchTerm=189-6010">
            <text:p>http://dk.rs-online.com/web/c/?searchTerm=189-6010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 office:value-type="string">
            <text:p>Phoenix, 2W connector, straight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189-6486</text:p>
          </table:table-cell>
          <table:table-cell table:style-name="ce47" table:formula="of:=IF([.F213]=&quot;&quot;;&quot;&quot;;CONCATENATE(&quot;http://dk.rs-online.com/web/c/?searchTerm=&quot;;[.F213]))" office:value-type="string" office:string-value="http://dk.rs-online.com/web/c/?searchTerm=189-6486">
            <text:p>http://dk.rs-online.com/web/c/?searchTerm=189-6486</text:p>
          </table:table-cell>
          <table:table-cell table:style-name="ce54" table:formula="of:=IF(MID([.G213];1;4)=&quot;http&quot;;HYPERLINK([.G213]);&quot;&quot;)" office:value-type="string" office:string-value="http://dk.rs-online.com/web/c/?searchTerm=189-6486">
            <text:p>http://dk.rs-online.com/web/c/?searchTerm=189-6486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214]=&quot;&quot;;&quot;&quot;;CONCATENATE(&quot;http://dk.rs-online.com/web/c/?searchTerm=&quot;;[.F214]))">
            <text:p/>
          </table:table-cell>
          <table:table-cell table:style-name="ce54" table:formula="of:=IF(MID([.G214];1;4)=&quot;http&quot;;HYPERLINK([.G214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 office:value-type="string">
            <text:p>SUB-D 25 Female PCB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375-2372</text:p>
          </table:table-cell>
          <table:table-cell table:style-name="ce47" table:formula="of:=IF([.F215]=&quot;&quot;;&quot;&quot;;CONCATENATE(&quot;http://dk.rs-online.com/web/c/?searchTerm=&quot;;[.F215]))" office:value-type="string" office:string-value="http://dk.rs-online.com/web/c/?searchTerm=375-2372">
            <text:p>http://dk.rs-online.com/web/c/?searchTerm=375-2372</text:p>
          </table:table-cell>
          <table:table-cell table:style-name="ce54" table:formula="of:=IF(MID([.G215];1;4)=&quot;http&quot;;HYPERLINK([.G215]);&quot;&quot;)" office:value-type="string" office:string-value="http://dk.rs-online.com/web/c/?searchTerm=375-2372">
            <text:p>http://dk.rs-online.com/web/c/?searchTerm=375-2372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office:value-type="float" office:value="1">
            <text:p>1</text:p>
          </table:table-cell>
          <table:table-cell table:style-name="ce77" table:number-columns-repeated="7"/>
          <table:table-cell table:style-name="ce77" office:value-type="float" office:value="1">
            <text:p>1</text:p>
          </table:table-cell>
          <table:table-cell table:style-name="ce77" table:number-columns-repeated="17"/>
          <table:table-cell table:number-columns-repeated="910"/>
        </table:table-row>
        <table:table-row table:style-name="ro3">
          <table:table-cell table:style-name="Default" office:value-type="string">
            <text:p>SUB-D 25 Male PCB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375-2338</text:p>
          </table:table-cell>
          <table:table-cell table:style-name="ce47" table:formula="of:=IF([.F216]=&quot;&quot;;&quot;&quot;;CONCATENATE(&quot;http://dk.rs-online.com/web/c/?searchTerm=&quot;;[.F216]))" office:value-type="string" office:string-value="http://dk.rs-online.com/web/c/?searchTerm=375-2338">
            <text:p>http://dk.rs-online.com/web/c/?searchTerm=375-2338</text:p>
          </table:table-cell>
          <table:table-cell table:style-name="ce54" table:formula="of:=IF(MID([.G216];1;4)=&quot;http&quot;;HYPERLINK([.G216]);&quot;&quot;)" office:value-type="string" office:string-value="http://dk.rs-online.com/web/c/?searchTerm=375-2338">
            <text:p>http://dk.rs-online.com/web/c/?searchTerm=375-2338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/>
          <table:table-cell table:style-name="ce77" office:value-type="float" office:value="1">
            <text:p>1</text:p>
          </table:table-cell>
          <table:table-cell table:style-name="ce77" table:number-columns-repeated="24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217]=&quot;&quot;;&quot;&quot;;CONCATENATE(&quot;http://dk.rs-online.com/web/c/?searchTerm=&quot;;[.F217]))">
            <text:p/>
          </table:table-cell>
          <table:table-cell table:style-name="ce54" table:formula="of:=IF(MID([.G217];1;4)=&quot;http&quot;;HYPERLINK([.G217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 office:value-type="string">
            <text:p>Ethernet jack, RJ-45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331-6443</text:p>
          </table:table-cell>
          <table:table-cell table:style-name="ce47" table:formula="of:=IF([.F218]=&quot;&quot;;&quot;&quot;;CONCATENATE(&quot;http://dk.rs-online.com/web/c/?searchTerm=&quot;;[.F218]))" office:value-type="string" office:string-value="http://dk.rs-online.com/web/c/?searchTerm=331-6443">
            <text:p>http://dk.rs-online.com/web/c/?searchTerm=331-6443</text:p>
          </table:table-cell>
          <table:table-cell table:style-name="ce54" table:formula="of:=IF(MID([.G218];1;4)=&quot;http&quot;;HYPERLINK([.G218]);&quot;&quot;)" office:value-type="string" office:string-value="http://dk.rs-online.com/web/c/?searchTerm=331-6443">
            <text:p>http://dk.rs-online.com/web/c/?searchTerm=331-6443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8"/>
          <table:table-cell table:style-name="ce77" office:value-type="float" office:value="5">
            <text:p>5</text:p>
          </table:table-cell>
          <table:table-cell table:style-name="ce77" table:number-columns-repeated="17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219]=&quot;&quot;;&quot;&quot;;CONCATENATE(&quot;http://dk.rs-online.com/web/c/?searchTerm=&quot;;[.F219]))">
            <text:p/>
          </table:table-cell>
          <table:table-cell table:style-name="ce54" table:formula="of:=IF(MID([.G219];1;4)=&quot;http&quot;;HYPERLINK([.G219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 office:value-type="string">
            <text:p>3.5mm mini jack chassis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476-328</text:p>
          </table:table-cell>
          <table:table-cell table:style-name="ce47" table:formula="of:=IF([.F220]=&quot;&quot;;&quot;&quot;;CONCATENATE(&quot;http://dk.rs-online.com/web/c/?searchTerm=&quot;;[.F220]))" office:value-type="string" office:string-value="http://dk.rs-online.com/web/c/?searchTerm=476-328">
            <text:p>http://dk.rs-online.com/web/c/?searchTerm=476-328</text:p>
          </table:table-cell>
          <table:table-cell table:style-name="ce54" table:formula="of:=IF(MID([.G220];1;4)=&quot;http&quot;;HYPERLINK([.G220]);&quot;&quot;)" office:value-type="string" office:string-value="http://dk.rs-online.com/web/c/?searchTerm=476-328">
            <text:p>http://dk.rs-online.com/web/c/?searchTerm=476-328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7"/>
          <table:table-cell table:style-name="ce77" office:value-type="float" office:value="1">
            <text:p>1</text:p>
          </table:table-cell>
          <table:table-cell table:style-name="ce77" table:number-columns-repeated="24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 office:value-type="string">
            <text:p>2,5 mm micro-jack chassis (LANC)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505-1407</text:p>
          </table:table-cell>
          <table:table-cell table:style-name="ce47" table:formula="of:=IF([.F221]=&quot;&quot;;&quot;&quot;;CONCATENATE(&quot;http://dk.rs-online.com/web/c/?searchTerm=&quot;;[.F221]))" office:value-type="string" office:string-value="http://dk.rs-online.com/web/c/?searchTerm=505-1407">
            <text:p>http://dk.rs-online.com/web/c/?searchTerm=505-1407</text:p>
          </table:table-cell>
          <table:table-cell table:style-name="ce54" table:formula="of:=IF(MID([.G221];1;4)=&quot;http&quot;;HYPERLINK([.G221]);&quot;&quot;)" office:value-type="string" office:string-value="http://dk.rs-online.com/web/c/?searchTerm=505-1407">
            <text:p>http://dk.rs-online.com/web/c/?searchTerm=505-1407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7"/>
          <table:table-cell table:style-name="ce77" office:value-type="float" office:value="1">
            <text:p>1</text:p>
          </table:table-cell>
          <table:table-cell table:style-name="ce77" table:number-columns-repeated="24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 table:style-name="Default"/>
          <table:table-cell table:style-name="ce47" table:formula="of:=IF([.F222]=&quot;&quot;;&quot;&quot;;CONCATENATE(&quot;http://dk.rs-online.com/web/c/?searchTerm=&quot;;[.F222]))">
            <text:p/>
          </table:table-cell>
          <table:table-cell table:style-name="ce54" table:formula="of:=IF(MID([.G222];1;4)=&quot;http&quot;;HYPERLINK([.G222]);&quot;&quot;)">
            <text:p/>
          </table:table-cell>
          <table:table-cell office:value-type="string">
            <text:p>|</text:p>
          </table:table-cell>
          <table:table-cell table:style-name="ce66"/>
          <table:table-cell table:style-name="Default" table:number-columns-repeated="44"/>
          <table:table-cell table:style-name="ce66"/>
          <table:table-cell table:style-name="Default" table:number-columns-repeated="17"/>
          <table:table-cell table:number-columns-repeated="2"/>
          <table:table-cell table:style-name="Default" table:number-columns-repeated="27"/>
          <table:table-cell table:number-columns-repeated="909"/>
        </table:table-row>
        <table:table-row table:style-name="ro3">
          <table:table-cell table:style-name="Default" office:value-type="string">
            <text:p>Neutrik, VGA for rack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706-6971</text:p>
          </table:table-cell>
          <table:table-cell table:style-name="ce47" table:formula="of:=IF([.F223]=&quot;&quot;;&quot;&quot;;CONCATENATE(&quot;http://dk.rs-online.com/web/c/?searchTerm=&quot;;[.F223]))" office:value-type="string" office:string-value="http://dk.rs-online.com/web/c/?searchTerm=706-6971">
            <text:p>http://dk.rs-online.com/web/c/?searchTerm=706-6971</text:p>
          </table:table-cell>
          <table:table-cell table:style-name="ce54" table:formula="of:=IF(MID([.G223];1;4)=&quot;http&quot;;HYPERLINK([.G223]);&quot;&quot;)" office:value-type="string" office:string-value="http://dk.rs-online.com/web/c/?searchTerm=706-6971">
            <text:p>http://dk.rs-online.com/web/c/?searchTerm=706-6971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7"/>
          <table:table-cell table:style-name="ce77" office:value-type="float" office:value="1">
            <text:p>1</text:p>
          </table:table-cell>
          <table:table-cell table:style-name="ce77" table:number-columns-repeated="24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224]=&quot;&quot;;&quot;&quot;;CONCATENATE(&quot;http://dk.rs-online.com/web/c/?searchTerm=&quot;;[.F224]))">
            <text:p/>
          </table:table-cell>
          <table:table-cell table:style-name="ce54" table:formula="of:=IF(MID([.G224];1;4)=&quot;http&quot;;HYPERLINK([.G224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225]=&quot;&quot;;&quot;&quot;;CONCATENATE(&quot;http://dk.rs-online.com/web/c/?searchTerm=&quot;;[.F225]))">
            <text:p/>
          </table:table-cell>
          <table:table-cell table:style-name="ce54" table:formula="of:=IF(MID([.G225];1;4)=&quot;http&quot;;HYPERLINK([.G225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 table:style-name="ce47" table:formula="of:=IF([.F226]=&quot;&quot;;&quot;&quot;;CONCATENATE(&quot;http://dk.rs-online.com/web/c/?searchTerm=&quot;;[.F226]))">
            <text:p/>
          </table:table-cell>
          <table:table-cell table:style-name="ce54" table:formula="of:=IF(MID([.G226];1;4)=&quot;http&quot;;HYPERLINK([.G226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table:style-name="ce14" office:value-type="string">
            <text:p>ICs:</text:p>
          </table:table-cell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227]=&quot;&quot;;&quot;&quot;;CONCATENATE(&quot;http://dk.rs-online.com/web/c/?searchTerm=&quot;;[.F227]))">
            <text:p/>
          </table:table-cell>
          <table:table-cell table:style-name="ce54" table:formula="of:=IF(MID([.G227];1;4)=&quot;http&quot;;HYPERLINK([.G227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 office:value-type="string">
            <text:p>MCP23017 (GPIO)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681-1128</text:p>
          </table:table-cell>
          <table:table-cell table:style-name="ce47" table:formula="of:=IF([.F228]=&quot;&quot;;&quot;&quot;;CONCATENATE(&quot;http://dk.rs-online.com/web/c/?searchTerm=&quot;;[.F228]))" office:value-type="string" office:string-value="http://dk.rs-online.com/web/c/?searchTerm=681-1128">
            <text:p>http://dk.rs-online.com/web/c/?searchTerm=681-1128</text:p>
          </table:table-cell>
          <table:table-cell table:style-name="ce54" table:formula="of:=IF(MID([.G228];1;4)=&quot;http&quot;;HYPERLINK([.G228]);&quot;&quot;)" office:value-type="string" office:string-value="http://dk.rs-online.com/web/c/?searchTerm=681-1128">
            <text:p>http://dk.rs-online.com/web/c/?searchTerm=681-1128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/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table:number-columns-repeated="5"/>
          <table:table-cell table:style-name="ce95" table:number-columns-repeated="2"/>
          <table:table-cell table:style-name="ce77" office:value-type="float" office:value="1">
            <text:p>1</text:p>
          </table:table-cell>
          <table:table-cell table:style-name="ce77" table:number-columns-repeated="4"/>
          <table:table-cell table:style-name="ce77" office:value-type="float" office:value="1">
            <text:p>1</text:p>
          </table:table-cell>
          <table:table-cell table:style-name="ce77" table:number-columns-repeated="2"/>
          <table:table-cell table:style-name="ce77" office:value-type="float" office:value="1">
            <text:p>1</text:p>
          </table:table-cell>
          <table:table-cell table:style-name="ce77" table:number-columns-repeated="17"/>
          <table:table-cell table:number-columns-repeated="910"/>
        </table:table-row>
        <table:table-row table:style-name="ro3">
          <table:table-cell table:style-name="Default" office:value-type="string">
            <text:p>PCA9685 (LED Driver)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727-5649</text:p>
          </table:table-cell>
          <table:table-cell table:style-name="ce47" table:formula="of:=IF([.F229]=&quot;&quot;;&quot;&quot;;CONCATENATE(&quot;http://dk.rs-online.com/web/c/?searchTerm=&quot;;[.F229]))" office:value-type="string" office:string-value="http://dk.rs-online.com/web/c/?searchTerm=727-5649">
            <text:p>http://dk.rs-online.com/web/c/?searchTerm=727-5649</text:p>
          </table:table-cell>
          <table:table-cell table:style-name="ce54" table:formula="of:=IF(MID([.G229];1;4)=&quot;http&quot;;HYPERLINK([.G229]);&quot;&quot;)" office:value-type="string" office:string-value="http://dk.rs-online.com/web/c/?searchTerm=727-5649">
            <text:p>http://dk.rs-online.com/web/c/?searchTerm=727-5649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table:number-columns-repeated="11"/>
          <table:table-cell table:style-name="ce95" table:number-columns-repeated="2"/>
          <table:table-cell table:style-name="ce77" table:number-columns-repeated="5"/>
          <table:table-cell table:style-name="ce77" office:value-type="float" office:value="1">
            <text:p>1</text:p>
          </table:table-cell>
          <table:table-cell table:style-name="ce77" table:number-columns-repeated="3"/>
          <table:table-cell table:style-name="ce77" office:value-type="float" office:value="1">
            <text:p>1</text:p>
          </table:table-cell>
          <table:table-cell table:style-name="ce77" table:number-columns-repeated="16"/>
          <table:table-cell table:number-columns-repeated="910"/>
        </table:table-row>
        <table:table-row table:style-name="ro3">
          <table:table-cell table:style-name="Default" office:value-type="string">
            <text:p>LTV826S (optocoupler) [ALT: 693-5946]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691-2209</text:p>
          </table:table-cell>
          <table:table-cell table:style-name="ce47" table:formula="of:=IF([.F230]=&quot;&quot;;&quot;&quot;;CONCATENATE(&quot;http://dk.rs-online.com/web/c/?searchTerm=&quot;;[.F230]))" office:value-type="string" office:string-value="http://dk.rs-online.com/web/c/?searchTerm=691-2209">
            <text:p>http://dk.rs-online.com/web/c/?searchTerm=691-2209</text:p>
          </table:table-cell>
          <table:table-cell table:style-name="ce54" table:formula="of:=IF(MID([.G230];1;4)=&quot;http&quot;;HYPERLINK([.G230]);&quot;&quot;)" office:value-type="string" office:string-value="http://dk.rs-online.com/web/c/?searchTerm=691-2209">
            <text:p>http://dk.rs-online.com/web/c/?searchTerm=691-2209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office:value-type="float" office:value="4">
            <text:p>4</text:p>
          </table:table-cell>
          <table:table-cell table:style-name="ce77" table:number-columns-repeated="7"/>
          <table:table-cell table:style-name="ce77" office:value-type="float" office:value="4">
            <text:p>4</text:p>
          </table:table-cell>
          <table:table-cell table:style-name="ce77" table:number-columns-repeated="17"/>
          <table:table-cell table:number-columns-repeated="910"/>
        </table:table-row>
        <table:table-row table:style-name="ro3">
          <table:table-cell table:style-name="Default" office:value-type="string">
            <text:p>ULN2803A (Darlington)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646-6311</text:p>
          </table:table-cell>
          <table:table-cell table:style-name="ce47" table:formula="of:=IF([.F231]=&quot;&quot;;&quot;&quot;;CONCATENATE(&quot;http://dk.rs-online.com/web/c/?searchTerm=&quot;;[.F231]))" office:value-type="string" office:string-value="http://dk.rs-online.com/web/c/?searchTerm=646-6311">
            <text:p>http://dk.rs-online.com/web/c/?searchTerm=646-6311</text:p>
          </table:table-cell>
          <table:table-cell table:style-name="ce54" table:formula="of:=IF(MID([.G231];1;4)=&quot;http&quot;;HYPERLINK([.G231]);&quot;&quot;)" office:value-type="string" office:string-value="http://dk.rs-online.com/web/c/?searchTerm=646-6311">
            <text:p>http://dk.rs-online.com/web/c/?searchTerm=646-6311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office:value-type="float" office:value="1">
            <text:p>1</text:p>
          </table:table-cell>
          <table:table-cell table:style-name="ce77" table:number-columns-repeated="7"/>
          <table:table-cell table:style-name="ce77" office:value-type="float" office:value="1">
            <text:p>1</text:p>
          </table:table-cell>
          <table:table-cell table:style-name="ce77" table:number-columns-repeated="17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232]=&quot;&quot;;&quot;&quot;;CONCATENATE(&quot;http://dk.rs-online.com/web/c/?searchTerm=&quot;;[.F232]))">
            <text:p/>
          </table:table-cell>
          <table:table-cell table:style-name="ce54" table:formula="of:=IF(MID([.G232];1;4)=&quot;http&quot;;HYPERLINK([.G232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233]=&quot;&quot;;&quot;&quot;;CONCATENATE(&quot;http://dk.rs-online.com/web/c/?searchTerm=&quot;;[.F233]))">
            <text:p/>
          </table:table-cell>
          <table:table-cell table:style-name="ce54" table:formula="of:=IF(MID([.G233];1;4)=&quot;http&quot;;HYPERLINK([.G233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234]=&quot;&quot;;&quot;&quot;;CONCATENATE(&quot;http://dk.rs-online.com/web/c/?searchTerm=&quot;;[.F234]))">
            <text:p/>
          </table:table-cell>
          <table:table-cell table:style-name="ce54" table:formula="of:=IF(MID([.G234];1;4)=&quot;http&quot;;HYPERLINK([.G234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235]=&quot;&quot;;&quot;&quot;;CONCATENATE(&quot;http://dk.rs-online.com/web/c/?searchTerm=&quot;;[.F235]))">
            <text:p/>
          </table:table-cell>
          <table:table-cell table:style-name="ce54" table:formula="of:=IF(MID([.G235];1;4)=&quot;http&quot;;HYPERLINK([.G235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 table:style-name="ce47" table:formula="of:=IF([.F236]=&quot;&quot;;&quot;&quot;;CONCATENATE(&quot;http://dk.rs-online.com/web/c/?searchTerm=&quot;;[.F236]))">
            <text:p/>
          </table:table-cell>
          <table:table-cell table:style-name="ce54" table:formula="of:=IF(MID([.G236];1;4)=&quot;http&quot;;HYPERLINK([.G236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table:style-name="ce14" office:value-type="string">
            <text:p>Mounting:</text:p>
          </table:table-cell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237]=&quot;&quot;;&quot;&quot;;CONCATENATE(&quot;http://dk.rs-online.com/web/c/?searchTerm=&quot;;[.F237]))">
            <text:p/>
          </table:table-cell>
          <table:table-cell table:style-name="ce54" table:formula="of:=IF(MID([.G237];1;4)=&quot;http&quot;;HYPERLINK([.G237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Screw M3x6, black, round head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483-0934</text:p>
          </table:table-cell>
          <table:table-cell table:style-name="ce47" table:formula="of:=IF([.F238]=&quot;&quot;;&quot;&quot;;CONCATENATE(&quot;http://dk.rs-online.com/web/c/?searchTerm=&quot;;[.F238]))" office:value-type="string" office:string-value="http://dk.rs-online.com/web/c/?searchTerm=483-0934">
            <text:p>http://dk.rs-online.com/web/c/?searchTerm=483-0934</text:p>
          </table:table-cell>
          <table:table-cell table:style-name="ce54" table:formula="of:=IF(MID([.G238];1;4)=&quot;http&quot;;HYPERLINK([.G238]);&quot;&quot;)" office:value-type="string" office:string-value="http://dk.rs-online.com/web/c/?searchTerm=483-0934">
            <text:p>http://dk.rs-online.com/web/c/?searchTerm=483-0934</text:p>
          </table:table-cell>
          <table:table-cell office:value-type="string">
            <text:p>|</text:p>
          </table:table-cell>
          <table:table-cell/>
          <table:table-cell table:style-name="ce75" office:value-type="float" office:value="4">
            <text:p>4</text:p>
          </table:table-cell>
          <table:table-cell table:style-name="ce75"/>
          <table:table-cell table:style-name="ce77" table:number-columns-repeated="15"/>
          <table:table-cell table:style-name="ce77" office:value-type="float" office:value="10">
            <text:p>10</text:p>
          </table:table-cell>
          <table:table-cell table:style-name="ce77"/>
          <table:table-cell table:style-name="ce77" office:value-type="float" office:value="20">
            <text:p>20</text:p>
          </table:table-cell>
          <table:table-cell table:style-name="ce77" table:number-columns-repeated="24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office:value-type="string">
            <text:p>Screw M3x6, skråt hoved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482-7764</text:p>
          </table:table-cell>
          <table:table-cell table:style-name="ce47" table:formula="of:=IF([.F239]=&quot;&quot;;&quot;&quot;;CONCATENATE(&quot;http://dk.rs-online.com/web/c/?searchTerm=&quot;;[.F239]))" office:value-type="string" office:string-value="http://dk.rs-online.com/web/c/?searchTerm=482-7764">
            <text:p>http://dk.rs-online.com/web/c/?searchTerm=482-7764</text:p>
          </table:table-cell>
          <table:table-cell table:style-name="ce54" table:formula="of:=IF(MID([.G239];1;4)=&quot;http&quot;;HYPERLINK([.G239]);&quot;&quot;)" office:value-type="string" office:string-value="http://dk.rs-online.com/web/c/?searchTerm=482-7764">
            <text:p>http://dk.rs-online.com/web/c/?searchTerm=482-7764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1"/>
          <table:table-cell table:style-name="ce77" office:value-type="float" office:value="4">
            <text:p>4</text:p>
          </table:table-cell>
          <table:table-cell table:style-name="ce77" table:number-columns-repeated="5"/>
          <table:table-cell table:style-name="ce77" office:value-type="float" office:value="50">
            <text:p>50</text:p>
          </table:table-cell>
          <table:table-cell table:style-name="ce77" table:number-columns-repeated="24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office:value-type="string">
            <text:p>Screw M3x10, skråt hoved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483-1268</text:p>
          </table:table-cell>
          <table:table-cell table:style-name="ce47" table:formula="of:=IF([.F240]=&quot;&quot;;&quot;&quot;;CONCATENATE(&quot;http://dk.rs-online.com/web/c/?searchTerm=&quot;;[.F240]))" office:value-type="string" office:string-value="http://dk.rs-online.com/web/c/?searchTerm=483-1268">
            <text:p>http://dk.rs-online.com/web/c/?searchTerm=483-1268</text:p>
          </table:table-cell>
          <table:table-cell table:style-name="ce54" table:formula="of:=IF(MID([.G240];1;4)=&quot;http&quot;;HYPERLINK([.G240]);&quot;&quot;)" office:value-type="string" office:string-value="http://dk.rs-online.com/web/c/?searchTerm=483-1268">
            <text:p>http://dk.rs-online.com/web/c/?searchTerm=483-1268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5"/>
          <table:table-cell table:style-name="ce77" office:value-type="float" office:value="2">
            <text:p>2</text:p>
          </table:table-cell>
          <table:table-cell table:style-name="ce77" table:number-columns-repeated="5"/>
          <table:table-cell table:style-name="ce77" office:value-type="float" office:value="2">
            <text:p>2</text:p>
          </table:table-cell>
          <table:table-cell table:style-name="ce77" table:number-columns-repeated="20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office:value-type="string">
            <text:p>Screw M3x16, skråt hoved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158-3584</text:p>
          </table:table-cell>
          <table:table-cell table:style-name="ce47" table:formula="of:=IF([.F241]=&quot;&quot;;&quot;&quot;;CONCATENATE(&quot;http://dk.rs-online.com/web/c/?searchTerm=&quot;;[.F241]))" office:value-type="string" office:string-value="http://dk.rs-online.com/web/c/?searchTerm=158-3584">
            <text:p>http://dk.rs-online.com/web/c/?searchTerm=158-3584</text:p>
          </table:table-cell>
          <table:table-cell table:style-name="ce54" table:formula="of:=IF(MID([.G241];1;4)=&quot;http&quot;;HYPERLINK([.G241]);&quot;&quot;)" office:value-type="string" office:string-value="http://dk.rs-online.com/web/c/?searchTerm=158-3584">
            <text:p>http://dk.rs-online.com/web/c/?searchTerm=158-3584</text:p>
          </table:table-cell>
          <table:table-cell office:value-type="string">
            <text:p>|</text:p>
          </table:table-cell>
          <table:table-cell/>
          <table:table-cell table:style-name="ce75" office:value-type="float" office:value="4">
            <text:p>4</text:p>
          </table:table-cell>
          <table:table-cell table:style-name="ce75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Screw M3x30, round head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560-811</text:p>
          </table:table-cell>
          <table:table-cell table:style-name="ce47" table:formula="of:=IF([.F242]=&quot;&quot;;&quot;&quot;;CONCATENATE(&quot;http://dk.rs-online.com/web/c/?searchTerm=&quot;;[.F242]))" office:value-type="string" office:string-value="http://dk.rs-online.com/web/c/?searchTerm=560-811">
            <text:p>http://dk.rs-online.com/web/c/?searchTerm=560-811</text:p>
          </table:table-cell>
          <table:table-cell table:style-name="ce54" table:formula="of:=IF(MID([.G242];1;4)=&quot;http&quot;;HYPERLINK([.G242]);&quot;&quot;)" office:value-type="string" office:string-value="http://dk.rs-online.com/web/c/?searchTerm=560-811">
            <text:p>http://dk.rs-online.com/web/c/?searchTerm=560-811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 table:style-name="ce47" table:formula="of:=IF([.F243]=&quot;&quot;;&quot;&quot;;CONCATENATE(&quot;http://dk.rs-online.com/web/c/?searchTerm=&quot;;[.F243]))">
            <text:p/>
          </table:table-cell>
          <table:table-cell table:style-name="ce54" table:formula="of:=IF(MID([.G243];1;4)=&quot;http&quot;;HYPERLINK([.G243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Spacer, 3mm</text:p>
          </table:table-cell>
          <table:table-cell table:number-columns-repeated="2"/>
          <table:table-cell table:style-name="ce30"/>
          <table:table-cell table:style-name="ce33"/>
          <table:table-cell office:value-type="float" office:value="1026110">
            <text:p>1026110</text:p>
          </table:table-cell>
          <table:table-cell table:style-name="ce47" table:formula="of:=IF([.F244]=&quot;&quot;;&quot;&quot;;CONCATENATE(&quot;http://dk.rs-online.com/web/c/?searchTerm=&quot;;[.F244]))" office:value-type="string" office:string-value="http://dk.rs-online.com/web/c/?searchTerm=1026110">
            <text:p>http://dk.rs-online.com/web/c/?searchTerm=1026110</text:p>
          </table:table-cell>
          <table:table-cell table:style-name="ce54" table:formula="of:=IF(MID([.G244];1;4)=&quot;http&quot;;HYPERLINK([.G244]);&quot;&quot;)" office:value-type="string" office:string-value="http://dk.rs-online.com/web/c/?searchTerm=1026110">
            <text:p>http://dk.rs-online.com/web/c/?searchTerm=1026110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"/>
          <table:table-cell table:style-name="ce77" office:value-type="float" office:value="4">
            <text:p>4</text:p>
          </table:table-cell>
          <table:table-cell table:style-name="ce77" table:number-columns-repeated="37"/>
          <table:table-cell table:style-name="ce89"/>
          <table:table-cell table:style-name="ce77" office:value-type="float" office:value="4">
            <text:p>4</text:p>
          </table:table-cell>
          <table:table-cell table:style-name="ce77" office:value-type="float" office:value="6">
            <text:p>6</text:p>
          </table:table-cell>
          <table:table-cell table:style-name="ce77" office:value-type="float" office:value="5">
            <text:p>5</text:p>
          </table:table-cell>
          <table:table-cell table:style-name="ce77" office:value-type="float" office:value="5">
            <text:p>5</text:p>
          </table:table-cell>
          <table:table-cell table:style-name="ce77" office:value-type="float" office:value="6">
            <text:p>6</text:p>
          </table:table-cell>
          <table:table-cell table:style-name="ce77" office:value-type="float" office:value="4">
            <text:p>4</text:p>
          </table:table-cell>
          <table:table-cell table:style-name="ce77"/>
          <table:table-cell table:style-name="ce77" office:value-type="float" office:value="4">
            <text:p>4</text:p>
          </table:table-cell>
          <table:table-cell table:style-name="ce77" office:value-type="float" office:value="4">
            <text:p>4</text:p>
          </table:table-cell>
          <table:table-cell table:style-name="ce77" office:value-type="float" office:value="4">
            <text:p>4</text:p>
          </table:table-cell>
          <table:table-cell table:style-name="ce77" office:value-type="float" office:value="4">
            <text:p>4</text:p>
          </table:table-cell>
          <table:table-cell table:style-name="ce77" office:value-type="float" office:value="4">
            <text:p>4</text:p>
          </table:table-cell>
          <table:table-cell table:style-name="ce77" office:value-type="float" office:value="4">
            <text:p>4</text:p>
          </table:table-cell>
          <table:table-cell table:style-name="ce77" office:value-type="float" office:value="4">
            <text:p>4</text:p>
          </table:table-cell>
          <table:table-cell table:style-name="ce77"/>
          <table:table-cell table:style-name="ce77" office:value-type="float" office:value="4">
            <text:p>4</text:p>
          </table:table-cell>
          <table:table-cell table:style-name="ce77"/>
          <table:table-cell table:style-name="ce95" table:number-columns-repeated="2"/>
          <table:table-cell table:style-name="ce77" table:number-columns-repeated="5"/>
          <table:table-cell table:style-name="ce77" office:value-type="float" office:value="4">
            <text:p>4</text:p>
          </table:table-cell>
          <table:table-cell table:style-name="ce77" table:number-columns-repeated="20"/>
          <table:table-cell table:number-columns-repeated="910"/>
        </table:table-row>
        <table:table-row table:style-name="ro3">
          <table:table-cell table:style-name="Default" office:value-type="string">
            <text:p>Spacer, 5mm</text:p>
          </table:table-cell>
          <table:table-cell table:number-columns-repeated="2"/>
          <table:table-cell table:style-name="ce30"/>
          <table:table-cell table:style-name="ce33"/>
          <table:table-cell office:value-type="float" office:value="1026126">
            <text:p>1026126</text:p>
          </table:table-cell>
          <table:table-cell table:style-name="ce47" table:formula="of:=IF([.F245]=&quot;&quot;;&quot;&quot;;CONCATENATE(&quot;http://dk.rs-online.com/web/c/?searchTerm=&quot;;[.F245]))" office:value-type="string" office:string-value="http://dk.rs-online.com/web/c/?searchTerm=1026126">
            <text:p>http://dk.rs-online.com/web/c/?searchTerm=1026126</text:p>
          </table:table-cell>
          <table:table-cell table:style-name="ce54" table:formula="of:=IF(MID([.G245];1;4)=&quot;http&quot;;HYPERLINK([.G245]);&quot;&quot;)" office:value-type="string" office:string-value="http://dk.rs-online.com/web/c/?searchTerm=1026126">
            <text:p>http://dk.rs-online.com/web/c/?searchTerm=1026126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Spacer, 10mm</text:p>
          </table:table-cell>
          <table:table-cell table:number-columns-repeated="2"/>
          <table:table-cell table:style-name="ce30"/>
          <table:table-cell table:style-name="ce33"/>
          <table:table-cell office:value-type="float" office:value="1026148">
            <text:p>1026148</text:p>
          </table:table-cell>
          <table:table-cell table:style-name="ce47" table:formula="of:=IF([.F246]=&quot;&quot;;&quot;&quot;;CONCATENATE(&quot;http://dk.rs-online.com/web/c/?searchTerm=&quot;;[.F246]))" office:value-type="string" office:string-value="http://dk.rs-online.com/web/c/?searchTerm=1026148">
            <text:p>http://dk.rs-online.com/web/c/?searchTerm=1026148</text:p>
          </table:table-cell>
          <table:table-cell table:style-name="ce54" table:formula="of:=IF(MID([.G246];1;4)=&quot;http&quot;;HYPERLINK([.G246]);&quot;&quot;)" office:value-type="string" office:string-value="http://dk.rs-online.com/web/c/?searchTerm=1026148">
            <text:p>http://dk.rs-online.com/web/c/?searchTerm=1026148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office:value-type="float" office:value="4">
            <text:p>4</text:p>
          </table:table-cell>
          <table:table-cell table:style-name="ce77" office:value-type="float" office:value="6">
            <text:p>6</text:p>
          </table:table-cell>
          <table:table-cell table:style-name="ce77" office:value-type="float" office:value="5">
            <text:p>5</text:p>
          </table:table-cell>
          <table:table-cell table:style-name="ce77" office:value-type="float" office:value="5">
            <text:p>5</text:p>
          </table:table-cell>
          <table:table-cell table:style-name="ce77" office:value-type="float" office:value="6">
            <text:p>6</text:p>
          </table:table-cell>
          <table:table-cell table:style-name="ce77" office:value-type="float" office:value="4">
            <text:p>4</text:p>
          </table:table-cell>
          <table:table-cell table:style-name="ce77"/>
          <table:table-cell table:style-name="ce77" office:value-type="float" office:value="4">
            <text:p>4</text:p>
          </table:table-cell>
          <table:table-cell table:style-name="ce77" office:value-type="float" office:value="4">
            <text:p>4</text:p>
          </table:table-cell>
          <table:table-cell table:style-name="ce77" office:value-type="float" office:value="4">
            <text:p>4</text:p>
          </table:table-cell>
          <table:table-cell table:style-name="ce77" office:value-type="float" office:value="4">
            <text:p>4</text:p>
          </table:table-cell>
          <table:table-cell table:style-name="ce77" office:value-type="float" office:value="4">
            <text:p>4</text:p>
          </table:table-cell>
          <table:table-cell table:style-name="ce77" table:number-columns-repeated="5"/>
          <table:table-cell table:style-name="ce95" table:number-columns-repeated="2"/>
          <table:table-cell table:style-name="ce77" table:number-columns-repeated="5"/>
          <table:table-cell table:style-name="ce77" office:value-type="float" office:value="4">
            <text:p>4</text:p>
          </table:table-cell>
          <table:table-cell table:style-name="ce77" table:number-columns-repeated="20"/>
          <table:table-cell table:number-columns-repeated="910"/>
        </table:table-row>
        <table:table-row table:style-name="ro2">
          <table:table-cell office:value-type="string">
            <text:p>Metal spacer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606-759</text:p>
          </table:table-cell>
          <table:table-cell table:style-name="ce47" table:formula="of:=IF([.F247]=&quot;&quot;;&quot;&quot;;CONCATENATE(&quot;http://dk.rs-online.com/web/c/?searchTerm=&quot;;[.F247]))" office:value-type="string" office:string-value="http://dk.rs-online.com/web/c/?searchTerm=606-759">
            <text:p>http://dk.rs-online.com/web/c/?searchTerm=606-759</text:p>
          </table:table-cell>
          <table:table-cell table:style-name="ce54" table:formula="of:=IF(MID([.G247];1;4)=&quot;http&quot;;HYPERLINK([.G247]);&quot;&quot;)" office:value-type="string" office:string-value="http://dk.rs-online.com/web/c/?searchTerm=606-759">
            <text:p>http://dk.rs-online.com/web/c/?searchTerm=606-759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7"/>
          <table:table-cell table:style-name="ce77" office:value-type="float" office:value="4">
            <text:p>4</text:p>
          </table:table-cell>
          <table:table-cell table:style-name="ce77" table:number-columns-repeated="24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 table:style-name="ce47" table:formula="of:=IF([.F248]=&quot;&quot;;&quot;&quot;;CONCATENATE(&quot;http://dk.rs-online.com/web/c/?searchTerm=&quot;;[.F248]))">
            <text:p/>
          </table:table-cell>
          <table:table-cell table:style-name="ce54" table:formula="of:=IF(MID([.G248];1;4)=&quot;http&quot;;HYPERLINK([.G248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Nylon washer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525-739</text:p>
          </table:table-cell>
          <table:table-cell table:style-name="ce47" table:formula="of:=IF([.F249]=&quot;&quot;;&quot;&quot;;CONCATENATE(&quot;http://dk.rs-online.com/web/c/?searchTerm=&quot;;[.F249]))" office:value-type="string" office:string-value="http://dk.rs-online.com/web/c/?searchTerm=525-739">
            <text:p>http://dk.rs-online.com/web/c/?searchTerm=525-739</text:p>
          </table:table-cell>
          <table:table-cell table:style-name="ce54" table:formula="of:=IF(MID([.G249];1;4)=&quot;http&quot;;HYPERLINK([.G249]);&quot;&quot;)" office:value-type="string" office:string-value="http://dk.rs-online.com/web/c/?searchTerm=525-739">
            <text:p>http://dk.rs-online.com/web/c/?searchTerm=525-739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2"/>
          <table:table-cell table:style-name="ce77" office:value-type="float" office:value="2">
            <text:p>2</text:p>
          </table:table-cell>
          <table:table-cell table:style-name="ce77" table:number-columns-repeated="29"/>
          <table:table-cell table:style-name="ce89"/>
          <table:table-cell table:style-name="ce77" office:value-type="float" office:value="8">
            <text:p>8</text:p>
          </table:table-cell>
          <table:table-cell table:style-name="ce77" office:value-type="float" office:value="12">
            <text:p>12</text:p>
          </table:table-cell>
          <table:table-cell table:style-name="ce77" office:value-type="float" office:value="10">
            <text:p>10</text:p>
          </table:table-cell>
          <table:table-cell table:style-name="ce77" office:value-type="float" office:value="10">
            <text:p>10</text:p>
          </table:table-cell>
          <table:table-cell table:style-name="ce77" office:value-type="float" office:value="12">
            <text:p>12</text:p>
          </table:table-cell>
          <table:table-cell table:style-name="ce77" office:value-type="float" office:value="12">
            <text:p>12</text:p>
          </table:table-cell>
          <table:table-cell table:style-name="ce77"/>
          <table:table-cell table:style-name="ce77" office:value-type="float" office:value="8">
            <text:p>8</text:p>
          </table:table-cell>
          <table:table-cell table:style-name="ce77" office:value-type="float" office:value="8">
            <text:p>8</text:p>
          </table:table-cell>
          <table:table-cell table:style-name="ce77" office:value-type="float" office:value="8">
            <text:p>8</text:p>
          </table:table-cell>
          <table:table-cell table:style-name="ce77" office:value-type="float" office:value="8">
            <text:p>8</text:p>
          </table:table-cell>
          <table:table-cell table:style-name="ce77" office:value-type="float" office:value="8">
            <text:p>8</text:p>
          </table:table-cell>
          <table:table-cell table:style-name="ce77" office:value-type="float" office:value="8">
            <text:p>8</text:p>
          </table:table-cell>
          <table:table-cell table:style-name="ce77" office:value-type="float" office:value="8">
            <text:p>8</text:p>
          </table:table-cell>
          <table:table-cell table:style-name="ce77"/>
          <table:table-cell table:style-name="ce77" office:value-type="float" office:value="8">
            <text:p>8</text:p>
          </table:table-cell>
          <table:table-cell table:style-name="ce77"/>
          <table:table-cell table:style-name="ce95" table:number-columns-repeated="2"/>
          <table:table-cell table:style-name="ce77" table:number-columns-repeated="5"/>
          <table:table-cell table:style-name="ce77" office:value-type="float" office:value="8">
            <text:p>8</text:p>
          </table:table-cell>
          <table:table-cell table:style-name="ce77" table:number-columns-repeated="20"/>
          <table:table-cell table:number-columns-repeated="910"/>
        </table:table-row>
        <table:table-row table:style-name="ro3">
          <table:table-cell office:value-type="string">
            <text:p>Fiber washer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526-350</text:p>
          </table:table-cell>
          <table:table-cell table:style-name="ce47" table:formula="of:=IF([.F250]=&quot;&quot;;&quot;&quot;;CONCATENATE(&quot;http://dk.rs-online.com/web/c/?searchTerm=&quot;;[.F250]))" office:value-type="string" office:string-value="http://dk.rs-online.com/web/c/?searchTerm=526-350">
            <text:p>http://dk.rs-online.com/web/c/?searchTerm=526-350</text:p>
          </table:table-cell>
          <table:table-cell table:style-name="ce54" table:formula="of:=IF(MID([.G250];1;4)=&quot;http&quot;;HYPERLINK([.G250]);&quot;&quot;)" office:value-type="string" office:string-value="http://dk.rs-online.com/web/c/?searchTerm=526-350">
            <text:p>http://dk.rs-online.com/web/c/?searchTerm=526-350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 table:style-name="ce47" table:formula="of:=IF([.F251]=&quot;&quot;;&quot;&quot;;CONCATENATE(&quot;http://dk.rs-online.com/web/c/?searchTerm=&quot;;[.F251]))">
            <text:p/>
          </table:table-cell>
          <table:table-cell table:style-name="ce54" table:formula="of:=IF(MID([.G251];1;4)=&quot;http&quot;;HYPERLINK([.G251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21"/>
          <table:table-cell table:style-name="ce77" office:value-type="float" office:value="2">
            <text:p>2</text:p>
          </table:table-cell>
          <table:table-cell table:style-name="ce77" table:number-columns-repeated="20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 table:style-name="ce47" table:formula="of:=IF([.F252]=&quot;&quot;;&quot;&quot;;CONCATENATE(&quot;http://dk.rs-online.com/web/c/?searchTerm=&quot;;[.F252]))">
            <text:p/>
          </table:table-cell>
          <table:table-cell table:style-name="ce54" table:formula="of:=IF(MID([.G252];1;4)=&quot;http&quot;;HYPERLINK([.G252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 table:style-name="ce47" table:formula="of:=IF([.F253]=&quot;&quot;;&quot;&quot;;CONCATENATE(&quot;http://dk.rs-online.com/web/c/?searchTerm=&quot;;[.F253]))">
            <text:p/>
          </table:table-cell>
          <table:table-cell table:style-name="ce54" table:formula="of:=IF(MID([.G253];1;4)=&quot;http&quot;;HYPERLINK([.G253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Distance bolt, 5mm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105-7940</text:p>
          </table:table-cell>
          <table:table-cell table:style-name="ce47" table:formula="of:=IF([.F254]=&quot;&quot;;&quot;&quot;;CONCATENATE(&quot;http://dk.rs-online.com/web/c/?searchTerm=&quot;;[.F254]))" office:value-type="string" office:string-value="http://dk.rs-online.com/web/c/?searchTerm=105-7940">
            <text:p>http://dk.rs-online.com/web/c/?searchTerm=105-7940</text:p>
          </table:table-cell>
          <table:table-cell table:style-name="ce54" table:formula="of:=IF(MID([.G254];1;4)=&quot;http&quot;;HYPERLINK([.G254]);&quot;&quot;)" office:value-type="string" office:string-value="http://dk.rs-online.com/web/c/?searchTerm=105-7940">
            <text:p>http://dk.rs-online.com/web/c/?searchTerm=105-7940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7"/>
          <table:table-cell table:style-name="ce77" office:value-type="float" office:value="2">
            <text:p>2</text:p>
          </table:table-cell>
          <table:table-cell table:style-name="ce77" table:number-columns-repeated="4"/>
          <table:table-cell table:style-name="ce77" office:value-type="float" office:value="2">
            <text:p>2</text:p>
          </table:table-cell>
          <table:table-cell table:style-name="ce77" table:number-columns-repeated="2"/>
          <table:table-cell table:style-name="ce77" office:value-type="float" office:value="6">
            <text:p>6</text:p>
          </table:table-cell>
          <table:table-cell table:style-name="ce77"/>
          <table:table-cell table:style-name="ce77" office:value-type="float" office:value="50">
            <text:p>50</text:p>
          </table:table-cell>
          <table:table-cell table:style-name="ce77" table:number-columns-repeated="24"/>
          <table:table-cell table:style-name="ce89"/>
          <table:table-cell table:style-name="ce77" office:value-type="float" office:value="4">
            <text:p>4</text:p>
          </table:table-cell>
          <table:table-cell table:style-name="ce77" office:value-type="float" office:value="6">
            <text:p>6</text:p>
          </table:table-cell>
          <table:table-cell table:style-name="ce77" office:value-type="float" office:value="5">
            <text:p>5</text:p>
          </table:table-cell>
          <table:table-cell table:style-name="ce77" office:value-type="float" office:value="5">
            <text:p>5</text:p>
          </table:table-cell>
          <table:table-cell table:style-name="ce77" office:value-type="float" office:value="6">
            <text:p>6</text:p>
          </table:table-cell>
          <table:table-cell table:style-name="ce77" office:value-type="float" office:value="4">
            <text:p>4</text:p>
          </table:table-cell>
          <table:table-cell table:style-name="ce77"/>
          <table:table-cell table:style-name="ce77" office:value-type="float" office:value="4">
            <text:p>4</text:p>
          </table:table-cell>
          <table:table-cell table:style-name="ce77" office:value-type="float" office:value="4">
            <text:p>4</text:p>
          </table:table-cell>
          <table:table-cell table:style-name="ce77" office:value-type="float" office:value="4">
            <text:p>4</text:p>
          </table:table-cell>
          <table:table-cell table:style-name="ce77" office:value-type="float" office:value="4">
            <text:p>4</text:p>
          </table:table-cell>
          <table:table-cell table:style-name="ce77" office:value-type="float" office:value="4">
            <text:p>4</text:p>
          </table:table-cell>
          <table:table-cell table:style-name="ce77" office:value-type="float" office:value="4">
            <text:p>4</text:p>
          </table:table-cell>
          <table:table-cell table:style-name="ce77" office:value-type="float" office:value="4">
            <text:p>4</text:p>
          </table:table-cell>
          <table:table-cell table:style-name="ce77"/>
          <table:table-cell table:style-name="ce77" office:value-type="float" office:value="4">
            <text:p>4</text:p>
          </table:table-cell>
          <table:table-cell table:style-name="ce77"/>
          <table:table-cell table:style-name="ce95" table:number-columns-repeated="2"/>
          <table:table-cell table:style-name="ce77" table:number-columns-repeated="5"/>
          <table:table-cell table:style-name="ce77" office:value-type="float" office:value="4">
            <text:p>4</text:p>
          </table:table-cell>
          <table:table-cell table:style-name="ce77" table:number-columns-repeated="20"/>
          <table:table-cell table:number-columns-repeated="910"/>
        </table:table-row>
        <table:table-row table:style-name="ro2">
          <table:table-cell office:value-type="string">
            <text:p>Distance bolt, 10mm</text:p>
          </table:table-cell>
          <table:table-cell table:number-columns-repeated="2"/>
          <table:table-cell table:style-name="ce30"/>
          <table:table-cell table:style-name="ce33"/>
          <table:table-cell office:value-type="float" office:value="1057978">
            <text:p>1057978</text:p>
          </table:table-cell>
          <table:table-cell table:style-name="ce47" table:formula="of:=IF([.F255]=&quot;&quot;;&quot;&quot;;CONCATENATE(&quot;http://dk.rs-online.com/web/c/?searchTerm=&quot;;[.F255]))" office:value-type="string" office:string-value="http://dk.rs-online.com/web/c/?searchTerm=1057978">
            <text:p>http://dk.rs-online.com/web/c/?searchTerm=1057978</text:p>
          </table:table-cell>
          <table:table-cell table:style-name="ce54" table:formula="of:=IF(MID([.G255];1;4)=&quot;http&quot;;HYPERLINK([.G255]);&quot;&quot;)" office:value-type="string" office:string-value="http://dk.rs-online.com/web/c/?searchTerm=1057978">
            <text:p>http://dk.rs-online.com/web/c/?searchTerm=1057978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7"/>
          <table:table-cell table:style-name="ce77" office:value-type="float" office:value="50">
            <text:p>50</text:p>
          </table:table-cell>
          <table:table-cell table:style-name="ce77" table:number-columns-repeated="24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 office:value-type="string">
            <text:p>Cable tie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492-0447</text:p>
          </table:table-cell>
          <table:table-cell table:style-name="ce47" table:formula="of:=IF([.F256]=&quot;&quot;;&quot;&quot;;CONCATENATE(&quot;http://dk.rs-online.com/web/c/?searchTerm=&quot;;[.F256]))" office:value-type="string" office:string-value="http://dk.rs-online.com/web/c/?searchTerm=492-0447">
            <text:p>http://dk.rs-online.com/web/c/?searchTerm=492-0447</text:p>
          </table:table-cell>
          <table:table-cell table:style-name="ce54" table:formula="of:=IF(MID([.G256];1;4)=&quot;http&quot;;HYPERLINK([.G256]);&quot;&quot;)" office:value-type="string" office:string-value="http://dk.rs-online.com/web/c/?searchTerm=492-0447">
            <text:p>http://dk.rs-online.com/web/c/?searchTerm=492-0447</text:p>
          </table:table-cell>
          <table:table-cell office:value-type="string">
            <text:p>|</text:p>
          </table:table-cell>
          <table:table-cell/>
          <table:table-cell table:style-name="ce75" office:value-type="float" office:value="1">
            <office:annotation draw:style-name="gr1" draw:text-style-name="P1" svg:width="2.86cm" svg:height="1.013cm" svg:x="29.827cm" svg:y="141.74cm" draw:caption-point-x="-0.61cm" draw:caption-point-y="-24.84cm">
              <dc:date>2012-08-24T00:00:00</dc:date>
              <text:p text:style-name="P1"><text:span text:style-name="T1">Small strip for the cable</text:span></text:p>
            </office:annotation>
            <text:p>1</text:p>
          </table:table-cell>
          <table:table-cell table:style-name="ce75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 office:value-type="string">
            <text:p>Cable ties and fixture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156-00650</text:p>
          </table:table-cell>
          <table:table-cell table:style-name="ce47" table:formula="of:=IF([.F257]=&quot;&quot;;&quot;&quot;;CONCATENATE(&quot;http://dk.rs-online.com/web/c/?searchTerm=&quot;;[.F257]))" office:value-type="string" office:string-value="http://dk.rs-online.com/web/c/?searchTerm=156-00650">
            <text:p>http://dk.rs-online.com/web/c/?searchTerm=156-00650</text:p>
          </table:table-cell>
          <table:table-cell table:style-name="ce54" table:formula="of:=IF(MID([.G257];1;4)=&quot;http&quot;;HYPERLINK([.G257]);&quot;&quot;)" office:value-type="string" office:string-value="http://dk.rs-online.com/web/c/?searchTerm=156-00650">
            <text:p>http://dk.rs-online.com/web/c/?searchTerm=156-00650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7"/>
          <table:table-cell table:style-name="ce77" office:value-type="float" office:value="1">
            <text:p>1</text:p>
          </table:table-cell>
          <table:table-cell table:style-name="ce77" table:number-columns-repeated="24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Cable tie with tag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390-274</text:p>
          </table:table-cell>
          <table:table-cell table:style-name="ce47" table:formula="of:=IF([.F258]=&quot;&quot;;&quot;&quot;;CONCATENATE(&quot;http://dk.rs-online.com/web/c/?searchTerm=&quot;;[.F258]))" office:value-type="string" office:string-value="http://dk.rs-online.com/web/c/?searchTerm=390-274">
            <text:p>http://dk.rs-online.com/web/c/?searchTerm=390-274</text:p>
          </table:table-cell>
          <table:table-cell table:style-name="ce54" table:formula="of:=IF(MID([.G258];1;4)=&quot;http&quot;;HYPERLINK([.G258]);&quot;&quot;)" office:value-type="string" office:string-value="http://dk.rs-online.com/web/c/?searchTerm=390-274">
            <text:p>http://dk.rs-online.com/web/c/?searchTerm=390-274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21"/>
          <table:table-cell table:style-name="ce77" office:value-type="float" office:value="2">
            <text:p>2</text:p>
          </table:table-cell>
          <table:table-cell table:style-name="ce77" table:number-columns-repeated="20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 table:style-name="ce47" table:formula="of:=IF([.F259]=&quot;&quot;;&quot;&quot;;CONCATENATE(&quot;http://dk.rs-online.com/web/c/?searchTerm=&quot;;[.F259]))">
            <text:p/>
          </table:table-cell>
          <table:table-cell table:style-name="ce54" table:formula="of:=IF(MID([.G259];1;4)=&quot;http&quot;;HYPERLINK([.G259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Shrink tube, blue, 3/1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712-3611</text:p>
          </table:table-cell>
          <table:table-cell table:style-name="ce47" table:formula="of:=IF([.F260]=&quot;&quot;;&quot;&quot;;CONCATENATE(&quot;http://dk.rs-online.com/web/c/?searchTerm=&quot;;[.F260]))" office:value-type="string" office:string-value="http://dk.rs-online.com/web/c/?searchTerm=712-3611">
            <text:p>http://dk.rs-online.com/web/c/?searchTerm=712-3611</text:p>
          </table:table-cell>
          <table:table-cell table:style-name="ce54" table:formula="of:=IF(MID([.G260];1;4)=&quot;http&quot;;HYPERLINK([.G260]);&quot;&quot;)" office:value-type="string" office:string-value="http://dk.rs-online.com/web/c/?searchTerm=712-3611">
            <text:p>http://dk.rs-online.com/web/c/?searchTerm=712-3611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21"/>
          <table:table-cell table:style-name="ce77" office:value-type="float" office:value="1">
            <text:p>1</text:p>
          </table:table-cell>
          <table:table-cell table:style-name="ce77" table:number-columns-repeated="20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Shrink tube, red, 6/2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712-3633</text:p>
          </table:table-cell>
          <table:table-cell table:style-name="ce47" table:formula="of:=IF([.F261]=&quot;&quot;;&quot;&quot;;CONCATENATE(&quot;http://dk.rs-online.com/web/c/?searchTerm=&quot;;[.F261]))" office:value-type="string" office:string-value="http://dk.rs-online.com/web/c/?searchTerm=712-3633">
            <text:p>http://dk.rs-online.com/web/c/?searchTerm=712-3633</text:p>
          </table:table-cell>
          <table:table-cell table:style-name="ce54" table:formula="of:=IF(MID([.G261];1;4)=&quot;http&quot;;HYPERLINK([.G261]);&quot;&quot;)" office:value-type="string" office:string-value="http://dk.rs-online.com/web/c/?searchTerm=712-3633">
            <text:p>http://dk.rs-online.com/web/c/?searchTerm=712-3633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office:value-type="string">
            <text:p>Shrink tube, brown, 12/4 (40mm omkreds)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712-3661</text:p>
          </table:table-cell>
          <table:table-cell table:style-name="ce47" table:formula="of:=IF([.F262]=&quot;&quot;;&quot;&quot;;CONCATENATE(&quot;http://dk.rs-online.com/web/c/?searchTerm=&quot;;[.F262]))" office:value-type="string" office:string-value="http://dk.rs-online.com/web/c/?searchTerm=712-3661">
            <text:p>http://dk.rs-online.com/web/c/?searchTerm=712-3661</text:p>
          </table:table-cell>
          <table:table-cell table:style-name="ce54" table:formula="of:=IF(MID([.G262];1;4)=&quot;http&quot;;HYPERLINK([.G262]);&quot;&quot;)" office:value-type="string" office:string-value="http://dk.rs-online.com/web/c/?searchTerm=712-3661">
            <text:p>http://dk.rs-online.com/web/c/?searchTerm=712-3661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 table:style-name="ce47" table:formula="of:=IF([.F263]=&quot;&quot;;&quot;&quot;;CONCATENATE(&quot;http://dk.rs-online.com/web/c/?searchTerm=&quot;;[.F263]))">
            <text:p/>
          </table:table-cell>
          <table:table-cell table:style-name="ce54" table:formula="of:=IF(MID([.G263];1;4)=&quot;http&quot;;HYPERLINK([.G263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 table:style-name="ce47" table:formula="of:=IF([.F264]=&quot;&quot;;&quot;&quot;;CONCATENATE(&quot;http://dk.rs-online.com/web/c/?searchTerm=&quot;;[.F264]))">
            <text:p/>
          </table:table-cell>
          <table:table-cell table:style-name="ce54" table:formula="of:=IF(MID([.G264];1;4)=&quot;http&quot;;HYPERLINK([.G264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265]=&quot;&quot;;&quot;&quot;;CONCATENATE(&quot;http://dk.rs-online.com/web/c/?searchTerm=&quot;;[.F265]))">
            <text:p/>
          </table:table-cell>
          <table:table-cell table:style-name="ce54" table:formula="of:=IF(MID([.G265];1;4)=&quot;http&quot;;HYPERLINK([.G265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table:style-name="ce14" office:value-type="string">
            <text:p>Casing and Power:</text:p>
          </table:table-cell>
          <table:table-cell table:number-columns-repeated="2"/>
          <table:table-cell table:style-name="ce30"/>
          <table:table-cell table:style-name="ce33"/>
          <table:table-cell/>
          <table:table-cell table:style-name="ce47" table:formula="of:=IF([.F266]=&quot;&quot;;&quot;&quot;;CONCATENATE(&quot;http://dk.rs-online.com/web/c/?searchTerm=&quot;;[.F266]))">
            <text:p/>
          </table:table-cell>
          <table:table-cell table:style-name="ce54" table:formula="of:=IF(MID([.G266];1;4)=&quot;http&quot;;HYPERLINK([.G266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Mains Power Outlet Jacks, IEC (1 in, 3 out)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611-2070</text:p>
          </table:table-cell>
          <table:table-cell table:style-name="ce47" table:formula="of:=IF([.F267]=&quot;&quot;;&quot;&quot;;CONCATENATE(&quot;http://dk.rs-online.com/web/c/?searchTerm=&quot;;[.F267]))" office:value-type="string" office:string-value="http://dk.rs-online.com/web/c/?searchTerm=611-2070">
            <text:p>http://dk.rs-online.com/web/c/?searchTerm=611-2070</text:p>
          </table:table-cell>
          <table:table-cell table:style-name="ce54" table:formula="of:=IF(MID([.G267];1;4)=&quot;http&quot;;HYPERLINK([.G267]);&quot;&quot;)" office:value-type="string" office:string-value="http://dk.rs-online.com/web/c/?searchTerm=611-2070">
            <text:p>http://dk.rs-online.com/web/c/?searchTerm=611-2070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7"/>
          <table:table-cell table:style-name="ce77" office:value-type="float" office:value="1">
            <text:p>1</text:p>
          </table:table-cell>
          <table:table-cell table:style-name="ce77" table:number-columns-repeated="24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40mm Security Brace, M6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829-930</text:p>
          </table:table-cell>
          <table:table-cell table:style-name="ce47" table:formula="of:=IF([.F268]=&quot;&quot;;&quot;&quot;;CONCATENATE(&quot;http://dk.rs-online.com/web/c/?searchTerm=&quot;;[.F268]))" office:value-type="string" office:string-value="http://dk.rs-online.com/web/c/?searchTerm=829-930">
            <text:p>http://dk.rs-online.com/web/c/?searchTerm=829-930</text:p>
          </table:table-cell>
          <table:table-cell table:style-name="ce54" table:formula="of:=IF(MID([.G268];1;4)=&quot;http&quot;;HYPERLINK([.G268]);&quot;&quot;)" office:value-type="string" office:string-value="http://dk.rs-online.com/web/c/?searchTerm=829-930">
            <text:p>http://dk.rs-online.com/web/c/?searchTerm=829-930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7"/>
          <table:table-cell table:style-name="ce77" office:value-type="float" office:value="1">
            <text:p>1</text:p>
          </table:table-cell>
          <table:table-cell table:style-name="ce77" table:number-columns-repeated="24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Power Supply Embedded, 5/12V</text:p>
          </table:table-cell>
          <table:table-cell table:number-columns-repeated="2"/>
          <table:table-cell table:style-name="ce30"/>
          <table:table-cell table:style-name="ce33"/>
          <table:table-cell office:value-type="float" office:value="7066212">
            <text:p>7066212</text:p>
          </table:table-cell>
          <table:table-cell table:style-name="ce47" table:formula="of:=IF([.F269]=&quot;&quot;;&quot;&quot;;CONCATENATE(&quot;http://dk.rs-online.com/web/c/?searchTerm=&quot;;[.F269]))" office:value-type="string" office:string-value="http://dk.rs-online.com/web/c/?searchTerm=7066212">
            <text:p>http://dk.rs-online.com/web/c/?searchTerm=7066212</text:p>
          </table:table-cell>
          <table:table-cell table:style-name="ce54" table:formula="of:=IF(MID([.G269];1;4)=&quot;http&quot;;HYPERLINK([.G269]);&quot;&quot;)" office:value-type="string" office:string-value="http://dk.rs-online.com/web/c/?searchTerm=7066212">
            <text:p>http://dk.rs-online.com/web/c/?searchTerm=7066212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7"/>
          <table:table-cell table:style-name="ce77" office:value-type="float" office:value="1">
            <text:p>1</text:p>
          </table:table-cell>
          <table:table-cell table:style-name="ce77" table:number-columns-repeated="24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Molex housing 3Way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679-5079</text:p>
          </table:table-cell>
          <table:table-cell table:style-name="ce47" table:formula="of:=IF([.F270]=&quot;&quot;;&quot;&quot;;CONCATENATE(&quot;http://dk.rs-online.com/web/c/?searchTerm=&quot;;[.F270]))" office:value-type="string" office:string-value="http://dk.rs-online.com/web/c/?searchTerm=679-5079">
            <text:p>http://dk.rs-online.com/web/c/?searchTerm=679-5079</text:p>
          </table:table-cell>
          <table:table-cell table:style-name="ce54" table:formula="of:=IF(MID([.G270];1;4)=&quot;http&quot;;HYPERLINK([.G270]);&quot;&quot;)" office:value-type="string" office:string-value="http://dk.rs-online.com/web/c/?searchTerm=679-5079">
            <text:p>http://dk.rs-online.com/web/c/?searchTerm=679-5079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7"/>
          <table:table-cell table:style-name="ce77" office:value-type="float" office:value="1">
            <text:p>1</text:p>
          </table:table-cell>
          <table:table-cell table:style-name="ce77" table:number-columns-repeated="24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Molex housing 6Way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679-5085</text:p>
          </table:table-cell>
          <table:table-cell table:style-name="ce47" table:formula="of:=IF([.F271]=&quot;&quot;;&quot;&quot;;CONCATENATE(&quot;http://dk.rs-online.com/web/c/?searchTerm=&quot;;[.F271]))" office:value-type="string" office:string-value="http://dk.rs-online.com/web/c/?searchTerm=679-5085">
            <text:p>http://dk.rs-online.com/web/c/?searchTerm=679-5085</text:p>
          </table:table-cell>
          <table:table-cell table:style-name="ce54" table:formula="of:=IF(MID([.G271];1;4)=&quot;http&quot;;HYPERLINK([.G271]);&quot;&quot;)" office:value-type="string" office:string-value="http://dk.rs-online.com/web/c/?searchTerm=679-5085">
            <text:p>http://dk.rs-online.com/web/c/?searchTerm=679-5085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7"/>
          <table:table-cell table:style-name="ce77" office:value-type="float" office:value="1">
            <text:p>1</text:p>
          </table:table-cell>
          <table:table-cell table:style-name="ce77" table:number-columns-repeated="24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Molex Crimp Terminals 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679-4714</text:p>
          </table:table-cell>
          <table:table-cell table:style-name="ce47" table:formula="of:=IF([.F272]=&quot;&quot;;&quot;&quot;;CONCATENATE(&quot;http://dk.rs-online.com/web/c/?searchTerm=&quot;;[.F272]))" office:value-type="string" office:string-value="http://dk.rs-online.com/web/c/?searchTerm=679-4714">
            <text:p>http://dk.rs-online.com/web/c/?searchTerm=679-4714</text:p>
          </table:table-cell>
          <table:table-cell table:style-name="ce54" table:formula="of:=IF(MID([.G272];1;4)=&quot;http&quot;;HYPERLINK([.G272]);&quot;&quot;)" office:value-type="string" office:string-value="http://dk.rs-online.com/web/c/?searchTerm=679-4714">
            <text:p>http://dk.rs-online.com/web/c/?searchTerm=679-4714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7"/>
          <table:table-cell table:style-name="ce77" office:value-type="float" office:value="8">
            <text:p>8</text:p>
          </table:table-cell>
          <table:table-cell table:style-name="ce77" table:number-columns-repeated="24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12V Fan</text:p>
          </table:table-cell>
          <table:table-cell table:number-columns-repeated="2"/>
          <table:table-cell table:style-name="ce30"/>
          <table:table-cell table:style-name="ce33"/>
          <table:table-cell office:value-type="float" office:value="5440526">
            <text:p>5440526</text:p>
          </table:table-cell>
          <table:table-cell table:style-name="ce47" table:formula="of:=IF([.F273]=&quot;&quot;;&quot;&quot;;CONCATENATE(&quot;http://dk.rs-online.com/web/c/?searchTerm=&quot;;[.F273]))" office:value-type="string" office:string-value="http://dk.rs-online.com/web/c/?searchTerm=5440526">
            <text:p>http://dk.rs-online.com/web/c/?searchTerm=5440526</text:p>
          </table:table-cell>
          <table:table-cell table:style-name="ce54" table:formula="of:=IF(MID([.G273];1;4)=&quot;http&quot;;HYPERLINK([.G273]);&quot;&quot;)" office:value-type="string" office:string-value="http://dk.rs-online.com/web/c/?searchTerm=5440526">
            <text:p>http://dk.rs-online.com/web/c/?searchTerm=5440526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7"/>
          <table:table-cell table:style-name="ce77" office:value-type="float" office:value="1">
            <text:p>1</text:p>
          </table:table-cell>
          <table:table-cell table:style-name="ce77" table:number-columns-repeated="24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office:value-type="string">
            <text:p>DC-stik, 2.1x5.5x9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455-132</text:p>
          </table:table-cell>
          <table:table-cell table:style-name="ce47" table:formula="of:=IF([.F274]=&quot;&quot;;&quot;&quot;;CONCATENATE(&quot;http://dk.rs-online.com/web/c/?searchTerm=&quot;;[.F274]))" office:value-type="string" office:string-value="http://dk.rs-online.com/web/c/?searchTerm=455-132">
            <text:p>http://dk.rs-online.com/web/c/?searchTerm=455-132</text:p>
          </table:table-cell>
          <table:table-cell table:style-name="ce54" table:formula="of:=IF(MID([.G274];1;4)=&quot;http&quot;;HYPERLINK([.G274]);&quot;&quot;)" office:value-type="string" office:string-value="http://dk.rs-online.com/web/c/?searchTerm=455-132">
            <text:p>http://dk.rs-online.com/web/c/?searchTerm=455-132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7"/>
          <table:table-cell table:style-name="ce77" office:value-type="float" office:value="5">
            <text:p>5</text:p>
          </table:table-cell>
          <table:table-cell table:style-name="ce77" table:number-columns-repeated="24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office:value-type="string">
            <text:p>DC-stik, 2.6x5.5x9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455-097</text:p>
          </table:table-cell>
          <table:table-cell table:style-name="ce47" table:formula="of:=IF([.F275]=&quot;&quot;;&quot;&quot;;CONCATENATE(&quot;http://dk.rs-online.com/web/c/?searchTerm=&quot;;[.F275]))" office:value-type="string" office:string-value="http://dk.rs-online.com/web/c/?searchTerm=455-097">
            <text:p>http://dk.rs-online.com/web/c/?searchTerm=455-097</text:p>
          </table:table-cell>
          <table:table-cell table:style-name="ce54" table:formula="of:=IF(MID([.G275];1;4)=&quot;http&quot;;HYPERLINK([.G275]);&quot;&quot;)" office:value-type="string" office:string-value="http://dk.rs-online.com/web/c/?searchTerm=455-097">
            <text:p>http://dk.rs-online.com/web/c/?searchTerm=455-097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7"/>
          <table:table-cell table:style-name="ce77" office:value-type="float" office:value="3">
            <text:p>3</text:p>
          </table:table-cell>
          <table:table-cell table:style-name="ce77" table:number-columns-repeated="24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 office:value-type="string">
            <text:p>DC Plug, chassis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487-832</text:p>
          </table:table-cell>
          <table:table-cell table:style-name="ce47" table:formula="of:=IF([.F276]=&quot;&quot;;&quot;&quot;;CONCATENATE(&quot;http://dk.rs-online.com/web/c/?searchTerm=&quot;;[.F276]))" office:value-type="string" office:string-value="http://dk.rs-online.com/web/c/?searchTerm=487-832">
            <text:p>http://dk.rs-online.com/web/c/?searchTerm=487-832</text:p>
          </table:table-cell>
          <table:table-cell table:style-name="ce54" table:formula="of:=IF(MID([.G276];1;4)=&quot;http&quot;;HYPERLINK([.G276]);&quot;&quot;)" office:value-type="string" office:string-value="http://dk.rs-online.com/web/c/?searchTerm=487-832">
            <text:p>http://dk.rs-online.com/web/c/?searchTerm=487-832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 office:value-type="string">
            <text:p>DC Plug, PCB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705-1553</text:p>
          </table:table-cell>
          <table:table-cell table:style-name="ce47" table:formula="of:=IF([.F277]=&quot;&quot;;&quot;&quot;;CONCATENATE(&quot;http://dk.rs-online.com/web/c/?searchTerm=&quot;;[.F277]))" office:value-type="string" office:string-value="http://dk.rs-online.com/web/c/?searchTerm=705-1553">
            <text:p>http://dk.rs-online.com/web/c/?searchTerm=705-1553</text:p>
          </table:table-cell>
          <table:table-cell table:style-name="ce54" table:formula="of:=IF(MID([.G277];1;4)=&quot;http&quot;;HYPERLINK([.G277]);&quot;&quot;)" office:value-type="string" office:string-value="http://dk.rs-online.com/web/c/?searchTerm=705-1553">
            <text:p>http://dk.rs-online.com/web/c/?searchTerm=705-1553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table:number-columns-repeated="24"/>
          <table:table-cell table:number-columns-repeated="910"/>
        </table:table-row>
        <table:table-row table:style-name="ro3">
          <table:table-cell table:style-name="Default" office:value-type="string">
            <text:p>Fuseholder, PCB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167-5273</text:p>
          </table:table-cell>
          <table:table-cell table:style-name="ce47" table:formula="of:=IF([.F278]=&quot;&quot;;&quot;&quot;;CONCATENATE(&quot;http://dk.rs-online.com/web/c/?searchTerm=&quot;;[.F278]))" office:value-type="string" office:string-value="http://dk.rs-online.com/web/c/?searchTerm=167-5273">
            <text:p>http://dk.rs-online.com/web/c/?searchTerm=167-5273</text:p>
          </table:table-cell>
          <table:table-cell table:style-name="ce54" table:formula="of:=IF(MID([.G278];1;4)=&quot;http&quot;;HYPERLINK([.G278]);&quot;&quot;)" office:value-type="string" office:string-value="http://dk.rs-online.com/web/c/?searchTerm=167-5273">
            <text:p>http://dk.rs-online.com/web/c/?searchTerm=167-5273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10"/>
          <table:table-cell table:style-name="ce77" office:value-type="float" office:value="2">
            <text:p>2</text:p>
          </table:table-cell>
          <table:table-cell table:style-name="ce77" table:number-columns-repeated="15"/>
          <table:table-cell table:number-columns-repeated="910"/>
        </table:table-row>
        <table:table-row table:style-name="ro3">
          <table:table-cell table:style-name="Default" office:value-type="string">
            <text:p>Fuses, 2A Q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541-4410</text:p>
          </table:table-cell>
          <table:table-cell table:style-name="ce47" table:formula="of:=IF([.F279]=&quot;&quot;;&quot;&quot;;CONCATENATE(&quot;http://dk.rs-online.com/web/c/?searchTerm=&quot;;[.F279]))" office:value-type="string" office:string-value="http://dk.rs-online.com/web/c/?searchTerm=541-4410">
            <text:p>http://dk.rs-online.com/web/c/?searchTerm=541-4410</text:p>
          </table:table-cell>
          <table:table-cell table:style-name="ce54" table:formula="of:=IF(MID([.G279];1;4)=&quot;http&quot;;HYPERLINK([.G279]);&quot;&quot;)" office:value-type="string" office:string-value="http://dk.rs-online.com/web/c/?searchTerm=541-4410">
            <text:p>http://dk.rs-online.com/web/c/?searchTerm=541-4410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10"/>
          <table:table-cell table:style-name="ce77" office:value-type="float" office:value="2">
            <text:p>2</text:p>
          </table:table-cell>
          <table:table-cell table:style-name="ce77" table:number-columns-repeated="15"/>
          <table:table-cell table:number-columns-repeated="910"/>
        </table:table-row>
        <table:table-row table:style-name="ro2">
          <table:table-cell office:value-type="string">
            <text:p>Fuses, 10A T</text:p>
          </table:table-cell>
          <table:table-cell table:number-columns-repeated="2"/>
          <table:table-cell table:style-name="ce30"/>
          <table:table-cell table:style-name="ce33"/>
          <table:table-cell office:value-type="float" office:value="1676153">
            <text:p>1676153</text:p>
          </table:table-cell>
          <table:table-cell table:style-name="ce47" table:formula="of:=IF([.F280]=&quot;&quot;;&quot;&quot;;CONCATENATE(&quot;http://dk.rs-online.com/web/c/?searchTerm=&quot;;[.F280]))" office:value-type="string" office:string-value="http://dk.rs-online.com/web/c/?searchTerm=1676153">
            <text:p>http://dk.rs-online.com/web/c/?searchTerm=1676153</text:p>
          </table:table-cell>
          <table:table-cell table:style-name="ce54" table:formula="of:=IF(MID([.G280];1;4)=&quot;http&quot;;HYPERLINK([.G280]);&quot;&quot;)" office:value-type="string" office:string-value="http://dk.rs-online.com/web/c/?searchTerm=1676153">
            <text:p>http://dk.rs-online.com/web/c/?searchTerm=1676153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IEC plug, Male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539-2219</text:p>
          </table:table-cell>
          <table:table-cell table:style-name="ce47" table:formula="of:=IF([.F281]=&quot;&quot;;&quot;&quot;;CONCATENATE(&quot;http://dk.rs-online.com/web/c/?searchTerm=&quot;;[.F281]))" office:value-type="string" office:string-value="http://dk.rs-online.com/web/c/?searchTerm=539-2219">
            <text:p>http://dk.rs-online.com/web/c/?searchTerm=539-2219</text:p>
          </table:table-cell>
          <table:table-cell table:style-name="ce54" table:formula="of:=IF(MID([.G281];1;4)=&quot;http&quot;;HYPERLINK([.G281]);&quot;&quot;)" office:value-type="string" office:string-value="http://dk.rs-online.com/web/c/?searchTerm=539-2219">
            <text:p>http://dk.rs-online.com/web/c/?searchTerm=539-2219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7"/>
          <table:table-cell table:style-name="ce77" office:value-type="float" office:value="3">
            <text:p>3</text:p>
          </table:table-cell>
          <table:table-cell table:style-name="ce77" table:number-columns-repeated="24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 table:style-name="ce47" table:formula="of:=IF([.F282]=&quot;&quot;;&quot;&quot;;CONCATENATE(&quot;http://dk.rs-online.com/web/c/?searchTerm=&quot;;[.F282]))">
            <text:p/>
          </table:table-cell>
          <table:table-cell table:style-name="ce54" table:formula="of:=IF(MID([.G282];1;4)=&quot;http&quot;;HYPERLINK([.G282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 table:style-name="ce47" table:formula="of:=IF([.F283]=&quot;&quot;;&quot;&quot;;CONCATENATE(&quot;http://dk.rs-online.com/web/c/?searchTerm=&quot;;[.F283]))">
            <text:p/>
          </table:table-cell>
          <table:table-cell table:style-name="ce54" table:formula="of:=IF(MID([.G283];1;4)=&quot;http&quot;;HYPERLINK([.G283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 table:style-name="ce47" table:formula="of:=IF([.F284]=&quot;&quot;;&quot;&quot;;CONCATENATE(&quot;http://dk.rs-online.com/web/c/?searchTerm=&quot;;[.F284]))">
            <text:p/>
          </table:table-cell>
          <table:table-cell table:style-name="ce54" table:formula="of:=IF(MID([.G284];1;4)=&quot;http&quot;;HYPERLINK([.G284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 table:style-name="Default"/>
          <table:table-cell table:style-name="Default"/>
          <table:table-cell table:style-name="ce54" table:formula="of:=IF(MID([.G285];1;4)=&quot;http&quot;;HYPERLINK([.G285]);&quot;&quot;)">
            <text:p/>
          </table:table-cell>
          <table:table-cell office:value-type="string">
            <text:p>|</text:p>
          </table:table-cell>
          <table:table-cell table:style-name="ce66"/>
          <table:table-cell table:style-name="Default" table:number-columns-repeated="44"/>
          <table:table-cell table:style-name="ce66"/>
          <table:table-cell table:style-name="Default" table:number-columns-repeated="17"/>
          <table:table-cell table:number-columns-repeated="2"/>
          <table:table-cell table:style-name="Default" table:number-columns-repeated="27"/>
          <table:table-cell table:number-columns-repeated="909"/>
        </table:table-row>
        <table:table-row table:style-name="ro3">
          <table:table-cell table:style-name="ce1" office:value-type="string">
            <text:p>Electrozone.dk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286];1;4)=&quot;http&quot;;HYPERLINK([.G286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office:value-type="string">
            <text:p>Sparkfun display, serial 2x16, w on b</text:p>
          </table:table-cell>
          <table:table-cell table:number-columns-repeated="2"/>
          <table:table-cell table:style-name="ce30"/>
          <table:table-cell table:style-name="ce33"/>
          <table:table-cell/>
          <table:table-cell office:value-type="string">
            <text:p>http://www.electrozone.dk/displays/serial-graphic/9395</text:p>
          </table:table-cell>
          <table:table-cell table:style-name="ce54" table:formula="of:=IF(MID([.G287];1;4)=&quot;http&quot;;HYPERLINK([.G287]);&quot;&quot;)" office:value-type="string" office:string-value="http://www.electrozone.dk/displays/serial-graphic/9395">
            <text:p>http://www.electrozone.dk/displays/serial-graphic/9395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office:value-type="string">
            <text:p>Sparkfun display, Parallel 2x16, w on b</text:p>
          </table:table-cell>
          <table:table-cell table:number-columns-repeated="2"/>
          <table:table-cell table:style-name="ce30"/>
          <table:table-cell table:style-name="ce33"/>
          <table:table-cell/>
          <table:table-cell office:value-type="string">
            <text:p>http://www.electrozone.dk/709</text:p>
          </table:table-cell>
          <table:table-cell table:style-name="ce54" table:formula="of:=IF(MID([.G288];1;4)=&quot;http&quot;;HYPERLINK([.G288]);&quot;&quot;)" office:value-type="string" office:string-value="http://www.electrozone.dk/709">
            <text:p>http://www.electrozone.dk/709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8"/>
          <table:table-cell table:style-name="ce77" office:value-type="float" office:value="1">
            <text:p>1</text:p>
          </table:table-cell>
          <table:table-cell table:style-name="ce77" table:number-columns-repeated="2"/>
          <table:table-cell table:style-name="ce77" office:value-type="float" office:value="1">
            <text:p>1</text:p>
          </table:table-cell>
          <table:table-cell table:style-name="ce77" table:number-columns-repeated="5"/>
          <table:table-cell table:style-name="ce77" office:value-type="float" office:value="1">
            <text:p>1</text:p>
          </table:table-cell>
          <table:table-cell table:style-name="ce77" table:number-columns-repeated="24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office:value-type="string">
            <text:p>Sparkfun display, serial backpack</text:p>
          </table:table-cell>
          <table:table-cell table:number-columns-repeated="2"/>
          <table:table-cell table:style-name="ce30"/>
          <table:table-cell table:style-name="ce33"/>
          <table:table-cell/>
          <table:table-cell office:value-type="string">
            <text:p>http://www.electrozone.dk/258</text:p>
          </table:table-cell>
          <table:table-cell table:style-name="ce54" table:formula="of:=IF(MID([.G289];1;4)=&quot;http&quot;;HYPERLINK([.G289]);&quot;&quot;)" office:value-type="string" office:string-value="http://www.electrozone.dk/258">
            <text:p>http://www.electrozone.dk/258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8"/>
          <table:table-cell table:style-name="ce77" office:value-type="float" office:value="1">
            <text:p>1</text:p>
          </table:table-cell>
          <table:table-cell table:style-name="ce77" table:number-columns-repeated="2"/>
          <table:table-cell table:style-name="ce77" office:value-type="float" office:value="1">
            <text:p>1</text:p>
          </table:table-cell>
          <table:table-cell table:style-name="ce77" table:number-columns-repeated="5"/>
          <table:table-cell table:style-name="ce77" office:value-type="float" office:value="1">
            <text:p>1</text:p>
          </table:table-cell>
          <table:table-cell table:style-name="ce77" table:number-columns-repeated="24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Thumb Joystick</text:p>
          </table:table-cell>
          <table:table-cell table:number-columns-repeated="2"/>
          <table:table-cell table:style-name="ce30"/>
          <table:table-cell table:style-name="ce33"/>
          <table:table-cell/>
          <table:table-cell office:value-type="string">
            <text:p>http://www.electrozone.dk/9032</text:p>
          </table:table-cell>
          <table:table-cell table:style-name="ce54" table:formula="of:=IF(MID([.G290];1;4)=&quot;http&quot;;HYPERLINK([.G290]);&quot;&quot;)" office:value-type="string" office:string-value="http://www.electrozone.dk/9032">
            <text:p>http://www.electrozone.dk/9032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11"/>
          <table:table-cell table:style-name="ce77" office:value-type="float" office:value="1">
            <text:p>1</text:p>
          </table:table-cell>
          <table:table-cell table:style-name="ce77" table:number-columns-repeated="14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291];1;4)=&quot;http&quot;;HYPERLINK([.G291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292];1;4)=&quot;http&quot;;HYPERLINK([.G292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293];1;4)=&quot;http&quot;;HYPERLINK([.G293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294];1;4)=&quot;http&quot;;HYPERLINK([.G294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295];1;4)=&quot;http&quot;;HYPERLINK([.G295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296];1;4)=&quot;http&quot;;HYPERLINK([.G296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297];1;4)=&quot;http&quot;;HYPERLINK([.G297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298];1;4)=&quot;http&quot;;HYPERLINK([.G298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ce1" office:value-type="string">
            <text:p>Farnell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299];1;4)=&quot;http&quot;;HYPERLINK([.G299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table:style-name="ce12" office:value-type="string">
            <text:p>Knob for rotary encoder</text:p>
          </table:table-cell>
          <table:table-cell table:number-columns-repeated="2"/>
          <table:table-cell table:style-name="ce30"/>
          <table:table-cell table:style-name="ce33"/>
          <table:table-cell/>
          <table:table-cell office:value-type="string">
            <text:p>http://dk.farnell.com/jsp/search/productdetail.jsp?SKU=1441143</text:p>
          </table:table-cell>
          <table:table-cell table:style-name="ce54" table:formula="of:=IF(MID([.G300];1;4)=&quot;http&quot;;HYPERLINK([.G300]);&quot;&quot;)" office:value-type="string" office:string-value="http://dk.farnell.com/jsp/search/productdetail.jsp?SKU=1441143">
            <text:p>http://dk.farnell.com/jsp/search/productdetail.jsp?SKU=1441143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5"/>
          <table:table-cell table:style-name="ce77" office:value-type="float" office:value="2">
            <text:p>2</text:p>
          </table:table-cell>
          <table:table-cell table:style-name="ce7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table:style-name="ce12" office:value-type="string">
            <text:p>RaspBerry Pi /B</text:p>
          </table:table-cell>
          <table:table-cell table:number-columns-repeated="2"/>
          <table:table-cell table:style-name="ce30"/>
          <table:table-cell table:style-name="ce33"/>
          <table:table-cell/>
          <table:table-cell office:value-type="string">
            <text:p>http://dk.farnell.com/jsp/search/productdetail.jsp?id=2191863&amp;Ntt=2191863&amp;</text:p>
          </table:table-cell>
          <table:table-cell table:style-name="ce54" table:formula="of:=IF(MID([.G301];1;4)=&quot;http&quot;;HYPERLINK([.G301]);&quot;&quot;)" office:value-type="string" office:string-value="http://dk.farnell.com/jsp/search/productdetail.jsp?id=2191863&amp;Ntt=2191863&amp;">
            <text:p>http://dk.farnell.com/jsp/search/productdetail.jsp?id=2191863&amp;Ntt=2191863&amp;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7"/>
          <table:table-cell table:style-name="ce77" office:value-type="float" office:value="1">
            <text:p>1</text:p>
          </table:table-cell>
          <table:table-cell table:style-name="ce77" table:number-columns-repeated="24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table:style-name="ce12" office:value-type="string">
            <text:p>RaspBerry Pi /B Memory card</text:p>
          </table:table-cell>
          <table:table-cell table:number-columns-repeated="2"/>
          <table:table-cell table:style-name="ce30"/>
          <table:table-cell table:style-name="ce33"/>
          <table:table-cell/>
          <table:table-cell office:value-type="string">
            <text:p>http://dk.farnell.com/samsung/raspberry-pi-prog-4gb-sdcard/memory-sdcard-raspberry-pi-4gb/dp/2113756</text:p>
          </table:table-cell>
          <table:table-cell table:style-name="ce54" table:formula="of:=IF(MID([.G302];1;4)=&quot;http&quot;;HYPERLINK([.G302]);&quot;&quot;)" office:value-type="string" office:string-value="http://dk.farnell.com/samsung/raspberry-pi-prog-4gb-sdcard/memory-sdcard-raspberry-pi-4gb/dp/2113756">
            <text:p>http://dk.farnell.com/samsung/raspberry-pi-prog-4gb-sdcard/memory-sdcard-raspberry-pi-4gb/dp/2113756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7"/>
          <table:table-cell table:style-name="ce77" office:value-type="float" office:value="1">
            <text:p>1</text:p>
          </table:table-cell>
          <table:table-cell table:style-name="ce77" table:number-columns-repeated="24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table:style-name="ce12" office:value-type="string">
            <text:p>RaspBerry Pi USB A-microB cable</text:p>
          </table:table-cell>
          <table:table-cell table:number-columns-repeated="2"/>
          <table:table-cell table:style-name="ce30"/>
          <table:table-cell table:style-name="ce33"/>
          <table:table-cell/>
          <table:table-cell office:value-type="string">
            <text:p>http://dk.farnell.com/pro-signal/hk-us10-1/lead-usb-a-male-micro-b-male-1m/dp/2085464</text:p>
          </table:table-cell>
          <table:table-cell table:style-name="ce54" table:formula="of:=IF(MID([.G303];1;4)=&quot;http&quot;;HYPERLINK([.G303]);&quot;&quot;)" office:value-type="string" office:string-value="http://dk.farnell.com/pro-signal/hk-us10-1/lead-usb-a-male-micro-b-male-1m/dp/2085464">
            <text:p>http://dk.farnell.com/pro-signal/hk-us10-1/lead-usb-a-male-micro-b-male-1m/dp/2085464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7"/>
          <table:table-cell table:style-name="ce77" office:value-type="float" office:value="1">
            <text:p>1</text:p>
          </table:table-cell>
          <table:table-cell table:style-name="ce77" table:number-columns-repeated="24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ce12"/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304];1;4)=&quot;http&quot;;HYPERLINK([.G304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ce12"/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305];1;4)=&quot;http&quot;;HYPERLINK([.G305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ce12"/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306];1;4)=&quot;http&quot;;HYPERLINK([.G306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ce12"/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307];1;4)=&quot;http&quot;;HYPERLINK([.G307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ce12"/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308];1;4)=&quot;http&quot;;HYPERLINK([.G308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ce12"/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309];1;4)=&quot;http&quot;;HYPERLINK([.G309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ce1"/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310];1;4)=&quot;http&quot;;HYPERLINK([.G310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311];1;4)=&quot;http&quot;;HYPERLINK([.G311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ce1"/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312];1;4)=&quot;http&quot;;HYPERLINK([.G312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table:style-name="ce1" office:value-type="string">
            <text:p>Front Design Enclosures</text:p>
          </table:table-cell>
          <table:table-cell table:number-columns-repeated="2"/>
          <table:table-cell table:style-name="ce30"/>
          <table:table-cell table:style-name="ce33"/>
          <table:table-cell table:style-name="ce42"/>
          <table:table-cell/>
          <table:table-cell table:style-name="ce54" table:formula="of:=IF(MID([.G313];1;4)=&quot;http&quot;;HYPERLINK([.G313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table:style-name="ce12" office:value-type="string">
            <text:p>C10</text:p>
          </table:table-cell>
          <table:table-cell table:number-columns-repeated="2"/>
          <table:table-cell table:style-name="ce30"/>
          <table:table-cell table:style-name="ce33"/>
          <table:table-cell table:style-name="ce42"/>
          <table:table-cell/>
          <table:table-cell table:style-name="ce54" table:formula="of:=IF(MID([.G314];1;4)=&quot;http&quot;;HYPERLINK([.G314]);&quot;&quot;)">
            <text:p/>
          </table:table-cell>
          <table:table-cell office:value-type="string">
            <text:p>|</text:p>
          </table:table-cell>
          <table:table-cell/>
          <table:table-cell table:style-name="ce75" office:value-type="float" office:value="1">
            <text:p>1</text:p>
          </table:table-cell>
          <table:table-cell table:style-name="ce75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table:style-name="ce12" office:value-type="string">
            <text:p>C30T</text:p>
          </table:table-cell>
          <table:table-cell table:number-columns-repeated="2"/>
          <table:table-cell table:style-name="ce30"/>
          <table:table-cell table:style-name="ce33"/>
          <table:table-cell table:style-name="ce42" office:value-type="string">
            <text:p>(price updated 1/10, VU order)</text:p>
          </table:table-cell>
          <table:table-cell/>
          <table:table-cell table:style-name="ce54" table:formula="of:=IF(MID([.G315];1;4)=&quot;http&quot;;HYPERLINK([.G315]);&quot;&quot;)">
            <text:p/>
          </table:table-cell>
          <table:table-cell office:value-type="string">
            <text:p>|</text:p>
          </table:table-cell>
          <table:table-cell/>
          <table:table-cell table:style-name="ce75"/>
          <table:table-cell table:style-name="ce75" office:value-type="float" office:value="1">
            <text:p>1</text:p>
          </table:table-cell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ce12"/>
          <table:table-cell table:number-columns-repeated="2"/>
          <table:table-cell table:style-name="ce30"/>
          <table:table-cell table:style-name="ce33"/>
          <table:table-cell table:style-name="ce42"/>
          <table:table-cell/>
          <table:table-cell table:style-name="ce54" table:formula="of:=IF(MID([.G316];1;4)=&quot;http&quot;;HYPERLINK([.G316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table:style-name="ce12" office:value-type="string">
            <text:p>C50</text:p>
          </table:table-cell>
          <table:table-cell table:number-columns-repeated="2"/>
          <table:table-cell table:style-name="ce30"/>
          <table:table-cell table:style-name="ce33"/>
          <table:table-cell table:style-name="ce42"/>
          <table:table-cell/>
          <table:table-cell table:style-name="ce54" table:formula="of:=IF(MID([.G317];1;4)=&quot;http&quot;;HYPERLINK([.G317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/>
          <table:table-cell table:style-name="ce77" office:value-type="float" office:value="1">
            <text:p>1</text:p>
          </table:table-cell>
          <table:table-cell table:style-name="ce77" office:value-type="float" office:value="-1">
            <text:p>-1</text:p>
          </table:table-cell>
          <table:table-cell table:style-name="ce77" office:value-type="float" office:value="-1">
            <text:p>-1</text:p>
          </table:table-cell>
          <table:table-cell table:style-name="ce77" table:number-columns-repeated="38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table:style-name="ce12" office:value-type="string">
            <text:p>C50Es</text:p>
          </table:table-cell>
          <table:table-cell table:number-columns-repeated="2"/>
          <table:table-cell table:style-name="ce30"/>
          <table:table-cell table:style-name="ce33"/>
          <table:table-cell table:style-name="ce42"/>
          <table:table-cell/>
          <table:table-cell table:style-name="ce54" table:formula="of:=IF(MID([.G318];1;4)=&quot;http&quot;;HYPERLINK([.G318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2"/>
          <table:table-cell table:style-name="ce77" office:value-type="float" office:value="1">
            <text:p>1</text:p>
          </table:table-cell>
          <table:table-cell table:style-name="ce77" table:number-columns-repeated="39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table:style-name="ce12" office:value-type="string">
            <text:p>C50Ed</text:p>
          </table:table-cell>
          <table:table-cell table:number-columns-repeated="2"/>
          <table:table-cell table:style-name="ce30"/>
          <table:table-cell table:style-name="ce33"/>
          <table:table-cell table:style-name="ce42"/>
          <table:table-cell/>
          <table:table-cell table:style-name="ce54" table:formula="of:=IF(MID([.G319];1;4)=&quot;http&quot;;HYPERLINK([.G319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3"/>
          <table:table-cell table:style-name="ce77" office:value-type="float" office:value="1">
            <text:p>1</text:p>
          </table:table-cell>
          <table:table-cell table:style-name="ce77" table:number-columns-repeated="38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table:style-name="ce12" office:value-type="string">
            <text:p>C100TDM</text:p>
          </table:table-cell>
          <table:table-cell table:number-columns-repeated="2"/>
          <table:table-cell table:style-name="ce30"/>
          <table:table-cell table:style-name="ce33"/>
          <table:table-cell table:style-name="ce42" office:value-type="string">
            <text:p>(price updated 1/10, VU order)</text:p>
          </table:table-cell>
          <table:table-cell/>
          <table:table-cell table:style-name="ce54" table:formula="of:=IF(MID([.G320];1;4)=&quot;http&quot;;HYPERLINK([.G320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"/>
          <table:table-cell table:style-name="ce77" office:value-type="float" office:value="1">
            <text:p>1</text:p>
          </table:table-cell>
          <table:table-cell table:style-name="ce77" table:number-columns-repeated="37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table:style-name="ce12" office:value-type="string">
            <text:p>C201TXS</text:p>
          </table:table-cell>
          <table:table-cell table:number-columns-repeated="2"/>
          <table:table-cell table:style-name="ce30"/>
          <table:table-cell table:style-name="ce33"/>
          <table:table-cell table:style-name="ce43" office:value-type="string">
            <text:p>(price updated 10/10, C201 order)</text:p>
          </table:table-cell>
          <table:table-cell/>
          <table:table-cell table:style-name="ce54" table:formula="of:=IF(MID([.G321];1;4)=&quot;http&quot;;HYPERLINK([.G321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1"/>
          <table:table-cell table:style-name="ce77" office:value-type="float" office:value="1">
            <text:p>1</text:p>
          </table:table-cell>
          <table:table-cell table:style-name="ce77" table:number-columns-repeated="30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table:style-name="ce12" office:value-type="string">
            <text:p>C250T</text:p>
          </table:table-cell>
          <table:table-cell table:number-columns-repeated="2"/>
          <table:table-cell table:style-name="ce30"/>
          <table:table-cell table:style-name="ce33"/>
          <table:table-cell table:style-name="ce42"/>
          <table:table-cell/>
          <table:table-cell table:style-name="ce54" table:formula="of:=IF(MID([.G322];1;4)=&quot;http&quot;;HYPERLINK([.G322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5"/>
          <table:table-cell table:style-name="ce77" office:value-type="float" office:value="1">
            <text:p>1</text:p>
          </table:table-cell>
          <table:table-cell table:style-name="ce77" table:number-columns-repeated="26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C330</text:p>
          </table:table-cell>
          <table:table-cell table:number-columns-repeated="2"/>
          <table:table-cell table:style-name="ce30"/>
          <table:table-cell table:style-name="ce33"/>
          <table:table-cell table:style-name="ce42" office:value-type="string">
            <text:p>(price updated 14/11)</text:p>
          </table:table-cell>
          <table:table-cell/>
          <table:table-cell table:style-name="ce54" table:formula="of:=IF(MID([.G323];1;4)=&quot;http&quot;;HYPERLINK([.G323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7"/>
          <table:table-cell table:style-name="ce77" office:value-type="float" office:value="1">
            <text:p>1</text:p>
          </table:table-cell>
          <table:table-cell table:style-name="ce77" table:number-columns-repeated="24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 table:style-name="ce42"/>
          <table:table-cell/>
          <table:table-cell table:style-name="ce54" table:formula="of:=IF(MID([.G324];1;4)=&quot;http&quot;;HYPERLINK([.G324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 table:style-name="ce42"/>
          <table:table-cell/>
          <table:table-cell table:style-name="ce54" table:formula="of:=IF(MID([.G325];1;4)=&quot;http&quot;;HYPERLINK([.G325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 table:style-name="ce42"/>
          <table:table-cell/>
          <table:table-cell table:style-name="ce54" table:formula="of:=IF(MID([.G326];1;4)=&quot;http&quot;;HYPERLINK([.G326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 table:style-name="ce42"/>
          <table:table-cell/>
          <table:table-cell table:style-name="ce54" table:formula="of:=IF(MID([.G327];1;4)=&quot;http&quot;;HYPERLINK([.G327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 table:style-name="ce42"/>
          <table:table-cell/>
          <table:table-cell table:style-name="ce54" table:formula="of:=IF(MID([.G328];1;4)=&quot;http&quot;;HYPERLINK([.G328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 table:style-name="ce42"/>
          <table:table-cell/>
          <table:table-cell table:style-name="ce54" table:formula="of:=IF(MID([.G329];1;4)=&quot;http&quot;;HYPERLINK([.G329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 table:style-name="ce42"/>
          <table:table-cell/>
          <table:table-cell table:style-name="ce54" table:formula="of:=IF(MID([.G330];1;4)=&quot;http&quot;;HYPERLINK([.G330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ce12"/>
          <table:table-cell table:style-name="ce25" table:number-columns-repeated="2"/>
          <table:table-cell table:style-name="ce30"/>
          <table:table-cell table:style-name="ce33"/>
          <table:table-cell table:style-name="ce44"/>
          <table:table-cell table:style-name="ce48"/>
          <table:table-cell table:style-name="ce54" table:formula="of:=IF(MID([.G331];1;4)=&quot;http&quot;;HYPERLINK([.G331]);&quot;&quot;)">
            <text:p/>
          </table:table-cell>
          <table:table-cell office:value-type="string">
            <text:p>|</text:p>
          </table:table-cell>
          <table:table-cell table:style-name="ce65"/>
          <table:table-cell table:style-name="ce72" table:number-columns-repeated="2"/>
          <table:table-cell table:style-name="ce79" table:number-columns-repeated="42"/>
          <table:table-cell table:style-name="ce90"/>
          <table:table-cell table:style-name="ce79" table:number-columns-repeated="17"/>
          <table:table-cell table:style-name="ce95" table:number-columns-repeated="2"/>
          <table:table-cell table:style-name="ce79" table:number-columns-repeated="26"/>
          <table:table-cell table:style-name="ce48"/>
          <table:table-cell table:style-name="ce25" table:number-columns-repeated="909"/>
        </table:table-row>
        <table:table-row table:style-name="ro3">
          <table:table-cell table:style-name="ce1" office:value-type="string">
            <text:p>Avcables: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332];1;4)=&quot;http&quot;;HYPERLINK([.G332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USB A-B cable, 2m</text:p>
          </table:table-cell>
          <table:table-cell table:number-columns-repeated="2"/>
          <table:table-cell table:style-name="ce30"/>
          <table:table-cell table:style-name="ce33"/>
          <table:table-cell/>
          <table:table-cell office:value-type="string">
            <text:p>http://www.av-cables.dk/usb-a-usb-b/usb-kabel-2-0-usb-a-han-usb-b-han-1-8-m.html</text:p>
          </table:table-cell>
          <table:table-cell table:style-name="ce54" table:formula="of:=IF(MID([.G333];1;4)=&quot;http&quot;;HYPERLINK([.G333]);&quot;&quot;)" office:value-type="string" office:string-value="http://www.av-cables.dk/usb-a-usb-b/usb-kabel-2-0-usb-a-han-usb-b-han-1-8-m.html">
            <text:p>http://www.av-cables.dk/usb-a-usb-b/usb-kabel-2-0-usb-a-han-usb-b-han-1-8-m.html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"/>
          <table:table-cell table:style-name="ce77" office:value-type="float" office:value="1">
            <text:p>1</text:p>
          </table:table-cell>
          <table:table-cell table:style-name="ce77" table:number-columns-repeated="6"/>
          <table:table-cell table:style-name="ce77" office:value-type="float" office:value="1">
            <text:p>1</text:p>
          </table:table-cell>
          <table:table-cell table:style-name="ce77" table:number-columns-repeated="7"/>
          <table:table-cell table:style-name="ce77" office:value-type="float" office:value="1">
            <text:p>1</text:p>
          </table:table-cell>
          <table:table-cell table:style-name="ce77" table:number-columns-repeated="2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Network cable, 2m</text:p>
          </table:table-cell>
          <table:table-cell table:number-columns-repeated="2"/>
          <table:table-cell table:style-name="ce30"/>
          <table:table-cell table:style-name="ce33"/>
          <table:table-cell/>
          <table:table-cell office:value-type="string">
            <text:p>http://www.av-cables.dk/cat-6-blaa/cat-6-sstp-netvaerkskabel-2-m-5172.html</text:p>
          </table:table-cell>
          <table:table-cell table:style-name="ce54" table:formula="of:=IF(MID([.G334];1;4)=&quot;http&quot;;HYPERLINK([.G334]);&quot;&quot;)" office:value-type="string" office:string-value="http://www.av-cables.dk/cat-6-blaa/cat-6-sstp-netvaerkskabel-2-m-5172.html">
            <text:p>http://www.av-cables.dk/cat-6-blaa/cat-6-sstp-netvaerkskabel-2-m-5172.html</text:p>
          </table:table-cell>
          <table:table-cell office:value-type="string">
            <text:p>|</text:p>
          </table:table-cell>
          <table:table-cell/>
          <table:table-cell table:style-name="ce75"/>
          <table:table-cell table:style-name="ce75" office:value-type="float" office:value="1">
            <text:p>1</text:p>
          </table:table-cell>
          <table:table-cell table:style-name="ce77" table:number-columns-repeated="3"/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table:number-columns-repeated="6"/>
          <table:table-cell table:style-name="ce77" office:value-type="float" office:value="1">
            <text:p>1</text:p>
          </table:table-cell>
          <table:table-cell table:style-name="ce77" table:number-columns-repeated="3"/>
          <table:table-cell table:style-name="ce77" office:value-type="float" office:value="1">
            <text:p>1</text:p>
          </table:table-cell>
          <table:table-cell table:style-name="ce77" table:number-columns-repeated="3"/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table:number-columns-repeated="20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HDMI cable, 2m</text:p>
          </table:table-cell>
          <table:table-cell table:number-columns-repeated="2"/>
          <table:table-cell table:style-name="ce30"/>
          <table:table-cell table:style-name="ce33"/>
          <table:table-cell/>
          <table:table-cell office:value-type="string">
            <text:p>http://www.av-cables.dk/hdmi-kabler/high-speed-1-4-guldbelagt-hdmi-kabel-2-m.html</text:p>
          </table:table-cell>
          <table:table-cell table:style-name="ce54" table:formula="of:=IF(MID([.G335];1;4)=&quot;http&quot;;HYPERLINK([.G335]);&quot;&quot;)" office:value-type="string" office:string-value="http://www.av-cables.dk/hdmi-kabler/high-speed-1-4-guldbelagt-hdmi-kabel-2-m.html">
            <text:p>http://www.av-cables.dk/hdmi-kabler/high-speed-1-4-guldbelagt-hdmi-kabel-2-m.html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5"/>
          <table:table-cell table:style-name="ce77" office:value-type="float" office:value="1">
            <text:p>1</text:p>
          </table:table-cell>
          <table:table-cell table:style-name="ce77" table:number-columns-repeated="5"/>
          <table:table-cell table:style-name="ce77" office:value-type="float" office:value="1">
            <text:p>1</text:p>
          </table:table-cell>
          <table:table-cell table:style-name="ce77" table:number-columns-repeated="20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office:value-type="string">
            <text:p>USB-cable, 3m (kun kabel interessant)</text:p>
          </table:table-cell>
          <table:table-cell table:number-columns-repeated="2"/>
          <table:table-cell table:style-name="ce30"/>
          <table:table-cell table:style-name="ce33"/>
          <table:table-cell/>
          <table:table-cell office:value-type="string">
            <text:p>http://www.av-cables.dk/usb-a-usb-b/usb-kabel-2-0-usb-a-han-usb-b-han-3-m-924.html</text:p>
          </table:table-cell>
          <table:table-cell table:style-name="ce54" table:formula="of:=IF(MID([.G336];1;4)=&quot;http&quot;;HYPERLINK([.G336]);&quot;&quot;)" office:value-type="string" office:string-value="http://www.av-cables.dk/usb-a-usb-b/usb-kabel-2-0-usb-a-han-usb-b-han-3-m-924.html">
            <text:p>http://www.av-cables.dk/usb-a-usb-b/usb-kabel-2-0-usb-a-han-usb-b-han-3-m-924.html</text:p>
          </table:table-cell>
          <table:table-cell office:value-type="string">
            <text:p>|</text:p>
          </table:table-cell>
          <table:table-cell/>
          <table:table-cell table:style-name="ce75" office:value-type="float" office:value="1">
            <office:annotation draw:style-name="gr1" draw:text-style-name="P1" svg:width="2.86cm" svg:height="1.419cm" svg:x="29.827cm" svg:y="178.042cm" draw:caption-point-x="-0.61cm" draw:caption-point-y="-24.445cm">
              <dc:date>2012-08-24T00:00:00</dc:date>
              <text:p text:style-name="P1"><text:span text:style-name="T1">Cut ends, use cable to breakout shield</text:span></text:p>
            </office:annotation>
            <text:p>1</text:p>
          </table:table-cell>
          <table:table-cell table:style-name="ce75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HDMI cable, 0,5m</text:p>
          </table:table-cell>
          <table:table-cell table:number-columns-repeated="2"/>
          <table:table-cell table:style-name="ce30"/>
          <table:table-cell table:style-name="ce33"/>
          <table:table-cell/>
          <table:table-cell office:value-type="string">
            <text:p>http://www.av-cables.dk/hdmi-kabler/high-speed-1-4-guldbelagt-hdmi-kabel-0-5-m.html</text:p>
          </table:table-cell>
          <table:table-cell table:style-name="ce54" table:formula="of:=IF(MID([.G337];1;4)=&quot;http&quot;;HYPERLINK([.G337]);&quot;&quot;)" office:value-type="string" office:string-value="http://www.av-cables.dk/hdmi-kabler/high-speed-1-4-guldbelagt-hdmi-kabel-0-5-m.html">
            <text:p>http://www.av-cables.dk/hdmi-kabler/high-speed-1-4-guldbelagt-hdmi-kabel-0-5-m.html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5"/>
          <table:table-cell table:style-name="ce77" office:value-type="float" office:value="1">
            <text:p>1</text:p>
          </table:table-cell>
          <table:table-cell table:style-name="ce77" table:number-columns-repeated="26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338];1;4)=&quot;http&quot;;HYPERLINK([.G338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339];1;4)=&quot;http&quot;;HYPERLINK([.G339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340];1;4)=&quot;http&quot;;HYPERLINK([.G340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341];1;4)=&quot;http&quot;;HYPERLINK([.G341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ce1" office:value-type="string">
            <text:p>Thomann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342];1;4)=&quot;http&quot;;HYPERLINK([.G342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office:value-type="string">
            <text:p>Neutrik USB A-B for rack</text:p>
          </table:table-cell>
          <table:table-cell table:number-columns-repeated="2"/>
          <table:table-cell table:style-name="ce30"/>
          <table:table-cell table:style-name="ce33"/>
          <table:table-cell/>
          <table:table-cell office:value-type="string">
            <text:p>http://www.thomann.de/dk/neutrik_nausbb.htm</text:p>
          </table:table-cell>
          <table:table-cell table:style-name="ce54" table:formula="of:=IF(MID([.G343];1;4)=&quot;http&quot;;HYPERLINK([.G343]);&quot;&quot;)" office:value-type="string" office:string-value="http://www.thomann.de/dk/neutrik_nausbb.htm">
            <text:p>http://www.thomann.de/dk/neutrik_nausbb.htm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7"/>
          <table:table-cell table:style-name="ce77" office:value-type="float" office:value="1">
            <text:p>1</text:p>
          </table:table-cell>
          <table:table-cell table:style-name="ce77" table:number-columns-repeated="24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office:value-type="string">
            <text:p>Neutrik RJ45 for rack</text:p>
          </table:table-cell>
          <table:table-cell table:number-columns-repeated="2"/>
          <table:table-cell table:style-name="ce30"/>
          <table:table-cell table:style-name="ce33"/>
          <table:table-cell/>
          <table:table-cell office:value-type="string">
            <text:p>http://www.thomann.de/dk/neutrik_ne8fdp_b.htm</text:p>
          </table:table-cell>
          <table:table-cell table:style-name="ce54" table:formula="of:=IF(MID([.G344];1;4)=&quot;http&quot;;HYPERLINK([.G344]);&quot;&quot;)" office:value-type="string" office:string-value="http://www.thomann.de/dk/neutrik_ne8fdp_b.htm">
            <text:p>http://www.thomann.de/dk/neutrik_ne8fdp_b.htm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 office:value-type="string">
            <text:p>Neutrik, HDMI-HDMI for rack</text:p>
          </table:table-cell>
          <table:table-cell table:number-columns-repeated="2"/>
          <table:table-cell table:style-name="ce30"/>
          <table:table-cell table:style-name="ce33"/>
          <table:table-cell/>
          <table:table-cell table:style-name="Default" office:value-type="string">
            <text:p>http://www.thomann.de/dk/neutrik_nahdmiwb.htm</text:p>
          </table:table-cell>
          <table:table-cell table:style-name="ce54" table:formula="of:=IF(MID([.G345];1;4)=&quot;http&quot;;HYPERLINK([.G345]);&quot;&quot;)" office:value-type="string" office:string-value="http://www.thomann.de/dk/neutrik_nahdmiwb.htm">
            <text:p>http://www.thomann.de/dk/neutrik_nahdmiwb.htm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5"/>
          <table:table-cell table:style-name="ce77" office:value-type="float" office:value="1">
            <text:p>1</text:p>
          </table:table-cell>
          <table:table-cell table:style-name="ce77"/>
          <table:table-cell table:style-name="ce77" office:value-type="float" office:value="2">
            <text:p>2</text:p>
          </table:table-cell>
          <table:table-cell table:style-name="ce77" table:number-columns-repeated="24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 office:value-type="string">
            <text:p>Neutrik, ¼ Jack-Stereo for rack</text:p>
          </table:table-cell>
          <table:table-cell table:number-columns-repeated="2"/>
          <table:table-cell table:style-name="ce30"/>
          <table:table-cell table:style-name="ce33"/>
          <table:table-cell/>
          <table:table-cell table:style-name="Default" office:value-type="string">
            <text:p>http://www.thomann.de/dk/neutrik_nj3fp6cbag.htm</text:p>
          </table:table-cell>
          <table:table-cell table:style-name="ce54" table:formula="of:=IF(MID([.G346];1;4)=&quot;http&quot;;HYPERLINK([.G346]);&quot;&quot;)" office:value-type="string" office:string-value="http://www.thomann.de/dk/neutrik_nj3fp6cbag.htm">
            <text:p>http://www.thomann.de/dk/neutrik_nj3fp6cbag.htm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7"/>
          <table:table-cell table:style-name="ce77" office:value-type="float" office:value="2">
            <text:p>2</text:p>
          </table:table-cell>
          <table:table-cell table:style-name="ce77" table:number-columns-repeated="24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 office:value-type="string">
            <text:p>Neutrik, XLR/Jack combi for Rack</text:p>
          </table:table-cell>
          <table:table-cell table:number-columns-repeated="2"/>
          <table:table-cell table:style-name="ce30"/>
          <table:table-cell table:style-name="ce33"/>
          <table:table-cell/>
          <table:table-cell table:style-name="Default" office:value-type="string">
            <text:p>http://www.thomann.de/dk/neutrik_ncj_6_fah.htm</text:p>
          </table:table-cell>
          <table:table-cell table:style-name="ce54" table:formula="of:=IF(MID([.G347];1;4)=&quot;http&quot;;HYPERLINK([.G347]);&quot;&quot;)" office:value-type="string" office:string-value="http://www.thomann.de/dk/neutrik_ncj_6_fah.htm">
            <text:p>http://www.thomann.de/dk/neutrik_ncj_6_fah.htm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7"/>
          <table:table-cell table:style-name="ce77" office:value-type="float" office:value="2">
            <text:p>2</text:p>
          </table:table-cell>
          <table:table-cell table:style-name="ce77" table:number-columns-repeated="24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 office:value-type="string">
            <text:p>Neutrik, XLR F for Rack</text:p>
          </table:table-cell>
          <table:table-cell table:number-columns-repeated="2"/>
          <table:table-cell table:style-name="ce30"/>
          <table:table-cell table:style-name="ce33"/>
          <table:table-cell table:style-name="Default"/>
          <table:table-cell table:style-name="Default" office:value-type="string">
            <text:p>http://www.thomann.de/dk/neutrik_nc3f_dlx_b.htm</text:p>
          </table:table-cell>
          <table:table-cell table:style-name="Default" table:number-columns-repeated="2"/>
          <table:table-cell table:style-name="ce66"/>
          <table:table-cell table:style-name="Default" table:number-columns-repeated="44"/>
          <table:table-cell table:style-name="ce66"/>
          <table:table-cell table:style-name="Default" table:number-columns-repeated="17"/>
          <table:table-cell table:number-columns-repeated="2"/>
          <table:table-cell table:style-name="Default" table:number-columns-repeated="27"/>
          <table:table-cell table:number-columns-repeated="909"/>
        </table:table-row>
        <table:table-row table:style-name="ro2">
          <table:table-cell office:value-type="string">
            <text:p>Universal Mount, 1/4-20</text:p>
          </table:table-cell>
          <table:table-cell table:number-columns-repeated="2"/>
          <table:table-cell table:style-name="ce30"/>
          <table:table-cell table:style-name="ce33"/>
          <table:table-cell/>
          <table:table-cell office:value-type="string">
            <text:p>http://www.thomann.de/dk/km_19695_100.htm</text:p>
          </table:table-cell>
          <table:table-cell table:style-name="ce54" table:formula="of:=IF(MID([.G349];1;4)=&quot;http&quot;;HYPERLINK([.G349]);&quot;&quot;)" office:value-type="string" office:string-value="http://www.thomann.de/dk/km_19695_100.htm">
            <text:p>http://www.thomann.de/dk/km_19695_100.htm</text:p>
          </table:table-cell>
          <table:table-cell office:value-type="string">
            <text:p>|</text:p>
          </table:table-cell>
          <table:table-cell/>
          <table:table-cell table:style-name="ce75" office:value-type="float" office:value="1">
            <text:p>1</text:p>
          </table:table-cell>
          <table:table-cell table:style-name="ce75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5">
          <table:table-cell office:value-type="string">
            <text:p>Behringer HA400 Headphone Amplifier (Dcplug: 2.6)</text:p>
          </table:table-cell>
          <table:table-cell table:number-columns-repeated="2"/>
          <table:table-cell table:style-name="ce30"/>
          <table:table-cell table:style-name="ce33"/>
          <table:table-cell/>
          <table:table-cell office:value-type="string">
            <text:p>http://www.thomann.de/dk/behringer_ha400.htm</text:p>
          </table:table-cell>
          <table:table-cell table:style-name="ce54" table:formula="of:=IF(MID([.G350];1;4)=&quot;http&quot;;HYPERLINK([.G350]);&quot;&quot;)" office:value-type="string" office:string-value="http://www.thomann.de/dk/behringer_ha400.htm">
            <text:p>http://www.thomann.de/dk/behringer_ha400.htm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7"/>
          <table:table-cell table:style-name="ce77" office:value-type="float" office:value="1">
            <text:p>1</text:p>
          </table:table-cell>
          <table:table-cell table:style-name="ce77" table:number-columns-repeated="24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office:value-type="string">
            <text:p>Kabel, 4 leder, m</text:p>
          </table:table-cell>
          <table:table-cell table:number-columns-repeated="2"/>
          <table:table-cell table:style-name="ce30"/>
          <table:table-cell table:style-name="ce33"/>
          <table:table-cell/>
          <table:table-cell office:value-type="string">
            <text:p>http://www.thomann.de/dk/sommer_cable_dmx_kabel_schwarz_4x034mm.htm</text:p>
          </table:table-cell>
          <table:table-cell table:style-name="ce54" table:formula="of:=IF(MID([.G351];1;4)=&quot;http&quot;;HYPERLINK([.G351]);&quot;&quot;)" office:value-type="string" office:string-value="http://www.thomann.de/dk/sommer_cable_dmx_kabel_schwarz_4x034mm.htm">
            <text:p>http://www.thomann.de/dk/sommer_cable_dmx_kabel_schwarz_4x034mm.htm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Angular Stereo Jack plug</text:p>
          </table:table-cell>
          <table:table-cell table:number-columns-repeated="2"/>
          <table:table-cell table:style-name="ce30"/>
          <table:table-cell table:style-name="ce33"/>
          <table:table-cell/>
          <table:table-cell office:value-type="string">
            <text:p>http://www.thomann.de/dk/amphenol_acps_rn.htm</text:p>
          </table:table-cell>
          <table:table-cell table:style-name="ce54" table:formula="of:=IF(MID([.G352];1;4)=&quot;http&quot;;HYPERLINK([.G352]);&quot;&quot;)" office:value-type="string" office:string-value="http://www.thomann.de/dk/amphenol_acps_rn.htm">
            <text:p>http://www.thomann.de/dk/amphenol_acps_rn.htm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7"/>
          <table:table-cell table:style-name="ce77" office:value-type="float" office:value="3">
            <text:p>3</text:p>
          </table:table-cell>
          <table:table-cell table:style-name="ce77" table:number-columns-repeated="24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353];1;4)=&quot;http&quot;;HYPERLINK([.G353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354];1;4)=&quot;http&quot;;HYPERLINK([.G354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355];1;4)=&quot;http&quot;;HYPERLINK([.G355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356];1;4)=&quot;http&quot;;HYPERLINK([.G356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357];1;4)=&quot;http&quot;;HYPERLINK([.G357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table:style-name="ce1" office:value-type="string">
            <text:p>Future Electronics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358];1;4)=&quot;http&quot;;HYPERLINK([.G358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LP11 Buttons</text:p>
          </table:table-cell>
          <table:table-cell table:number-columns-repeated="2"/>
          <table:table-cell table:style-name="ce30"/>
          <table:table-cell table:style-name="ce33"/>
          <table:table-cell/>
          <table:table-cell office:value-type="string">
            <text:p>http://www.futureelectronics.com/en/technologies/electromechanical/switches/pushbutton/Pages/8318180-LP11OA1TBSRG.aspx?IM=0</text:p>
          </table:table-cell>
          <table:table-cell table:style-name="ce54" table:formula="of:=IF(MID([.G359];1;4)=&quot;http&quot;;HYPERLINK([.G359]);&quot;&quot;)" office:value-type="string" office:string-value="http://www.futureelectronics.com/en/technologies/electromechanical/switches/pushbutton/Pages/8318180-LP11OA1TBSRG.aspx?IM=0">
            <text:p>http://www.futureelectronics.com/en/technologies/electromechanical/switches/pushbutton/Pages/8318180-LP11OA1TBSRG.aspx?IM=0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360];1;4)=&quot;http&quot;;HYPERLINK([.G360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361];1;4)=&quot;http&quot;;HYPERLINK([.G361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ce1" office:value-type="string">
            <text:p>Elextra.dk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362];1;4)=&quot;http&quot;;HYPERLINK([.G362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 office:value-type="string">
            <text:p>Red LED, 3mm Through-hole</text:p>
          </table:table-cell>
          <table:table-cell table:number-columns-repeated="2"/>
          <table:table-cell table:style-name="ce30"/>
          <table:table-cell table:style-name="ce33"/>
          <table:table-cell/>
          <table:table-cell office:value-type="string">
            <text:p>https://elextra.dk/main.aspx?page=article&amp;artno=H33504</text:p>
          </table:table-cell>
          <table:table-cell table:style-name="ce54" table:formula="of:=IF(MID([.G363];1;4)=&quot;http&quot;;HYPERLINK([.G363]);&quot;&quot;)" office:value-type="string" office:string-value="https://elextra.dk/main.aspx?page=article&amp;artno=H33504">
            <text:p>https://elextra.dk/main.aspx?page=article&amp;artno=H33504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8"/>
          <table:table-cell table:style-name="ce77" office:value-type="float" office:value="4">
            <text:p>4</text:p>
          </table:table-cell>
          <table:table-cell table:style-name="ce77" office:value-type="float" office:value="2">
            <text:p>2</text:p>
          </table:table-cell>
          <table:table-cell table:style-name="ce77" table:number-columns-repeated="16"/>
          <table:table-cell table:number-columns-repeated="910"/>
        </table:table-row>
        <table:table-row table:style-name="ro3">
          <table:table-cell table:style-name="Default" office:value-type="string">
            <text:p>Green LED, 3mm Through-hole</text:p>
          </table:table-cell>
          <table:table-cell table:number-columns-repeated="2"/>
          <table:table-cell table:style-name="ce30"/>
          <table:table-cell table:style-name="ce33"/>
          <table:table-cell/>
          <table:table-cell office:value-type="string">
            <text:p>https://elextra.dk/main.aspx?page=article&amp;artno=H14921</text:p>
          </table:table-cell>
          <table:table-cell table:style-name="ce54" table:formula="of:=IF(MID([.G364];1;4)=&quot;http&quot;;HYPERLINK([.G364]);&quot;&quot;)" office:value-type="string" office:string-value="https://elextra.dk/main.aspx?page=article&amp;artno=H14921">
            <text:p>https://elextra.dk/main.aspx?page=article&amp;artno=H14921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8"/>
          <table:table-cell table:style-name="ce77" office:value-type="float" office:value="4">
            <text:p>4</text:p>
          </table:table-cell>
          <table:table-cell table:style-name="ce77" office:value-type="float" office:value="10">
            <text:p>10</text:p>
          </table:table-cell>
          <table:table-cell table:style-name="ce77" office:value-type="float" office:value="2">
            <text:p>2</text:p>
          </table:table-cell>
          <table:table-cell table:style-name="ce77" table:number-columns-repeated="15"/>
          <table:table-cell table:number-columns-repeated="910"/>
        </table:table-row>
        <table:table-row table:style-name="ro3">
          <table:table-cell table:style-name="Default" office:value-type="string">
            <text:p>Yellow LED, 3mm Through-hole</text:p>
          </table:table-cell>
          <table:table-cell table:number-columns-repeated="2"/>
          <table:table-cell table:style-name="ce30"/>
          <table:table-cell table:style-name="ce33"/>
          <table:table-cell/>
          <table:table-cell office:value-type="string">
            <text:p>https://elextra.dk/main.aspx?page=article&amp;artno=H33505</text:p>
          </table:table-cell>
          <table:table-cell table:style-name="ce54" table:formula="of:=IF(MID([.G365];1;4)=&quot;http&quot;;HYPERLINK([.G365]);&quot;&quot;)" office:value-type="string" office:string-value="https://elextra.dk/main.aspx?page=article&amp;artno=H33505">
            <text:p>https://elextra.dk/main.aspx?page=article&amp;artno=H33505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9"/>
          <table:table-cell table:style-name="ce77" office:value-type="float" office:value="4">
            <text:p>4</text:p>
          </table:table-cell>
          <table:table-cell table:style-name="ce77" table:number-columns-repeated="16"/>
          <table:table-cell table:number-columns-repeated="910"/>
        </table:table-row>
        <table:table-row table:style-name="ro3">
          <table:table-cell table:style-name="Default" office:value-type="string">
            <text:p>Solder</text:p>
          </table:table-cell>
          <table:table-cell table:number-columns-repeated="2"/>
          <table:table-cell table:style-name="ce30"/>
          <table:table-cell table:style-name="ce33"/>
          <table:table-cell/>
          <table:table-cell office:value-type="string">
            <text:p>https://elextra.dk/main.aspx?page=article&amp;artno=H21833</text:p>
          </table:table-cell>
          <table:table-cell table:style-name="ce54" table:formula="of:=IF(MID([.G366];1;4)=&quot;http&quot;;HYPERLINK([.G366]);&quot;&quot;)" office:value-type="string" office:string-value="https://elextra.dk/main.aspx?page=article&amp;artno=H21833">
            <text:p>https://elextra.dk/main.aspx?page=article&amp;artno=H21833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Default"/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367];1;4)=&quot;http&quot;;HYPERLINK([.G367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368];1;4)=&quot;http&quot;;HYPERLINK([.G368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ce1" office:value-type="string">
            <text:p>DigiKey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369];1;4)=&quot;http&quot;;HYPERLINK([.G369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5">
          <table:table-cell table:style-name="ce12" office:value-type="string">
            <text:p>NKK SmartSwitch, Compact (IS15DSBFP4RGB)</text:p>
          </table:table-cell>
          <table:table-cell table:number-columns-repeated="2"/>
          <table:table-cell table:style-name="ce30"/>
          <table:table-cell table:style-name="ce33"/>
          <table:table-cell/>
          <table:table-cell office:value-type="string">
            <text:p>http://www.digikey.com/product-search/en/switches/programmable-display/1115370?k=IS15DSBFP4RGB</text:p>
          </table:table-cell>
          <table:table-cell table:style-name="ce54" table:formula="of:=IF(MID([.G370];1;4)=&quot;http&quot;;HYPERLINK([.G370]);&quot;&quot;)" office:value-type="string" office:string-value="http://www.digikey.com/product-search/en/switches/programmable-display/1115370?k=IS15DSBFP4RGB">
            <text:p>http://www.digikey.com/product-search/en/switches/programmable-display/1115370?k=IS15DSBFP4RGB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9"/>
          <table:table-cell table:style-name="ce77" office:value-type="float" office:value="4">
            <text:p>4</text:p>
          </table:table-cell>
          <table:table-cell table:style-name="ce77" table:number-columns-repeated="4"/>
          <table:table-cell table:style-name="ce77" office:value-type="float" office:value="2">
            <text:p>2</text:p>
          </table:table-cell>
          <table:table-cell table:style-name="ce77" table:number-columns-repeated="2"/>
          <table:table-cell table:style-name="ce77" office:value-type="float" office:value="2">
            <text:p>2</text:p>
          </table:table-cell>
          <table:table-cell table:style-name="ce77" table:number-columns-repeated="24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table:style-name="ce12" office:value-type="string">
            <text:p>T-bar</text:p>
          </table:table-cell>
          <table:table-cell table:number-columns-repeated="2"/>
          <table:table-cell table:style-name="ce30"/>
          <table:table-cell table:style-name="ce33"/>
          <table:table-cell/>
          <table:table-cell office:value-type="string">
            <text:p>http://www.digikey.com/product-search/en?mpart=TBF-PO&amp;vendor=1040</text:p>
          </table:table-cell>
          <table:table-cell table:style-name="ce54" table:formula="of:=IF(MID([.G371];1;4)=&quot;http&quot;;HYPERLINK([.G371]);&quot;&quot;)" office:value-type="string" office:string-value="http://www.digikey.com/product-search/en?mpart=TBF-PO&amp;vendor=1040">
            <text:p>http://www.digikey.com/product-search/en?mpart=TBF-PO&amp;vendor=1040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office:value-type="float" office:value="1">
            <text:p>1</text:p>
          </table:table-cell>
          <table:table-cell table:style-name="ce77" table:number-columns-repeated="6"/>
          <table:table-cell table:style-name="ce77" office:value-type="float" office:value="1">
            <text:p>1</text:p>
          </table:table-cell>
          <table:table-cell table:style-name="ce77" table:number-columns-repeated="4"/>
          <table:table-cell table:style-name="ce77" office:value-type="float" office:value="1">
            <text:p>1</text:p>
          </table:table-cell>
          <table:table-cell table:style-name="ce77" table:number-columns-repeated="3"/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table:number-columns-repeated="24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4">
          <table:table-cell table:style-name="ce12" office:value-type="string">
            <text:p>NKK KP0115ACBKG036CF-2SJB (15mm)</text:p>
          </table:table-cell>
          <table:table-cell table:number-columns-repeated="2"/>
          <table:table-cell table:style-name="ce30"/>
          <table:table-cell table:style-name="ce33"/>
          <table:table-cell/>
          <table:table-cell office:value-type="string">
            <text:p>http://www.digikey.com/scripts/dksearch/dksus.dll?vendor=0&amp;keywords=KP0115ACBKG036CF-2SJB</text:p>
          </table:table-cell>
          <table:table-cell table:style-name="ce54" table:formula="of:=IF(MID([.G372];1;4)=&quot;http&quot;;HYPERLINK([.G372]);&quot;&quot;)" office:value-type="string" office:string-value="http://www.digikey.com/scripts/dksearch/dksus.dll?vendor=0&amp;keywords=KP0115ACBKG036CF-2SJB">
            <text:p>http://www.digikey.com/scripts/dksearch/dksus.dll?vendor=0&amp;keywords=KP0115ACBKG036CF-2SJB</text:p>
          </table:table-cell>
          <table:table-cell office:value-type="string">
            <text:p>|</text:p>
          </table:table-cell>
          <table:table-cell/>
          <table:table-cell table:style-name="ce75" office:value-type="float" office:value="8">
            <text:p>8</text:p>
          </table:table-cell>
          <table:table-cell table:style-name="ce75"/>
          <table:table-cell table:style-name="ce77"/>
          <table:table-cell table:style-name="ce77" office:value-type="float" office:value="13">
            <text:p>13</text:p>
          </table:table-cell>
          <table:table-cell table:style-name="ce77" table:number-columns-repeated="2"/>
          <table:table-cell table:style-name="ce77" office:value-type="float" office:value="13">
            <text:p>13</text:p>
          </table:table-cell>
          <table:table-cell table:style-name="ce77" table:number-columns-repeated="6"/>
          <table:table-cell table:style-name="ce77" table:formula="of:=8+8+6" office:value-type="float" office:value="22">
            <text:p>22</text:p>
          </table:table-cell>
          <table:table-cell table:style-name="ce77"/>
          <table:table-cell table:style-name="ce77" office:value-type="float" office:value="8">
            <text:p>8</text:p>
          </table:table-cell>
          <table:table-cell table:style-name="ce77" table:number-columns-repeated="3"/>
          <table:table-cell table:style-name="ce77" office:value-type="float" office:value="26">
            <text:p>26</text:p>
          </table:table-cell>
          <table:table-cell table:style-name="ce77" table:number-columns-repeated="24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"/>
          <table:table-cell table:style-name="ce77" office:value-type="float" office:value="2">
            <text:p>2</text:p>
          </table:table-cell>
          <table:table-cell table:style-name="ce77" table:number-columns-repeated="2"/>
          <table:table-cell table:style-name="ce77" office:value-type="float" office:value="8">
            <text:p>8</text:p>
          </table:table-cell>
          <table:table-cell table:style-name="ce77" table:number-columns-repeated="20"/>
          <table:table-cell table:number-columns-repeated="910"/>
        </table:table-row>
        <table:table-row table:style-name="ro4">
          <table:table-cell table:style-name="ce12" office:value-type="string">
            <text:p>NKK KP0115ACBKG036CF-3SJB (17,4mm)</text:p>
          </table:table-cell>
          <table:table-cell table:number-columns-repeated="2"/>
          <table:table-cell table:style-name="ce30"/>
          <table:table-cell table:style-name="ce33"/>
          <table:table-cell/>
          <table:table-cell office:value-type="string">
            <text:p>http://www.digikey.com/scripts/dksearch/dksus.dll?vendor=0&amp;keywords=NKK+KP0115ACBKG036CF-3SJB</text:p>
          </table:table-cell>
          <table:table-cell table:style-name="ce54" table:formula="of:=IF(MID([.G373];1;4)=&quot;http&quot;;HYPERLINK([.G373]);&quot;&quot;)" office:value-type="string" office:string-value="http://www.digikey.com/scripts/dksearch/dksus.dll?vendor=0&amp;keywords=NKK+KP0115ACBKG036CF-3SJB">
            <text:p>http://www.digikey.com/scripts/dksearch/dksus.dll?vendor=0&amp;keywords=NKK+KP0115ACBKG036CF-3SJB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1"/>
          <table:table-cell table:style-name="ce77" office:value-type="float" office:value="2">
            <text:p>2</text:p>
          </table:table-cell>
          <table:table-cell table:style-name="ce77" table:number-columns-repeated="5"/>
          <table:table-cell table:style-name="ce77" office:value-type="float" office:value="2">
            <text:p>2</text:p>
          </table:table-cell>
          <table:table-cell table:style-name="ce77" table:number-columns-repeated="24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4">
          <table:table-cell table:style-name="ce12" office:value-type="string">
            <text:p>NKK KP0115ACAKG036CF-1SJB (12mm)</text:p>
          </table:table-cell>
          <table:table-cell table:number-columns-repeated="2"/>
          <table:table-cell table:style-name="ce30"/>
          <table:table-cell table:style-name="ce33"/>
          <table:table-cell/>
          <table:table-cell office:value-type="string">
            <text:p>http://www.digikey.com/scripts/dksearch/dksus.dll?vendor=0&amp;keywords=NKK+KP0115ACAKG036CF-1SJB</text:p>
          </table:table-cell>
          <table:table-cell table:style-name="ce54" table:formula="of:=IF(MID([.G374];1;4)=&quot;http&quot;;HYPERLINK([.G374]);&quot;&quot;)" office:value-type="string" office:string-value="http://www.digikey.com/scripts/dksearch/dksus.dll?vendor=0&amp;keywords=NKK+KP0115ACAKG036CF-1SJB">
            <text:p>http://www.digikey.com/scripts/dksearch/dksus.dll?vendor=0&amp;keywords=NKK+KP0115ACAKG036CF-1SJB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7"/>
          <table:table-cell table:style-name="ce77" office:value-type="float" office:value="4">
            <text:p>4</text:p>
          </table:table-cell>
          <table:table-cell table:style-name="ce77" table:number-columns-repeated="24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4">
          <table:table-cell table:style-name="ce12"/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375];1;4)=&quot;http&quot;;HYPERLINK([.G375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4">
          <table:table-cell table:style-name="ce12"/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376];1;4)=&quot;http&quot;;HYPERLINK([.G376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4">
          <table:table-cell table:style-name="ce12"/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377];1;4)=&quot;http&quot;;HYPERLINK([.G377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4">
          <table:table-cell table:style-name="ce12"/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378];1;4)=&quot;http&quot;;HYPERLINK([.G378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379];1;4)=&quot;http&quot;;HYPERLINK([.G379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table:style-name="ce1" office:value-type="string">
            <text:p>Various Suppliers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380];1;4)=&quot;http&quot;;HYPERLINK([.G380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office:value-type="string">
            <text:p>TouchScreen, China (Dcplug: 2.1)</text:p>
          </table:table-cell>
          <table:table-cell table:number-columns-repeated="2"/>
          <table:table-cell table:style-name="ce30"/>
          <table:table-cell table:style-name="ce33"/>
          <table:table-cell/>
          <table:table-cell office:value-type="string">
            <text:p>http://www.chinavasion.com/china/wholesale/Home_Audio_Video/LCD_Monitors_TV/8_Inch_LCD_Touchscreen_Monitor_AV_VGA_HDMI_Car_Kit</text:p>
          </table:table-cell>
          <table:table-cell table:style-name="ce54" table:formula="of:=IF(MID([.G381];1;4)=&quot;http&quot;;HYPERLINK([.G381]);&quot;&quot;)" office:value-type="string" office:string-value="http://www.chinavasion.com/china/wholesale/Home_Audio_Video/LCD_Monitors_TV/8_Inch_LCD_Touchscreen_Monitor_AV_VGA_HDMI_Car_Kit">
            <text:p>http://www.chinavasion.com/china/wholesale/Home_Audio_Video/LCD_Monitors_TV/8_Inch_LCD_Touchscreen_Monitor_AV_VGA_HDMI_Car_Kit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5"/>
          <table:table-cell table:style-name="ce77" office:value-type="float" office:value="1">
            <text:p>1</text:p>
          </table:table-cell>
          <table:table-cell table:style-name="ce77"/>
          <table:table-cell table:style-name="ce77" office:value-type="float" office:value="1">
            <text:p>1</text:p>
          </table:table-cell>
          <table:table-cell table:style-name="ce77" table:number-columns-repeated="3"/>
          <table:table-cell table:style-name="ce77" office:value-type="float" office:value="1">
            <text:p>1</text:p>
          </table:table-cell>
          <table:table-cell table:style-name="ce77" table:number-columns-repeated="20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Handful of bolts, nuts, spacers (RS Stock)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382];1;4)=&quot;http&quot;;HYPERLINK([.G382]);&quot;&quot;)">
            <text:p/>
          </table:table-cell>
          <table:table-cell office:value-type="string">
            <text:p>|</text:p>
          </table:table-cell>
          <table:table-cell/>
          <table:table-cell table:style-name="ce75" office:value-type="float" office:value="1">
            <text:p>1</text:p>
          </table:table-cell>
          <table:table-cell table:style-name="ce75" office:value-type="float" office:value="1">
            <text:p>1</text:p>
          </table:table-cell>
          <table:table-cell table:style-name="ce77"/>
          <table:table-cell table:style-name="ce77" office:value-type="float" office:value="1">
            <text:p>1</text:p>
          </table:table-cell>
          <table:table-cell table:style-name="ce77" table:number-columns-repeated="2"/>
          <table:table-cell table:style-name="ce77" office:value-type="float" office:value="1">
            <text:p>1</text:p>
          </table:table-cell>
          <table:table-cell table:style-name="ce77" table:number-columns-repeated="6"/>
          <table:table-cell table:style-name="ce77" office:value-type="float" office:value="1">
            <text:p>1</text:p>
          </table:table-cell>
          <table:table-cell table:style-name="ce77" table:number-columns-repeated="5"/>
          <table:table-cell table:style-name="ce77" office:value-type="float" office:value="1">
            <text:p>1</text:p>
          </table:table-cell>
          <table:table-cell table:style-name="ce77" table:number-columns-repeated="24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office:value-type="string">
            <text:p>Øjebolt, M3,5x25</text:p>
          </table:table-cell>
          <table:table-cell table:number-columns-repeated="2"/>
          <table:table-cell table:style-name="ce30"/>
          <table:table-cell table:style-name="ce33"/>
          <table:table-cell/>
          <table:table-cell table:style-name="Default" office:value-type="string">
            <text:p>http://modelskibet.dk/product.asp?product=8711</text:p>
          </table:table-cell>
          <table:table-cell table:style-name="ce54" table:formula="of:=IF(MID([.G383];1;4)=&quot;http&quot;;HYPERLINK([.G383]);&quot;&quot;)" office:value-type="string" office:string-value="http://modelskibet.dk/product.asp?product=8711">
            <text:p>http://modelskibet.dk/product.asp?product=8711</text:p>
          </table:table-cell>
          <table:table-cell office:value-type="string">
            <text:p>|</text:p>
          </table:table-cell>
          <table:table-cell/>
          <table:table-cell table:style-name="ce75"/>
          <table:table-cell table:style-name="ce75" office:value-type="float" office:value="1">
            <text:p>1</text:p>
          </table:table-cell>
          <table:table-cell table:style-name="ce77" table:number-columns-repeated="3"/>
          <table:table-cell table:style-name="ce77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table:number-columns-repeated="6"/>
          <table:table-cell table:style-name="ce77" office:value-type="float" office:value="1">
            <text:p>1</text:p>
          </table:table-cell>
          <table:table-cell table:style-name="ce77" table:number-columns-repeated="3"/>
          <table:table-cell table:style-name="ce77" office:value-type="float" office:value="1">
            <text:p>1</text:p>
          </table:table-cell>
          <table:table-cell table:style-name="ce77" table:number-columns-repeated="26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office:value-type="string">
            <text:p>LEDs, bicolor, 10mm</text:p>
          </table:table-cell>
          <table:table-cell table:number-columns-repeated="2"/>
          <table:table-cell table:style-name="ce30"/>
          <table:table-cell table:style-name="ce33"/>
          <table:table-cell office:value-type="string">
            <text:p>N810TGLR2D</text:p>
          </table:table-cell>
          <table:table-cell office:value-type="string">
            <text:p>http://www.lc-led.com/View/itemNumber/549</text:p>
          </table:table-cell>
          <table:table-cell table:style-name="ce54" table:formula="of:=IF(MID([.G384];1;4)=&quot;http&quot;;HYPERLINK([.G384]);&quot;&quot;)" office:value-type="string" office:string-value="http://www.lc-led.com/View/itemNumber/549">
            <text:p>http://www.lc-led.com/View/itemNumber/549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5">
          <table:table-cell office:value-type="string">
            <text:p>Netgear GS105 v4 Network Switch (Dcplug: 2.1) [GS105E??]</text:p>
          </table:table-cell>
          <table:table-cell table:number-columns-repeated="2"/>
          <table:table-cell table:style-name="ce30"/>
          <table:table-cell table:style-name="ce33"/>
          <table:table-cell/>
          <table:table-cell office:value-type="string">
            <text:p>http://www.proshop.dk/Netvaerk-switch/Netgear-GS105-5-Port-Gigaswitch-240269.html</text:p>
          </table:table-cell>
          <table:table-cell table:style-name="ce54" table:formula="of:=IF(MID([.G385];1;4)=&quot;http&quot;;HYPERLINK([.G385]);&quot;&quot;)" office:value-type="string" office:string-value="http://www.proshop.dk/Netvaerk-switch/Netgear-GS105-5-Port-Gigaswitch-240269.html">
            <text:p>http://www.proshop.dk/Netvaerk-switch/Netgear-GS105-5-Port-Gigaswitch-240269.html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7"/>
          <table:table-cell table:style-name="ce77" office:value-type="float" office:value="1">
            <text:p>1</text:p>
          </table:table-cell>
          <table:table-cell table:style-name="ce77" table:number-columns-repeated="24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RS-232 / TTL converter</text:p>
          </table:table-cell>
          <table:table-cell table:number-columns-repeated="2"/>
          <table:table-cell table:style-name="ce30"/>
          <table:table-cell table:style-name="ce33"/>
          <table:table-cell/>
          <table:table-cell office:value-type="string">
            <text:p>??</text:p>
          </table:table-cell>
          <table:table-cell table:style-name="ce54" table:formula="of:=IF(MID([.G386];1;4)=&quot;http&quot;;HYPERLINK([.G386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7"/>
          <table:table-cell table:style-name="ce77" office:value-type="float" office:value="1">
            <text:p>1</text:p>
          </table:table-cell>
          <table:table-cell table:style-name="ce77" table:number-columns-repeated="24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RS-422 / TTL converter</text:p>
          </table:table-cell>
          <table:table-cell table:number-columns-repeated="2"/>
          <table:table-cell table:style-name="ce30"/>
          <table:table-cell table:style-name="ce33"/>
          <table:table-cell/>
          <table:table-cell office:value-type="string">
            <text:p>??</text:p>
          </table:table-cell>
          <table:table-cell table:style-name="ce54" table:formula="of:=IF(MID([.G387];1;4)=&quot;http&quot;;HYPERLINK([.G387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7"/>
          <table:table-cell table:style-name="ce77" office:value-type="float" office:value="1">
            <text:p>1</text:p>
          </table:table-cell>
          <table:table-cell table:style-name="ce77" table:number-columns-repeated="24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388];1;4)=&quot;http&quot;;HYPERLINK([.G388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389];1;4)=&quot;http&quot;;HYPERLINK([.G389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390];1;4)=&quot;http&quot;;HYPERLINK([.G390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office:value-type="string">
            <text:p>BMD H.264 Pro Recorder (Dcplug: 2.6)</text:p>
          </table:table-cell>
          <table:table-cell table:number-columns-repeated="2"/>
          <table:table-cell table:style-name="ce30"/>
          <table:table-cell table:style-name="ce33"/>
          <table:table-cell/>
          <table:table-cell office:value-type="string">
            <text:p>Stjernholm</text:p>
          </table:table-cell>
          <table:table-cell table:style-name="ce54" table:formula="of:=IF(MID([.G391];1;4)=&quot;http&quot;;HYPERLINK([.G391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7"/>
          <table:table-cell table:style-name="ce77" office:value-type="float" office:value="1">
            <text:p>1</text:p>
          </table:table-cell>
          <table:table-cell table:style-name="ce77" table:number-columns-repeated="24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office:value-type="string">
            <text:p>BMD SDI-HDMI mini converter (Dcplug: 2.6)</text:p>
          </table:table-cell>
          <table:table-cell table:number-columns-repeated="2"/>
          <table:table-cell table:style-name="ce30"/>
          <table:table-cell table:style-name="ce33"/>
          <table:table-cell/>
          <table:table-cell office:value-type="string">
            <text:p>Stjernholm</text:p>
          </table:table-cell>
          <table:table-cell table:style-name="ce54" table:formula="of:=IF(MID([.G392];1;4)=&quot;http&quot;;HYPERLINK([.G392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7"/>
          <table:table-cell table:style-name="ce77" office:value-type="float" office:value="1">
            <text:p>1</text:p>
          </table:table-cell>
          <table:table-cell table:style-name="ce77" table:number-columns-repeated="24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office:value-type="string">
            <text:p>Atlona VGA-scaler AT-HD500 (Dcplug: 2.1)</text:p>
          </table:table-cell>
          <table:table-cell table:number-columns-repeated="2"/>
          <table:table-cell table:style-name="ce30"/>
          <table:table-cell table:style-name="ce33"/>
          <table:table-cell/>
          <table:table-cell office:value-type="string">
            <text:p>Stjernholm</text:p>
          </table:table-cell>
          <table:table-cell table:style-name="ce54" table:formula="of:=IF(MID([.G393];1;4)=&quot;http&quot;;HYPERLINK([.G393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7"/>
          <table:table-cell table:style-name="ce77" office:value-type="float" office:value="1">
            <text:p>1</text:p>
          </table:table-cell>
          <table:table-cell table:style-name="ce77" table:number-columns-repeated="24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5">
          <table:table-cell office:value-type="string">
            <text:p>HDMI distribution 1-2, Clicktronics / König (Dcplug: 2.1)</text:p>
          </table:table-cell>
          <table:table-cell table:number-columns-repeated="2"/>
          <table:table-cell table:style-name="ce30"/>
          <table:table-cell table:style-name="ce33"/>
          <table:table-cell/>
          <table:table-cell office:value-type="string">
            <text:p>http://www.av-cables.dk/hdmi-splitter/hdmi-high-speed-aktiv-forstaerker-splitter-1-til-2-4055.html</text:p>
          </table:table-cell>
          <table:table-cell table:style-name="ce54" table:formula="of:=IF(MID([.G394];1;4)=&quot;http&quot;;HYPERLINK([.G394]);&quot;&quot;)" office:value-type="string" office:string-value="http://www.av-cables.dk/hdmi-splitter/hdmi-high-speed-aktiv-forstaerker-splitter-1-til-2-4055.html">
            <text:p>http://www.av-cables.dk/hdmi-splitter/hdmi-high-speed-aktiv-forstaerker-splitter-1-til-2-4055.html</text:p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7"/>
          <table:table-cell table:style-name="ce77" office:value-type="float" office:value="1">
            <text:p>1</text:p>
          </table:table-cell>
          <table:table-cell table:style-name="ce77" table:number-columns-repeated="24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395];1;4)=&quot;http&quot;;HYPERLINK([.G395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396];1;4)=&quot;http&quot;;HYPERLINK([.G396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397];1;4)=&quot;http&quot;;HYPERLINK([.G397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398];1;4)=&quot;http&quot;;HYPERLINK([.G398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399];1;4)=&quot;http&quot;;HYPERLINK([.G399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400];1;4)=&quot;http&quot;;HYPERLINK([.G400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401];1;4)=&quot;http&quot;;HYPERLINK([.G401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402];1;4)=&quot;http&quot;;HYPERLINK([.G402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403];1;4)=&quot;http&quot;;HYPERLINK([.G403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404];1;4)=&quot;http&quot;;HYPERLINK([.G404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405];1;4)=&quot;http&quot;;HYPERLINK([.G405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406];1;4)=&quot;http&quot;;HYPERLINK([.G406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407];1;4)=&quot;http&quot;;HYPERLINK([.G407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408];1;4)=&quot;http&quot;;HYPERLINK([.G408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409];1;4)=&quot;http&quot;;HYPERLINK([.G409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410];1;4)=&quot;http&quot;;HYPERLINK([.G410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411];1;4)=&quot;http&quot;;HYPERLINK([.G411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412];1;4)=&quot;http&quot;;HYPERLINK([.G412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table:style-name="ce1" office:value-type="string">
            <text:p>Assembly and test tools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413];1;4)=&quot;http&quot;;HYPERLINK([.G413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6">
          <table:table-cell office:value-type="string">
            <text:p>Standard package: Soldering Iron, Solder, Pliers, Screwdrivers, Third-hand, PVC tape, hot air blower for shrinktube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414];1;4)=&quot;http&quot;;HYPERLINK([.G414]);&quot;&quot;)">
            <text:p/>
          </table:table-cell>
          <table:table-cell office:value-type="string">
            <text:p>|</text:p>
          </table:table-cell>
          <table:table-cell/>
          <table:table-cell table:style-name="ce75" office:value-type="float" office:value="1">
            <text:p>1</text:p>
          </table:table-cell>
          <table:table-cell table:style-name="ce75" office:value-type="float" office:value="1">
            <text:p>1</text:p>
          </table:table-cell>
          <table:table-cell table:style-name="ce77"/>
          <table:table-cell table:style-name="ce77" office:value-type="float" office:value="1">
            <text:p>1</text:p>
          </table:table-cell>
          <table:table-cell table:style-name="ce77" table:number-columns-repeated="2"/>
          <table:table-cell table:style-name="ce77" office:value-type="float" office:value="1">
            <text:p>1</text:p>
          </table:table-cell>
          <table:table-cell table:style-name="ce77" table:number-columns-repeated="6"/>
          <table:table-cell table:style-name="ce77" office:value-type="float" office:value="1">
            <text:p>1</text:p>
          </table:table-cell>
          <table:table-cell table:style-name="ce77" table:number-columns-repeated="3"/>
          <table:table-cell table:style-name="ce77" office:value-type="float" office:value="1">
            <text:p>1</text:p>
          </table:table-cell>
          <table:table-cell table:style-name="ce77" table:number-columns-repeated="5"/>
          <table:table-cell table:style-name="ce77" office:value-type="float" office:value="1">
            <text:p>1</text:p>
          </table:table-cell>
          <table:table-cell table:style-name="ce77" table:number-columns-repeated="20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720P Test image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415];1;4)=&quot;http&quot;;HYPERLINK([.G415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5"/>
          <table:table-cell table:style-name="ce77" office:value-type="float" office:value="1">
            <text:p>1</text:p>
          </table:table-cell>
          <table:table-cell table:style-name="ce77" table:number-columns-repeated="5"/>
          <table:table-cell table:style-name="ce77" office:value-type="float" office:value="1">
            <text:p>1</text:p>
          </table:table-cell>
          <table:table-cell table:style-name="ce77" table:number-columns-repeated="20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HDMI-DVI/Mini Display port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416];1;4)=&quot;http&quot;;HYPERLINK([.G416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15"/>
          <table:table-cell table:style-name="ce77" office:value-type="float" office:value="1">
            <text:p>1</text:p>
          </table:table-cell>
          <table:table-cell table:style-name="ce77" table:number-columns-repeated="5"/>
          <table:table-cell table:style-name="ce77" office:value-type="float" office:value="1">
            <text:p>1</text:p>
          </table:table-cell>
          <table:table-cell table:style-name="ce77" table:number-columns-repeated="20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ATEM Switcher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417];1;4)=&quot;http&quot;;HYPERLINK([.G417]);&quot;&quot;)">
            <text:p/>
          </table:table-cell>
          <table:table-cell office:value-type="string">
            <text:p>|</text:p>
          </table:table-cell>
          <table:table-cell/>
          <table:table-cell table:style-name="ce75" office:value-type="float" office:value="1">
            <text:p>1</text:p>
          </table:table-cell>
          <table:table-cell table:style-name="ce75" office:value-type="float" office:value="1">
            <text:p>1</text:p>
          </table:table-cell>
          <table:table-cell table:style-name="ce77"/>
          <table:table-cell table:style-name="ce77" office:value-type="float" office:value="1">
            <text:p>1</text:p>
          </table:table-cell>
          <table:table-cell table:style-name="ce77" table:number-columns-repeated="2"/>
          <table:table-cell table:style-name="ce77" office:value-type="float" office:value="1">
            <text:p>1</text:p>
          </table:table-cell>
          <table:table-cell table:style-name="ce77" table:number-columns-repeated="6"/>
          <table:table-cell table:style-name="ce77" office:value-type="float" office:value="1">
            <text:p>1</text:p>
          </table:table-cell>
          <table:table-cell table:style-name="ce77" table:number-columns-repeated="3"/>
          <table:table-cell table:style-name="ce77" office:value-type="float" office:value="1">
            <text:p>1</text:p>
          </table:table-cell>
          <table:table-cell table:style-name="ce77" table:number-columns-repeated="5"/>
          <table:table-cell table:style-name="ce77" office:value-type="float" office:value="1">
            <text:p>1</text:p>
          </table:table-cell>
          <table:table-cell table:style-name="ce77" table:number-columns-repeated="20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2">
          <table:table-cell office:value-type="string">
            <text:p>Arduino Ethernet Kit</text:p>
          </table:table-cell>
          <table:table-cell table:number-columns-repeated="2"/>
          <table:table-cell table:style-name="ce30"/>
          <table:table-cell table:style-name="ce33"/>
          <table:table-cell/>
          <table:table-cell/>
          <table:table-cell table:style-name="ce54" table:formula="of:=IF(MID([.G418];1;4)=&quot;http&quot;;HYPERLINK([.G418]);&quot;&quot;)">
            <text:p/>
          </table:table-cell>
          <table:table-cell office:value-type="string">
            <text:p>|</text:p>
          </table:table-cell>
          <table:table-cell/>
          <table:table-cell table:style-name="ce75" office:value-type="float" office:value="1">
            <text:p>1</text:p>
          </table:table-cell>
          <table:table-cell table:style-name="ce75"/>
          <table:table-cell table:style-name="ce77"/>
          <table:table-cell table:style-name="ce77" office:value-type="float" office:value="1">
            <text:p>1</text:p>
          </table:table-cell>
          <table:table-cell table:style-name="ce77" table:number-columns-repeated="40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419];1;4)=&quot;http&quot;;HYPERLINK([.G419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420];1;4)=&quot;http&quot;;HYPERLINK([.G420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421];1;4)=&quot;http&quot;;HYPERLINK([.G421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422];1;4)=&quot;http&quot;;HYPERLINK([.G422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423];1;4)=&quot;http&quot;;HYPERLINK([.G423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424];1;4)=&quot;http&quot;;HYPERLINK([.G424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425];1;4)=&quot;http&quot;;HYPERLINK([.G425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426];1;4)=&quot;http&quot;;HYPERLINK([.G426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427];1;4)=&quot;http&quot;;HYPERLINK([.G427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428];1;4)=&quot;http&quot;;HYPERLINK([.G428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number-columns-repeated="3"/>
          <table:table-cell table:style-name="ce30"/>
          <table:table-cell table:style-name="ce33"/>
          <table:table-cell/>
          <table:table-cell/>
          <table:table-cell table:style-name="ce54" table:formula="of:=IF(MID([.G429];1;4)=&quot;http&quot;;HYPERLINK([.G429]);&quot;&quot;)">
            <text:p/>
          </table:table-cell>
          <table:table-cell office:value-type="string">
            <text:p>|</text:p>
          </table:table-cell>
          <table:table-cell/>
          <table:table-cell table:style-name="ce75" table:number-columns-repeated="2"/>
          <table:table-cell table:style-name="ce77" table:number-columns-repeated="42"/>
          <table:table-cell table:style-name="ce89"/>
          <table:table-cell table:style-name="ce77" table:number-columns-repeated="17"/>
          <table:table-cell table:style-name="ce95" table:number-columns-repeated="2"/>
          <table:table-cell table:style-name="ce77" table:number-columns-repeated="26"/>
          <table:table-cell table:number-columns-repeated="910"/>
        </table:table-row>
        <table:table-row table:style-name="ro3">
          <table:table-cell table:style-name="ce15" table:number-columns-repeated="3"/>
          <table:table-cell table:style-name="ce31"/>
          <table:table-cell table:style-name="ce34"/>
          <table:table-cell table:style-name="ce37"/>
          <table:table-cell table:style-name="ce32"/>
          <table:table-cell table:style-name="ce55" table:formula="of:=IF(MID([.G430];1;4)=&quot;http&quot;;HYPERLINK([.G430]);&quot;&quot;)">
            <text:p/>
          </table:table-cell>
          <table:table-cell table:style-name="ce57" office:value-type="string">
            <text:p>|</text:p>
          </table:table-cell>
          <table:table-cell table:style-name="ce61"/>
          <table:table-cell table:style-name="ce76" table:number-columns-repeated="44"/>
          <table:table-cell table:style-name="ce91"/>
          <table:table-cell table:style-name="ce76" table:number-columns-repeated="17"/>
          <table:table-cell table:style-name="ce96" table:number-columns-repeated="2"/>
          <table:table-cell table:style-name="ce76" table:number-columns-repeated="26"/>
          <table:table-cell table:style-name="ce32"/>
          <table:table-cell table:style-name="ce15" table:number-columns-repeated="909"/>
        </table:table-row>
        <table:table-row table:style-name="ro3" table:number-rows-repeated="1048145">
          <table:table-cell table:number-columns-repeated="1010"/>
        </table:table-row>
        <table:table-row table:style-name="ro3">
          <table:table-cell table:number-columns-repeated="10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percentage-style style:name="N108">
      <number:number number:decimal-places="1" number:min-integer-digits="1"/>
      <number:text>%</number:text>
    </number:percentage-style>
    <number:currency-style style:name="N110P0" style:volatile="true">
      <number:currency-symbol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  <style:style style:name="AlmostEmpty" style:family="table-cell" style:parent-style-name="Default">
      <style:text-properties fo:color="#008080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29.699cm" fo:page-height="20.999cm" style:num-format="1" style:print-orientation="landscape" style:scale-to="7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2">22-11-2012</text:date>, <text:time>11:0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4-13T23:33:54</meta:creation-date>
    <dc:date>2012-11-22T11:04:38</dc:date>
    <meta:editing-duration>PT230H24M53S</meta:editing-duration>
    <meta:editing-cycles>172</meta:editing-cycles>
    <meta:generator>NeoOffice/3.3$Unix OpenOffice.org_project/Patch 0</meta:generator>
    <meta:print-date>2012-08-24T13:23:09</meta:print-date>
    <meta:document-statistic meta:table-count="1" meta:cell-count="2365" meta:object-count="0"/>
    <meta:user-defined meta:name=""/>
  </office:meta>
</office:document-meta>
</file>